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Source Code Pro" fo:font-size="10pt" style:font-size-asian="10pt" style:font-size-complex="10pt"/>
    </style:style>
    <style:style style:name="ce8" style:family="table-cell" style:parent-style-name="Default" style:data-style-name="N84">
      <style:text-properties style:font-name="Source Code Pro"/>
    </style:style>
    <style:style style:name="ce9" style:family="table-cell" style:parent-style-name="Default">
      <style:text-properties style:font-name="Source Code Pro"/>
    </style:style>
    <style:style style:name="ce4" style:family="table-cell" style:parent-style-name="Default">
      <style:table-cell-properties fo:background-color="#dde8cb" fo:border="0.06pt solid #000000"/>
      <style:text-properties style:font-name="Source Code Pro" fo:font-size="10pt" style:font-size-asian="10pt" style:font-size-complex="10pt"/>
    </style:style>
    <style:style style:name="ce5" style:family="table-cell" style:parent-style-name="Default">
      <style:table-cell-properties fo:background-color="#dde8cb" fo:border="0.06pt solid #000000"/>
      <style:text-properties style:font-name="Source Code Pro"/>
    </style:style>
    <style:style style:name="ce6" style:family="table-cell" style:parent-style-name="Default1">
      <style:table-cell-properties fo:background-color="#dde8cb" fo:border="0.06pt solid #000000"/>
      <style:text-properties style:font-name="Source Code Pro"/>
    </style:style>
    <style:style style:name="ce11" style:family="table-cell" style:parent-style-name="Default1">
      <style:table-cell-properties fo:border="none"/>
      <style:text-properties style:font-name="Source Code Pro" fo:font-size="10pt" style:font-size-asian="10pt" style:font-size-complex="10pt"/>
    </style:style>
    <style:style style:name="ce10" style:family="table-cell" style:parent-style-name="Default1">
      <style:table-cell-properties fo:border="none"/>
      <style:text-properties style:font-name="Source Code Pro"/>
    </style:style>
    <style:style style:name="ce12" style:family="table-cell" style:parent-style-name="Default">
      <style:table-cell-properties fo:border="none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1" table:default-cell-style-name="ce9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AGU_I</text:p>
          </table:table-cell>
          <table:table-cell table:style-name="ce7" office:value-type="string" calcext:value-type="string">
            <text:p>AGU_L</text:p>
          </table:table-cell>
          <table:table-cell table:style-name="ce4" office:value-type="string" calcext:value-type="string">
            <text:p>AGU</text:p>
          </table:table-cell>
          <table:table-cell table:style-name="ce7" office:value-type="string" calcext:value-type="string">
            <text:p>AGU_R</text:p>
          </table:table-cell>
          <table:table-cell table:style-name="ce7" office:value-type="string" calcext:value-type="string">
            <text:p>AGU_D</text:p>
          </table:table-cell>
          <table:table-cell table:style-name="ce11" office:value-type="string" calcext:value-type="string">
            <text:p>BCN_I</text:p>
          </table:table-cell>
          <table:table-cell table:style-name="ce11" office:value-type="string" calcext:value-type="string">
            <text:p>BCN_L</text:p>
          </table:table-cell>
          <table:table-cell table:style-name="ce4" office:value-type="string" calcext:value-type="string">
            <text:p>BCN</text:p>
          </table:table-cell>
          <table:table-cell table:style-name="ce7" office:value-type="string" calcext:value-type="string">
            <text:p>BCN_R</text:p>
          </table:table-cell>
          <table:table-cell table:style-name="ce7" office:value-type="string" calcext:value-type="string">
            <text:p>BCN_D</text:p>
          </table:table-cell>
          <table:table-cell table:style-name="ce7" office:value-type="string" calcext:value-type="string">
            <text:p>BCS_I</text:p>
          </table:table-cell>
          <table:table-cell table:style-name="ce7" office:value-type="string" calcext:value-type="string">
            <text:p>BCS_L</text:p>
          </table:table-cell>
          <table:table-cell table:style-name="ce4" office:value-type="string" calcext:value-type="string">
            <text:p>BCS</text:p>
          </table:table-cell>
          <table:table-cell table:style-name="ce7" office:value-type="string" calcext:value-type="string">
            <text:p>BCS_R</text:p>
          </table:table-cell>
          <table:table-cell table:style-name="ce7" office:value-type="string" calcext:value-type="string">
            <text:p>BCS_D</text:p>
          </table:table-cell>
          <table:table-cell table:style-name="ce7" office:value-type="string" calcext:value-type="string">
            <text:p>CAM_I</text:p>
          </table:table-cell>
          <table:table-cell table:style-name="ce7" office:value-type="string" calcext:value-type="string">
            <text:p>CAM_L</text:p>
          </table:table-cell>
          <table:table-cell table:style-name="ce4" office:value-type="string" calcext:value-type="string">
            <text:p>CAM</text:p>
          </table:table-cell>
          <table:table-cell table:style-name="ce7" office:value-type="string" calcext:value-type="string">
            <text:p>CAM_R</text:p>
          </table:table-cell>
          <table:table-cell table:style-name="ce7" office:value-type="string" calcext:value-type="string">
            <text:p>CAM_D</text:p>
          </table:table-cell>
          <table:table-cell table:style-name="ce7" office:value-type="string" calcext:value-type="string">
            <text:p>CHP_I</text:p>
          </table:table-cell>
          <table:table-cell table:style-name="ce7" office:value-type="string" calcext:value-type="string">
            <text:p>CHP_L</text:p>
          </table:table-cell>
          <table:table-cell table:style-name="ce4" office:value-type="string" calcext:value-type="string">
            <text:p>CHP</text:p>
          </table:table-cell>
          <table:table-cell table:style-name="ce7" office:value-type="string" calcext:value-type="string">
            <text:p>CHP_R</text:p>
          </table:table-cell>
          <table:table-cell table:style-name="ce7" office:value-type="string" calcext:value-type="string">
            <text:p>CHP_D</text:p>
          </table:table-cell>
          <table:table-cell table:style-name="ce7" office:value-type="string" calcext:value-type="string">
            <text:p>CHH_I</text:p>
          </table:table-cell>
          <table:table-cell table:style-name="ce7" office:value-type="string" calcext:value-type="string">
            <text:p>CHH_L</text:p>
          </table:table-cell>
          <table:table-cell table:style-name="ce4" office:value-type="string" calcext:value-type="string">
            <text:p>CHH</text:p>
          </table:table-cell>
          <table:table-cell table:style-name="ce7" office:value-type="string" calcext:value-type="string">
            <text:p>CHH_R</text:p>
          </table:table-cell>
          <table:table-cell table:style-name="ce7" office:value-type="string" calcext:value-type="string">
            <text:p>CHH_D</text:p>
          </table:table-cell>
          <table:table-cell table:style-name="ce7" office:value-type="string" calcext:value-type="string">
            <text:p>CMX_I</text:p>
          </table:table-cell>
          <table:table-cell table:style-name="ce7" office:value-type="string" calcext:value-type="string">
            <text:p>CMX_L</text:p>
          </table:table-cell>
          <table:table-cell table:style-name="ce4" office:value-type="string" calcext:value-type="string">
            <text:p>CMX</text:p>
          </table:table-cell>
          <table:table-cell table:style-name="ce7" office:value-type="string" calcext:value-type="string">
            <text:p>CMX_R</text:p>
          </table:table-cell>
          <table:table-cell table:style-name="ce7" office:value-type="string" calcext:value-type="string">
            <text:p>CMX_D</text:p>
          </table:table-cell>
          <table:table-cell table:style-name="ce7" office:value-type="string" calcext:value-type="string">
            <text:p>COA_I</text:p>
          </table:table-cell>
          <table:table-cell table:style-name="ce7" office:value-type="string" calcext:value-type="string">
            <text:p>COA_L</text:p>
          </table:table-cell>
          <table:table-cell table:style-name="ce4" office:value-type="string" calcext:value-type="string">
            <text:p>COA</text:p>
          </table:table-cell>
          <table:table-cell table:style-name="ce7" office:value-type="string" calcext:value-type="string">
            <text:p>COA_R</text:p>
          </table:table-cell>
          <table:table-cell table:style-name="ce7" office:value-type="string" calcext:value-type="string">
            <text:p>COA_D</text:p>
          </table:table-cell>
          <table:table-cell table:style-name="ce7" office:value-type="string" calcext:value-type="string">
            <text:p>COL_I</text:p>
          </table:table-cell>
          <table:table-cell table:style-name="ce7" office:value-type="string" calcext:value-type="string">
            <text:p>COL_L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>
            <text:p>COL_R</text:p>
          </table:table-cell>
          <table:table-cell table:style-name="ce7" office:value-type="string" calcext:value-type="string">
            <text:p>COL_D</text:p>
          </table:table-cell>
          <table:table-cell table:style-name="ce7" office:value-type="string" calcext:value-type="string">
            <text:p>DUR_I</text:p>
          </table:table-cell>
          <table:table-cell table:style-name="ce7" office:value-type="string" calcext:value-type="string">
            <text:p>DUR_L</text:p>
          </table:table-cell>
          <table:table-cell table:style-name="ce4" office:value-type="string" calcext:value-type="string">
            <text:p>DUR</text:p>
          </table:table-cell>
          <table:table-cell table:style-name="ce7" office:value-type="string" calcext:value-type="string">
            <text:p>DUR_R</text:p>
          </table:table-cell>
          <table:table-cell table:style-name="ce7" office:value-type="string" calcext:value-type="string">
            <text:p>DUR_D</text:p>
          </table:table-cell>
          <table:table-cell table:style-name="ce7" office:value-type="string" calcext:value-type="string">
            <text:p>GUA_I</text:p>
          </table:table-cell>
          <table:table-cell table:style-name="ce7" office:value-type="string" calcext:value-type="string">
            <text:p>GUA_L</text:p>
          </table:table-cell>
          <table:table-cell table:style-name="ce4" office:value-type="string" calcext:value-type="string">
            <text:p>GUA</text:p>
          </table:table-cell>
          <table:table-cell table:style-name="ce7" office:value-type="string" calcext:value-type="string">
            <text:p>GUA_R</text:p>
          </table:table-cell>
          <table:table-cell table:style-name="ce7" office:value-type="string" calcext:value-type="string">
            <text:p>GUA_D</text:p>
          </table:table-cell>
          <table:table-cell table:style-name="ce7" office:value-type="string" calcext:value-type="string">
            <text:p>GRO_I</text:p>
          </table:table-cell>
          <table:table-cell table:style-name="ce7" office:value-type="string" calcext:value-type="string">
            <text:p>GRO_L</text:p>
          </table:table-cell>
          <table:table-cell table:style-name="ce4" office:value-type="string" calcext:value-type="string">
            <text:p>GRO</text:p>
          </table:table-cell>
          <table:table-cell table:style-name="ce7" office:value-type="string" calcext:value-type="string">
            <text:p>GRO_R</text:p>
          </table:table-cell>
          <table:table-cell table:style-name="ce7" office:value-type="string" calcext:value-type="string">
            <text:p>GRO_D</text:p>
          </table:table-cell>
          <table:table-cell table:style-name="ce7" office:value-type="string" calcext:value-type="string">
            <text:p>HID_I</text:p>
          </table:table-cell>
          <table:table-cell table:style-name="ce7" office:value-type="string" calcext:value-type="string">
            <text:p>HID_L</text:p>
          </table:table-cell>
          <table:table-cell table:style-name="ce4" office:value-type="string" calcext:value-type="string">
            <text:p>HID</text:p>
          </table:table-cell>
          <table:table-cell table:style-name="ce7" office:value-type="string" calcext:value-type="string">
            <text:p>HID_R</text:p>
          </table:table-cell>
          <table:table-cell table:style-name="ce7"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table:style-name="ce7" office:value-type="string" calcext:value-type="string">
            <text:p>MIC_I</text:p>
          </table:table-cell>
          <table:table-cell table:style-name="ce7" office:value-type="string" calcext:value-type="string">
            <text:p>MIC_L</text:p>
          </table:table-cell>
          <table:table-cell table:style-name="ce4" office:value-type="string" calcext:value-type="string">
            <text:p>MIC</text:p>
          </table:table-cell>
          <table:table-cell table:style-name="ce7" office:value-type="string" calcext:value-type="string">
            <text:p>MIC_R</text:p>
          </table:table-cell>
          <table:table-cell table:style-name="ce7" office:value-type="string" calcext:value-type="string">
            <text:p>MIC_D</text:p>
          </table:table-cell>
          <table:table-cell table:style-name="ce7" office:value-type="string" calcext:value-type="string">
            <text:p>MOR_I</text:p>
          </table:table-cell>
          <table:table-cell table:style-name="ce7" office:value-type="string" calcext:value-type="string">
            <text:p>MOR_L</text:p>
          </table:table-cell>
          <table:table-cell table:style-name="ce4" office:value-type="string" calcext:value-type="string">
            <text:p>MOR</text:p>
          </table:table-cell>
          <table:table-cell table:style-name="ce7" office:value-type="string" calcext:value-type="string">
            <text:p>MOR_R</text:p>
          </table:table-cell>
          <table:table-cell table:style-name="ce7" office:value-type="string" calcext:value-type="string">
            <text:p>MOR_D</text:p>
          </table:table-cell>
          <table:table-cell table:style-name="ce7" office:value-type="string" calcext:value-type="string">
            <text:p>MEX_I</text:p>
          </table:table-cell>
          <table:table-cell table:style-name="ce7" office:value-type="string" calcext:value-type="string">
            <text:p>MEX_L</text:p>
          </table:table-cell>
          <table:table-cell table:style-name="ce4" office:value-type="string" calcext:value-type="string">
            <text:p>MEX</text:p>
          </table:table-cell>
          <table:table-cell table:style-name="ce7" office:value-type="string" calcext:value-type="string">
            <text:p>MEX_R</text:p>
          </table:table-cell>
          <table:table-cell table:style-name="ce7" office:value-type="string" calcext:value-type="string">
            <text:p>MEX_D</text:p>
          </table:table-cell>
          <table:table-cell table:style-name="ce7" office:value-type="string" calcext:value-type="string">
            <text:p>NAY_I</text:p>
          </table:table-cell>
          <table:table-cell table:style-name="ce7" office:value-type="string" calcext:value-type="string">
            <text:p>NAY_L</text:p>
          </table:table-cell>
          <table:table-cell table:style-name="ce4" office:value-type="string" calcext:value-type="string">
            <text:p>NAY</text:p>
          </table:table-cell>
          <table:table-cell table:style-name="ce7" office:value-type="string" calcext:value-type="string">
            <text:p>NAY_R</text:p>
          </table:table-cell>
          <table:table-cell table:style-name="ce7" office:value-type="string" calcext:value-type="string">
            <text:p>NAY_D</text:p>
          </table:table-cell>
          <table:table-cell table:style-name="ce7" office:value-type="string" calcext:value-type="string">
            <text:p>NLE_I</text:p>
          </table:table-cell>
          <table:table-cell table:style-name="ce7" office:value-type="string" calcext:value-type="string">
            <text:p>NLE_L</text:p>
          </table:table-cell>
          <table:table-cell table:style-name="ce4" office:value-type="string" calcext:value-type="string">
            <text:p>NLE</text:p>
          </table:table-cell>
          <table:table-cell table:style-name="ce7" office:value-type="string" calcext:value-type="string">
            <text:p>NLE_R</text:p>
          </table:table-cell>
          <table:table-cell table:style-name="ce7" office:value-type="string" calcext:value-type="string">
            <text:p>NLE_D</text:p>
          </table:table-cell>
          <table:table-cell table:style-name="ce7" office:value-type="string" calcext:value-type="string">
            <text:p>OAX_I</text:p>
          </table:table-cell>
          <table:table-cell table:style-name="ce7" office:value-type="string" calcext:value-type="string">
            <text:p>OAX_L</text:p>
          </table:table-cell>
          <table:table-cell table:style-name="ce4" office:value-type="string" calcext:value-type="string">
            <text:p>OAX</text:p>
          </table:table-cell>
          <table:table-cell table:style-name="ce7" office:value-type="string" calcext:value-type="string">
            <text:p>OAX_R</text:p>
          </table:table-cell>
          <table:table-cell table:style-name="ce7" office:value-type="string" calcext:value-type="string">
            <text:p>OAX_D</text:p>
          </table:table-cell>
          <table:table-cell table:style-name="ce7" office:value-type="string" calcext:value-type="string">
            <text:p>PUE_I</text:p>
          </table:table-cell>
          <table:table-cell table:style-name="ce7" office:value-type="string" calcext:value-type="string">
            <text:p>PUE_L</text:p>
          </table:table-cell>
          <table:table-cell table:style-name="ce4" office:value-type="string" calcext:value-type="string">
            <text:p>PUE</text:p>
          </table:table-cell>
          <table:table-cell table:style-name="ce7" office:value-type="string" calcext:value-type="string">
            <text:p>PUE_R</text:p>
          </table:table-cell>
          <table:table-cell table:style-name="ce7" office:value-type="string" calcext:value-type="string">
            <text:p>PUE_D</text:p>
          </table:table-cell>
          <table:table-cell table:style-name="ce7" office:value-type="string" calcext:value-type="string">
            <text:p>QUE_I</text:p>
          </table:table-cell>
          <table:table-cell table:style-name="ce7" office:value-type="string" calcext:value-type="string">
            <text:p>QUE_L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E_R</text:p>
          </table:table-cell>
          <table:table-cell table:style-name="ce7" office:value-type="string" calcext:value-type="string">
            <text:p>QUE_D</text:p>
          </table:table-cell>
          <table:table-cell table:style-name="ce7" office:value-type="string" calcext:value-type="string">
            <text:p>ROO_I</text:p>
          </table:table-cell>
          <table:table-cell table:style-name="ce7" office:value-type="string" calcext:value-type="string">
            <text:p>ROO_L</text:p>
          </table:table-cell>
          <table:table-cell table:style-name="ce4" office:value-type="string" calcext:value-type="string">
            <text:p>ROO</text:p>
          </table:table-cell>
          <table:table-cell table:style-name="ce7" office:value-type="string" calcext:value-type="string">
            <text:p>ROO_R</text:p>
          </table:table-cell>
          <table:table-cell table:style-name="ce7" office:value-type="string" calcext:value-type="string">
            <text:p>ROO_D</text:p>
          </table:table-cell>
          <table:table-cell table:style-name="ce7" office:value-type="string" calcext:value-type="string">
            <text:p>SLP_I</text:p>
          </table:table-cell>
          <table:table-cell table:style-name="ce7" office:value-type="string" calcext:value-type="string">
            <text:p>SLP_L</text:p>
          </table:table-cell>
          <table:table-cell table:style-name="ce4" office:value-type="string" calcext:value-type="string">
            <text:p>SLP</text:p>
          </table:table-cell>
          <table:table-cell table:style-name="ce7" office:value-type="string" calcext:value-type="string">
            <text:p>SLP_R</text:p>
          </table:table-cell>
          <table:table-cell table:style-name="ce7" office:value-type="string" calcext:value-type="string">
            <text:p>SLP_D</text:p>
          </table:table-cell>
          <table:table-cell table:style-name="ce7" office:value-type="string" calcext:value-type="string">
            <text:p>SIN_I</text:p>
          </table:table-cell>
          <table:table-cell table:style-name="ce7" office:value-type="string" calcext:value-type="string">
            <text:p>SIN_L</text:p>
          </table:table-cell>
          <table:table-cell table:style-name="ce4" office:value-type="string" calcext:value-type="string">
            <text:p>SIN</text:p>
          </table:table-cell>
          <table:table-cell table:style-name="ce7" office:value-type="string" calcext:value-type="string">
            <text:p>SIN_R</text:p>
          </table:table-cell>
          <table:table-cell table:style-name="ce7" office:value-type="string" calcext:value-type="string">
            <text:p>SIN_D</text:p>
          </table:table-cell>
          <table:table-cell table:style-name="ce7" office:value-type="string" calcext:value-type="string">
            <text:p>SON_I</text:p>
          </table:table-cell>
          <table:table-cell table:style-name="ce7" office:value-type="string" calcext:value-type="string">
            <text:p>SON_L</text:p>
          </table:table-cell>
          <table:table-cell table:style-name="ce4" office:value-type="string" calcext:value-type="string">
            <text:p>SON</text:p>
          </table:table-cell>
          <table:table-cell table:style-name="ce7" office:value-type="string" calcext:value-type="string">
            <text:p>SON_R</text:p>
          </table:table-cell>
          <table:table-cell table:style-name="ce7" office:value-type="string" calcext:value-type="string">
            <text:p>SON_D</text:p>
          </table:table-cell>
          <table:table-cell table:style-name="ce7" office:value-type="string" calcext:value-type="string">
            <text:p>TAB_I</text:p>
          </table:table-cell>
          <table:table-cell table:style-name="ce7" office:value-type="string" calcext:value-type="string">
            <text:p>TAB_L</text:p>
          </table:table-cell>
          <table:table-cell table:style-name="ce4" office:value-type="string" calcext:value-type="string">
            <text:p>TAB</text:p>
          </table:table-cell>
          <table:table-cell table:style-name="ce7" office:value-type="string" calcext:value-type="string">
            <text:p>TAB_R</text:p>
          </table:table-cell>
          <table:table-cell table:style-name="ce7" office:value-type="string" calcext:value-type="string">
            <text:p>TAB_D</text:p>
          </table:table-cell>
          <table:table-cell table:style-name="ce7" office:value-type="string" calcext:value-type="string">
            <text:p>TAM_I</text:p>
          </table:table-cell>
          <table:table-cell table:style-name="ce7" office:value-type="string" calcext:value-type="string">
            <text:p>TAM_L</text:p>
          </table:table-cell>
          <table:table-cell table:style-name="ce4" office:value-type="string" calcext:value-type="string">
            <text:p>TAM</text:p>
          </table:table-cell>
          <table:table-cell table:style-name="ce7" office:value-type="string" calcext:value-type="string">
            <text:p>TAM_R</text:p>
          </table:table-cell>
          <table:table-cell table:style-name="ce7" office:value-type="string" calcext:value-type="string">
            <text:p>TAM_D</text:p>
          </table:table-cell>
          <table:table-cell table:style-name="ce7" office:value-type="string" calcext:value-type="string">
            <text:p>TLA_I</text:p>
          </table:table-cell>
          <table:table-cell table:style-name="ce7" office:value-type="string" calcext:value-type="string">
            <text:p>TLA_L</text:p>
          </table:table-cell>
          <table:table-cell table:style-name="ce4" office:value-type="string" calcext:value-type="string">
            <text:p>TLA</text:p>
          </table:table-cell>
          <table:table-cell table:style-name="ce7" office:value-type="string" calcext:value-type="string">
            <text:p>TLA_R</text:p>
          </table:table-cell>
          <table:table-cell table:style-name="ce7" office:value-type="string" calcext:value-type="string">
            <text:p>TLA_D</text:p>
          </table:table-cell>
          <table:table-cell table:style-name="ce7" office:value-type="string" calcext:value-type="string">
            <text:p>VER_I</text:p>
          </table:table-cell>
          <table:table-cell table:style-name="ce7" office:value-type="string" calcext:value-type="string">
            <text:p>VER_L</text:p>
          </table:table-cell>
          <table:table-cell table:style-name="ce4" office:value-type="string" calcext:value-type="string">
            <text:p>VER</text:p>
          </table:table-cell>
          <table:table-cell table:style-name="ce7" office:value-type="string" calcext:value-type="string">
            <text:p>VER_R</text:p>
          </table:table-cell>
          <table:table-cell table:style-name="ce7" office:value-type="string" calcext:value-type="string">
            <text:p>VER_D</text:p>
          </table:table-cell>
          <table:table-cell table:style-name="ce7" office:value-type="string" calcext:value-type="string">
            <text:p>YUC_I</text:p>
          </table:table-cell>
          <table:table-cell table:style-name="ce7" office:value-type="string" calcext:value-type="string">
            <text:p>YUC_L</text:p>
          </table:table-cell>
          <table:table-cell table:style-name="ce4" office:value-type="string" calcext:value-type="string">
            <text:p>YUC</text:p>
          </table:table-cell>
          <table:table-cell table:style-name="ce7" office:value-type="string" calcext:value-type="string">
            <text:p>YUC_R</text:p>
          </table:table-cell>
          <table:table-cell table:style-name="ce7" office:value-type="string" calcext:value-type="string">
            <text:p>YUC_D</text:p>
          </table:table-cell>
          <table:table-cell table:style-name="ce7" office:value-type="string" calcext:value-type="string">
            <text:p>ZAC_I</text:p>
          </table:table-cell>
          <table:table-cell table:style-name="ce7" office:value-type="string" calcext:value-type="string">
            <text:p>ZAC_L</text:p>
          </table:table-cell>
          <table:table-cell table:style-name="ce4" office:value-type="string" calcext:value-type="string">
            <text:p>ZAC</text:p>
          </table:table-cell>
          <table:table-cell table:style-name="ce7" office:value-type="string" calcext:value-type="string">
            <text:p>ZAC_R</text:p>
          </table:table-cell>
          <table:table-cell table:style-name="ce7" office:value-type="string" calcext:value-type="string">
            <text:p>ZAC_D</text:p>
          </table:table-cell>
          <table:table-cell table:style-name="ce7" office:value-type="string" calcext:value-type="string">
            <text:p>Pos_I</text:p>
          </table:table-cell>
          <table:table-cell table:style-name="ce7" office:value-type="string" calcext:value-type="string">
            <text:p>Pos_L</text:p>
          </table:table-cell>
          <table:table-cell table:style-name="ce7"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table:style-name="ce8" office:value-type="date" office:date-value="2020-01-23" calcext:value-type="date">
            <text:p>2020-01-23</text:p>
          </table:table-cell>
          <table:table-cell table:formula="of:=[.D2]-[.C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]-[.H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]-[.M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]-[.R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]-[.W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]-[.A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]-[.AG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]-[.AL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]-[.AQ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]-[.AV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]-[.BA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]-[.BF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]-[.BK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]-[.BP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]-[.BU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]-[.BZ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]-[.CE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]-[.CJ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]-[.CO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]-[.CT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]-[.CY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]-[.DD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]-[.DI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]-[.DN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]-[.DS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]-[.DX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]-[.EC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]-[.EH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]-[.EM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]-[.ER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]-[.EW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]-[.F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];[.G2];[.L2];[.Q2];[.V2];[.AA2];[.AF2];[.AK2];[.AP2];[.AU2];[.AZ2];[.BE2];[.BJ2];[.BO2];[.BT2];[.BY2];[.CD2];[.CI2];[.CN2];[.CS2];[.CX2];[.DC2];[.DH2];[.DM2];[.DR2];[.DW2];[.EB2];[.EG2];[.EL2];[.EQ2];[.EV2];[.FA2])" office:value-type="float" office:value="0" calcext:value-type="float">
            <text:p>0</text:p>
          </table:table-cell>
          <table:table-cell table:formula="of:=SUM([.C2];[.H2];[.M2];[.R2];[.W2];[.AB2];[.AG2];[.AL2];[.AQ2];[.AV2];[.BA2];[.BF2];[.BK2];[.BP2];[.BU2];[.BZ2];[.CE2];[.CJ2];[.CO2];[.CT2];[.CY2];[.DD2];[.DI2];[.DN2];[.DS2];[.DX2];[.EC2];[.EH2];[.EM2];[.ER2];[.EW2];[.FB2])" office:value-type="float" office:value="0" calcext:value-type="float">
            <text:p>0</text:p>
          </table:table-cell>
          <table:table-cell table:formula="of:=SUM([.D2];[.I2];[.N2];[.S2];[.X2];[.AC2];[.AH2];[.AM2];[.AR2];[.AW2];[.BB2];[.BG2];[.BL2];[.BQ2];[.BV2];[.CA2];[.CF2];[.CK2];[.CP2];[.CU2];[.CZ2];[.DE2];[.DJ2];[.DO2];[.DT2];[.DY2];[.ED2];[.EI2];[.EN2];[.ES2];[.EX2];[.F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];[.FJ2];[.FK2];[.FL2])" office:value-type="float" office:value="5" calcext:value-type="float">
            <text:p>5</text:p>
          </table:table-cell>
          <table:table-cell table:formula="of:=SUM([.E2];[.J2];[.O2];[.T2];[.Y2];[.AD2];[.AI2];[.AN2];[.AS2];[.AX2];[.BC2];[.BH2];[.BM2];[.BR2];[.BW2];[.CB2];[.CG2];[.CL2];[.CQ2];[.CV2];[.DA2];[.DF2];[.DK2];[.DP2];[.DU2];[.DZ2];[.EE2];[.EJ2];[.EO2];[.ET2];[.EY2];[.FD2])" office:value-type="float" office:value="0" calcext:value-type="float">
            <text:p>0</text:p>
          </table:table-cell>
          <table:table-cell table:style-name="ce9" table:formula="of:=SUM([.F2];[.K2];[.P2];[.U2];[.Z2];[.AE2];[.AJ2];[.AO2];[.AT2];[.AY2];[.BD2];[.BI2];[.BN2];[.BS2];[.BX2];[.CC2];[.CH2];[.CM2];[.CR2];[.CW2];[.DB2];[.DG2];[.DL2];[.DQ2];[.DV2];[.EA2];[.EF2];[.EK2];[.EP2];[.EU2];[.EZ2];[.FE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4" calcext:value-type="date">
            <text:p>2020-01-24</text:p>
          </table:table-cell>
          <table:table-cell table:formula="of:=[.D3]-[.C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-[.H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]-[.M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]-[.R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]-[.W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]-[.A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]-[.AG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]-[.AL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]-[.AQ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]-[.AV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]-[.BA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]-[.BF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]-[.BK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]-[.BP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]-[.BU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]-[.BZ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]-[.CE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]-[.CJ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]-[.CO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]-[.CT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]-[.CY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]-[.DD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]-[.DI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]-[.DN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]-[.DS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]-[.DX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]-[.EC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]-[.EH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]-[.EM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]-[.ER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]-[.EW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]-[.F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];[.G3];[.L3];[.Q3];[.V3];[.AA3];[.AF3];[.AK3];[.AP3];[.AU3];[.AZ3];[.BE3];[.BJ3];[.BO3];[.BT3];[.BY3];[.CD3];[.CI3];[.CN3];[.CS3];[.CX3];[.DC3];[.DH3];[.DM3];[.DR3];[.DW3];[.EB3];[.EG3];[.EL3];[.EQ3];[.EV3];[.FA3])" office:value-type="float" office:value="0" calcext:value-type="float">
            <text:p>0</text:p>
          </table:table-cell>
          <table:table-cell table:formula="of:=SUM([.C3];[.H3];[.M3];[.R3];[.W3];[.AB3];[.AG3];[.AL3];[.AQ3];[.AV3];[.BA3];[.BF3];[.BK3];[.BP3];[.BU3];[.BZ3];[.CE3];[.CJ3];[.CO3];[.CT3];[.CY3];[.DD3];[.DI3];[.DN3];[.DS3];[.DX3];[.EC3];[.EH3];[.EM3];[.ER3];[.EW3];[.FB3])" office:value-type="float" office:value="0" calcext:value-type="float">
            <text:p>0</text:p>
          </table:table-cell>
          <table:table-cell table:formula="of:=SUM([.D3];[.I3];[.N3];[.S3];[.X3];[.AC3];[.AH3];[.AM3];[.AR3];[.AW3];[.BB3];[.BG3];[.BL3];[.BQ3];[.BV3];[.CA3];[.CF3];[.CK3];[.CP3];[.CU3];[.CZ3];[.DE3];[.DJ3];[.DO3];[.DT3];[.DY3];[.ED3];[.EI3];[.EN3];[.ES3];[.EX3];[.FC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];[.FJ3];[.FK3];[.FL3])" office:value-type="float" office:value="7" calcext:value-type="float">
            <text:p>7</text:p>
          </table:table-cell>
          <table:table-cell table:formula="of:=SUM([.E3];[.J3];[.O3];[.T3];[.Y3];[.AD3];[.AI3];[.AN3];[.AS3];[.AX3];[.BC3];[.BH3];[.BM3];[.BR3];[.BW3];[.CB3];[.CG3];[.CL3];[.CQ3];[.CV3];[.DA3];[.DF3];[.DK3];[.DP3];[.DU3];[.DZ3];[.EE3];[.EJ3];[.EO3];[.ET3];[.EY3];[.FD3])" office:value-type="float" office:value="0" calcext:value-type="float">
            <text:p>0</text:p>
          </table:table-cell>
          <table:table-cell table:style-name="ce9" table:formula="of:=SUM([.F3];[.K3];[.P3];[.U3];[.Z3];[.AE3];[.AJ3];[.AO3];[.AT3];[.AY3];[.BD3];[.BI3];[.BN3];[.BS3];[.BX3];[.CC3];[.CH3];[.CM3];[.CR3];[.CW3];[.DB3];[.DG3];[.DL3];[.DQ3];[.DV3];[.EA3];[.EF3];[.EK3];[.EP3];[.EU3];[.EZ3];[.FE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5" calcext:value-type="date">
            <text:p>2020-01-25</text:p>
          </table:table-cell>
          <table:table-cell table:formula="of:=[.D4]-[.C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]-[.M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]-[.R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]-[.W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4]-[.A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4]-[.AG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4]-[.AL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4]-[.AQ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4]-[.AV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4]-[.BA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4]-[.BF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4]-[.BK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]-[.BP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4]-[.BU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]-[.BZ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]-[.CE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4]-[.CJ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4]-[.CO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4]-[.CT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4]-[.CY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4]-[.DD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4]-[.DI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4]-[.DN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4]-[.DS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4]-[.DX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]-[.EC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]-[.EH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]-[.EM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]-[.ER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]-[.EW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4]-[.F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];[.G4];[.L4];[.Q4];[.V4];[.AA4];[.AF4];[.AK4];[.AP4];[.AU4];[.AZ4];[.BE4];[.BJ4];[.BO4];[.BT4];[.BY4];[.CD4];[.CI4];[.CN4];[.CS4];[.CX4];[.DC4];[.DH4];[.DM4];[.DR4];[.DW4];[.EB4];[.EG4];[.EL4];[.EQ4];[.EV4];[.FA4])" office:value-type="float" office:value="0" calcext:value-type="float">
            <text:p>0</text:p>
          </table:table-cell>
          <table:table-cell table:formula="of:=SUM([.C4];[.H4];[.M4];[.R4];[.W4];[.AB4];[.AG4];[.AL4];[.AQ4];[.AV4];[.BA4];[.BF4];[.BK4];[.BP4];[.BU4];[.BZ4];[.CE4];[.CJ4];[.CO4];[.CT4];[.CY4];[.DD4];[.DI4];[.DN4];[.DS4];[.DX4];[.EC4];[.EH4];[.EM4];[.ER4];[.EW4];[.FB4])" office:value-type="float" office:value="0" calcext:value-type="float">
            <text:p>0</text:p>
          </table:table-cell>
          <table:table-cell table:formula="of:=SUM([.D4];[.I4];[.N4];[.S4];[.X4];[.AC4];[.AH4];[.AM4];[.AR4];[.AW4];[.BB4];[.BG4];[.BL4];[.BQ4];[.BV4];[.CA4];[.CF4];[.CK4];[.CP4];[.CU4];[.CZ4];[.DE4];[.DJ4];[.DO4];[.DT4];[.DY4];[.ED4];[.EI4];[.EN4];[.ES4];[.EX4];[.F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4];[.FJ4];[.FK4];[.FL4])" office:value-type="float" office:value="7" calcext:value-type="float">
            <text:p>7</text:p>
          </table:table-cell>
          <table:table-cell table:formula="of:=SUM([.E4];[.J4];[.O4];[.T4];[.Y4];[.AD4];[.AI4];[.AN4];[.AS4];[.AX4];[.BC4];[.BH4];[.BM4];[.BR4];[.BW4];[.CB4];[.CG4];[.CL4];[.CQ4];[.CV4];[.DA4];[.DF4];[.DK4];[.DP4];[.DU4];[.DZ4];[.EE4];[.EJ4];[.EO4];[.ET4];[.EY4];[.FD4])" office:value-type="float" office:value="0" calcext:value-type="float">
            <text:p>0</text:p>
          </table:table-cell>
          <table:table-cell table:style-name="ce9" table:formula="of:=SUM([.F4];[.K4];[.P4];[.U4];[.Z4];[.AE4];[.AJ4];[.AO4];[.AT4];[.AY4];[.BD4];[.BI4];[.BN4];[.BS4];[.BX4];[.CC4];[.CH4];[.CM4];[.CR4];[.CW4];[.DB4];[.DG4];[.DL4];[.DQ4];[.DV4];[.EA4];[.EF4];[.EK4];[.EP4];[.EU4];[.EZ4];[.FE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6" calcext:value-type="date">
            <text:p>2020-01-26</text:p>
          </table:table-cell>
          <table:table-cell table:formula="of:=[.D5]-[.C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5]-[.H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]-[.M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]-[.R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]-[.W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5]-[.A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5]-[.AG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5]-[.AL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5]-[.AQ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5]-[.AV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5]-[.BA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5]-[.BF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5]-[.BK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]-[.BP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5]-[.BU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]-[.BZ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]-[.CE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5]-[.CJ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5]-[.CO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5]-[.CT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5]-[.CY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5]-[.DD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5]-[.DI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5]-[.DN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5]-[.DS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5]-[.DX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]-[.EC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]-[.EH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]-[.EM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]-[.ER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]-[.EW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5]-[.F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];[.G5];[.L5];[.Q5];[.V5];[.AA5];[.AF5];[.AK5];[.AP5];[.AU5];[.AZ5];[.BE5];[.BJ5];[.BO5];[.BT5];[.BY5];[.CD5];[.CI5];[.CN5];[.CS5];[.CX5];[.DC5];[.DH5];[.DM5];[.DR5];[.DW5];[.EB5];[.EG5];[.EL5];[.EQ5];[.EV5];[.FA5])" office:value-type="float" office:value="0" calcext:value-type="float">
            <text:p>0</text:p>
          </table:table-cell>
          <table:table-cell table:formula="of:=SUM([.C5];[.H5];[.M5];[.R5];[.W5];[.AB5];[.AG5];[.AL5];[.AQ5];[.AV5];[.BA5];[.BF5];[.BK5];[.BP5];[.BU5];[.BZ5];[.CE5];[.CJ5];[.CO5];[.CT5];[.CY5];[.DD5];[.DI5];[.DN5];[.DS5];[.DX5];[.EC5];[.EH5];[.EM5];[.ER5];[.EW5];[.FB5])" office:value-type="float" office:value="0" calcext:value-type="float">
            <text:p>0</text:p>
          </table:table-cell>
          <table:table-cell table:formula="of:=SUM([.D5];[.I5];[.N5];[.S5];[.X5];[.AC5];[.AH5];[.AM5];[.AR5];[.AW5];[.BB5];[.BG5];[.BL5];[.BQ5];[.BV5];[.CA5];[.CF5];[.CK5];[.CP5];[.CU5];[.CZ5];[.DE5];[.DJ5];[.DO5];[.DT5];[.DY5];[.ED5];[.EI5];[.EN5];[.ES5];[.EX5];[.F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5];[.FJ5];[.FK5];[.FL5])" office:value-type="float" office:value="7" calcext:value-type="float">
            <text:p>7</text:p>
          </table:table-cell>
          <table:table-cell table:formula="of:=SUM([.E5];[.J5];[.O5];[.T5];[.Y5];[.AD5];[.AI5];[.AN5];[.AS5];[.AX5];[.BC5];[.BH5];[.BM5];[.BR5];[.BW5];[.CB5];[.CG5];[.CL5];[.CQ5];[.CV5];[.DA5];[.DF5];[.DK5];[.DP5];[.DU5];[.DZ5];[.EE5];[.EJ5];[.EO5];[.ET5];[.EY5];[.FD5])" office:value-type="float" office:value="0" calcext:value-type="float">
            <text:p>0</text:p>
          </table:table-cell>
          <table:table-cell table:style-name="ce9" table:formula="of:=SUM([.F5];[.K5];[.P5];[.U5];[.Z5];[.AE5];[.AJ5];[.AO5];[.AT5];[.AY5];[.BD5];[.BI5];[.BN5];[.BS5];[.BX5];[.CC5];[.CH5];[.CM5];[.CR5];[.CW5];[.DB5];[.DG5];[.DL5];[.DQ5];[.DV5];[.EA5];[.EF5];[.EK5];[.EP5];[.EU5];[.EZ5];[.FE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7" calcext:value-type="date">
            <text:p>2020-01-27</text:p>
          </table:table-cell>
          <table:table-cell table:formula="of:=[.D6]-[.C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6]-[.H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6]-[.M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6]-[.R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6]-[.W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6]-[.A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6]-[.AG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6]-[.AL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6]-[.AQ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6]-[.AV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6]-[.B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6]-[.BF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6]-[.BK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6]-[.BP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6]-[.BU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6]-[.BZ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6]-[.CE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6]-[.CJ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6]-[.CO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6]-[.CT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6]-[.CY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6]-[.DD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6]-[.DI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6]-[.DN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6]-[.DS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6]-[.DX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6]-[.EC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6]-[.EH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6]-[.EM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6]-[.ER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6]-[.EW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6]-[.F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];[.G6];[.L6];[.Q6];[.V6];[.AA6];[.AF6];[.AK6];[.AP6];[.AU6];[.AZ6];[.BE6];[.BJ6];[.BO6];[.BT6];[.BY6];[.CD6];[.CI6];[.CN6];[.CS6];[.CX6];[.DC6];[.DH6];[.DM6];[.DR6];[.DW6];[.EB6];[.EG6];[.EL6];[.EQ6];[.EV6];[.FA6])" office:value-type="float" office:value="0" calcext:value-type="float">
            <text:p>0</text:p>
          </table:table-cell>
          <table:table-cell table:formula="of:=SUM([.C6];[.H6];[.M6];[.R6];[.W6];[.AB6];[.AG6];[.AL6];[.AQ6];[.AV6];[.BA6];[.BF6];[.BK6];[.BP6];[.BU6];[.BZ6];[.CE6];[.CJ6];[.CO6];[.CT6];[.CY6];[.DD6];[.DI6];[.DN6];[.DS6];[.DX6];[.EC6];[.EH6];[.EM6];[.ER6];[.EW6];[.FB6])" office:value-type="float" office:value="0" calcext:value-type="float">
            <text:p>0</text:p>
          </table:table-cell>
          <table:table-cell table:formula="of:=SUM([.D6];[.I6];[.N6];[.S6];[.X6];[.AC6];[.AH6];[.AM6];[.AR6];[.AW6];[.BB6];[.BG6];[.BL6];[.BQ6];[.BV6];[.CA6];[.CF6];[.CK6];[.CP6];[.CU6];[.CZ6];[.DE6];[.DJ6];[.DO6];[.DT6];[.DY6];[.ED6];[.EI6];[.EN6];[.ES6];[.EX6];[.F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6];[.FJ6];[.FK6];[.FL6])" office:value-type="float" office:value="7" calcext:value-type="float">
            <text:p>7</text:p>
          </table:table-cell>
          <table:table-cell table:formula="of:=SUM([.E6];[.J6];[.O6];[.T6];[.Y6];[.AD6];[.AI6];[.AN6];[.AS6];[.AX6];[.BC6];[.BH6];[.BM6];[.BR6];[.BW6];[.CB6];[.CG6];[.CL6];[.CQ6];[.CV6];[.DA6];[.DF6];[.DK6];[.DP6];[.DU6];[.DZ6];[.EE6];[.EJ6];[.EO6];[.ET6];[.EY6];[.FD6])" office:value-type="float" office:value="0" calcext:value-type="float">
            <text:p>0</text:p>
          </table:table-cell>
          <table:table-cell table:style-name="ce9" table:formula="of:=SUM([.F6];[.K6];[.P6];[.U6];[.Z6];[.AE6];[.AJ6];[.AO6];[.AT6];[.AY6];[.BD6];[.BI6];[.BN6];[.BS6];[.BX6];[.CC6];[.CH6];[.CM6];[.CR6];[.CW6];[.DB6];[.DG6];[.DL6];[.DQ6];[.DV6];[.EA6];[.EF6];[.EK6];[.EP6];[.EU6];[.EZ6];[.FE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8" calcext:value-type="date">
            <text:p>2020-01-28</text:p>
          </table:table-cell>
          <table:table-cell table:formula="of:=[.D7]-[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7]-[.H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7]-[.M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7]-[.R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7]-[.W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7]-[.A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7]-[.AG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7]-[.AL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7]-[.AQ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7]-[.AV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7]-[.B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7]-[.BF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7]-[.BK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7]-[.BP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7]-[.BU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7]-[.BZ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7]-[.CE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7]-[.CJ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7]-[.CO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7]-[.CT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7]-[.CY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7]-[.DD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7]-[.DI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7]-[.DN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7]-[.DS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7]-[.DX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7]-[.E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7]-[.EH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7]-[.EM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7]-[.ER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7]-[.EW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7]-[.F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];[.G7];[.L7];[.Q7];[.V7];[.AA7];[.AF7];[.AK7];[.AP7];[.AU7];[.AZ7];[.BE7];[.BJ7];[.BO7];[.BT7];[.BY7];[.CD7];[.CI7];[.CN7];[.CS7];[.CX7];[.DC7];[.DH7];[.DM7];[.DR7];[.DW7];[.EB7];[.EG7];[.EL7];[.EQ7];[.EV7];[.FA7])" office:value-type="float" office:value="0" calcext:value-type="float">
            <text:p>0</text:p>
          </table:table-cell>
          <table:table-cell table:formula="of:=SUM([.C7];[.H7];[.M7];[.R7];[.W7];[.AB7];[.AG7];[.AL7];[.AQ7];[.AV7];[.BA7];[.BF7];[.BK7];[.BP7];[.BU7];[.BZ7];[.CE7];[.CJ7];[.CO7];[.CT7];[.CY7];[.DD7];[.DI7];[.DN7];[.DS7];[.DX7];[.EC7];[.EH7];[.EM7];[.ER7];[.EW7];[.FB7])" office:value-type="float" office:value="0" calcext:value-type="float">
            <text:p>0</text:p>
          </table:table-cell>
          <table:table-cell table:formula="of:=SUM([.D7];[.I7];[.N7];[.S7];[.X7];[.AC7];[.AH7];[.AM7];[.AR7];[.AW7];[.BB7];[.BG7];[.BL7];[.BQ7];[.BV7];[.CA7];[.CF7];[.CK7];[.CP7];[.CU7];[.CZ7];[.DE7];[.DJ7];[.DO7];[.DT7];[.DY7];[.ED7];[.EI7];[.EN7];[.ES7];[.EX7];[.FC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7];[.FJ7];[.FK7];[.FL7])" office:value-type="float" office:value="9" calcext:value-type="float">
            <text:p>9</text:p>
          </table:table-cell>
          <table:table-cell table:formula="of:=SUM([.E7];[.J7];[.O7];[.T7];[.Y7];[.AD7];[.AI7];[.AN7];[.AS7];[.AX7];[.BC7];[.BH7];[.BM7];[.BR7];[.BW7];[.CB7];[.CG7];[.CL7];[.CQ7];[.CV7];[.DA7];[.DF7];[.DK7];[.DP7];[.DU7];[.DZ7];[.EE7];[.EJ7];[.EO7];[.ET7];[.EY7];[.FD7])" office:value-type="float" office:value="0" calcext:value-type="float">
            <text:p>0</text:p>
          </table:table-cell>
          <table:table-cell table:style-name="ce9" table:formula="of:=SUM([.F7];[.K7];[.P7];[.U7];[.Z7];[.AE7];[.AJ7];[.AO7];[.AT7];[.AY7];[.BD7];[.BI7];[.BN7];[.BS7];[.BX7];[.CC7];[.CH7];[.CM7];[.CR7];[.CW7];[.DB7];[.DG7];[.DL7];[.DQ7];[.DV7];[.EA7];[.EF7];[.EK7];[.EP7];[.EU7];[.EZ7];[.FE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9" calcext:value-type="date">
            <text:p>2020-01-29</text:p>
          </table:table-cell>
          <table:table-cell table:formula="of:=[.D8]-[.C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8]-[.H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8]-[.M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8]-[.R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8]-[.W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8]-[.A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8]-[.AG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8]-[.AL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8]-[.AQ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8]-[.AV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8]-[.B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8]-[.BF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8]-[.BK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8]-[.BP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8]-[.BU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8]-[.BZ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8]-[.CE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8]-[.CJ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8]-[.CO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8]-[.CT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8]-[.CY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8]-[.DD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8]-[.DI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8]-[.DN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8]-[.DS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8]-[.DX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8]-[.EC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8]-[.EH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8]-[.EM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8]-[.ER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8]-[.EW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8]-[.F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];[.G8];[.L8];[.Q8];[.V8];[.AA8];[.AF8];[.AK8];[.AP8];[.AU8];[.AZ8];[.BE8];[.BJ8];[.BO8];[.BT8];[.BY8];[.CD8];[.CI8];[.CN8];[.CS8];[.CX8];[.DC8];[.DH8];[.DM8];[.DR8];[.DW8];[.EB8];[.EG8];[.EL8];[.EQ8];[.EV8];[.FA8])" office:value-type="float" office:value="0" calcext:value-type="float">
            <text:p>0</text:p>
          </table:table-cell>
          <table:table-cell table:formula="of:=SUM([.C8];[.H8];[.M8];[.R8];[.W8];[.AB8];[.AG8];[.AL8];[.AQ8];[.AV8];[.BA8];[.BF8];[.BK8];[.BP8];[.BU8];[.BZ8];[.CE8];[.CJ8];[.CO8];[.CT8];[.CY8];[.DD8];[.DI8];[.DN8];[.DS8];[.DX8];[.EC8];[.EH8];[.EM8];[.ER8];[.EW8];[.FB8])" office:value-type="float" office:value="0" calcext:value-type="float">
            <text:p>0</text:p>
          </table:table-cell>
          <table:table-cell table:formula="of:=SUM([.D8];[.I8];[.N8];[.S8];[.X8];[.AC8];[.AH8];[.AM8];[.AR8];[.AW8];[.BB8];[.BG8];[.BL8];[.BQ8];[.BV8];[.CA8];[.CF8];[.CK8];[.CP8];[.CU8];[.CZ8];[.DE8];[.DJ8];[.DO8];[.DT8];[.DY8];[.ED8];[.EI8];[.EN8];[.ES8];[.EX8];[.FC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8];[.FJ8];[.FK8];[.FL8])" office:value-type="float" office:value="9" calcext:value-type="float">
            <text:p>9</text:p>
          </table:table-cell>
          <table:table-cell table:formula="of:=SUM([.E8];[.J8];[.O8];[.T8];[.Y8];[.AD8];[.AI8];[.AN8];[.AS8];[.AX8];[.BC8];[.BH8];[.BM8];[.BR8];[.BW8];[.CB8];[.CG8];[.CL8];[.CQ8];[.CV8];[.DA8];[.DF8];[.DK8];[.DP8];[.DU8];[.DZ8];[.EE8];[.EJ8];[.EO8];[.ET8];[.EY8];[.FD8])" office:value-type="float" office:value="0" calcext:value-type="float">
            <text:p>0</text:p>
          </table:table-cell>
          <table:table-cell table:style-name="ce9" table:formula="of:=SUM([.F8];[.K8];[.P8];[.U8];[.Z8];[.AE8];[.AJ8];[.AO8];[.AT8];[.AY8];[.BD8];[.BI8];[.BN8];[.BS8];[.BX8];[.CC8];[.CH8];[.CM8];[.CR8];[.CW8];[.DB8];[.DG8];[.DL8];[.DQ8];[.DV8];[.EA8];[.EF8];[.EK8];[.EP8];[.EU8];[.EZ8];[.FE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30" calcext:value-type="date">
            <text:p>2020-01-30</text:p>
          </table:table-cell>
          <table:table-cell table:formula="of:=[.D9]-[.C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9]-[.H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9]-[.M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9]-[.R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9]-[.W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9]-[.A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9]-[.AG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9]-[.AL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9]-[.AQ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9]-[.AV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9]-[.B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9]-[.BF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9]-[.BK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9]-[.BP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9]-[.BU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9]-[.BZ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9]-[.CE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9]-[.CJ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9]-[.CO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9]-[.CT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9]-[.CY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9]-[.DD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9]-[.DI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9]-[.DN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9]-[.DS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9]-[.DX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9]-[.EC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9]-[.EH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9]-[.EM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9]-[.ER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9]-[.EW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9]-[.F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];[.G9];[.L9];[.Q9];[.V9];[.AA9];[.AF9];[.AK9];[.AP9];[.AU9];[.AZ9];[.BE9];[.BJ9];[.BO9];[.BT9];[.BY9];[.CD9];[.CI9];[.CN9];[.CS9];[.CX9];[.DC9];[.DH9];[.DM9];[.DR9];[.DW9];[.EB9];[.EG9];[.EL9];[.EQ9];[.EV9];[.FA9])" office:value-type="float" office:value="0" calcext:value-type="float">
            <text:p>0</text:p>
          </table:table-cell>
          <table:table-cell table:formula="of:=SUM([.C9];[.H9];[.M9];[.R9];[.W9];[.AB9];[.AG9];[.AL9];[.AQ9];[.AV9];[.BA9];[.BF9];[.BK9];[.BP9];[.BU9];[.BZ9];[.CE9];[.CJ9];[.CO9];[.CT9];[.CY9];[.DD9];[.DI9];[.DN9];[.DS9];[.DX9];[.EC9];[.EH9];[.EM9];[.ER9];[.EW9];[.FB9])" office:value-type="float" office:value="0" calcext:value-type="float">
            <text:p>0</text:p>
          </table:table-cell>
          <table:table-cell table:formula="of:=SUM([.D9];[.I9];[.N9];[.S9];[.X9];[.AC9];[.AH9];[.AM9];[.AR9];[.AW9];[.BB9];[.BG9];[.BL9];[.BQ9];[.BV9];[.CA9];[.CF9];[.CK9];[.CP9];[.CU9];[.CZ9];[.DE9];[.DJ9];[.DO9];[.DT9];[.DY9];[.ED9];[.EI9];[.EN9];[.ES9];[.EX9];[.FC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9];[.FJ9];[.FK9];[.FL9])" office:value-type="float" office:value="9" calcext:value-type="float">
            <text:p>9</text:p>
          </table:table-cell>
          <table:table-cell table:formula="of:=SUM([.E9];[.J9];[.O9];[.T9];[.Y9];[.AD9];[.AI9];[.AN9];[.AS9];[.AX9];[.BC9];[.BH9];[.BM9];[.BR9];[.BW9];[.CB9];[.CG9];[.CL9];[.CQ9];[.CV9];[.DA9];[.DF9];[.DK9];[.DP9];[.DU9];[.DZ9];[.EE9];[.EJ9];[.EO9];[.ET9];[.EY9];[.FD9])" office:value-type="float" office:value="0" calcext:value-type="float">
            <text:p>0</text:p>
          </table:table-cell>
          <table:table-cell table:style-name="ce9" table:formula="of:=SUM([.F9];[.K9];[.P9];[.U9];[.Z9];[.AE9];[.AJ9];[.AO9];[.AT9];[.AY9];[.BD9];[.BI9];[.BN9];[.BS9];[.BX9];[.CC9];[.CH9];[.CM9];[.CR9];[.CW9];[.DB9];[.DG9];[.DL9];[.DQ9];[.DV9];[.EA9];[.EF9];[.EK9];[.EP9];[.EU9];[.EZ9];[.FE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31" calcext:value-type="date">
            <text:p>2020-01-31</text:p>
          </table:table-cell>
          <table:table-cell table:formula="of:=[.D10]-[.C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0]-[.H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0]-[.M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0]-[.R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0]-[.W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0]-[.A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0]-[.AG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0]-[.AL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0]-[.AQ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0]-[.AV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0]-[.B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0]-[.BF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0]-[.BK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0]-[.BP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0]-[.BU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0]-[.BZ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0]-[.CE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0]-[.CJ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0]-[.CO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0]-[.CT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0]-[.CY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0]-[.DD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0]-[.DI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0]-[.DN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0]-[.DS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0]-[.DX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0]-[.EC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0]-[.EH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0]-[.EM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0]-[.ER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0]-[.EW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0]-[.F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];[.G10];[.L10];[.Q10];[.V10];[.AA10];[.AF10];[.AK10];[.AP10];[.AU10];[.AZ10];[.BE10];[.BJ10];[.BO10];[.BT10];[.BY10];[.CD10];[.CI10];[.CN10];[.CS10];[.CX10];[.DC10];[.DH10];[.DM10];[.DR10];[.DW10];[.EB10];[.EG10];[.EL10];[.EQ10];[.EV10];[.FA10])" office:value-type="float" office:value="0" calcext:value-type="float">
            <text:p>0</text:p>
          </table:table-cell>
          <table:table-cell table:formula="of:=SUM([.C10];[.H10];[.M10];[.R10];[.W10];[.AB10];[.AG10];[.AL10];[.AQ10];[.AV10];[.BA10];[.BF10];[.BK10];[.BP10];[.BU10];[.BZ10];[.CE10];[.CJ10];[.CO10];[.CT10];[.CY10];[.DD10];[.DI10];[.DN10];[.DS10];[.DX10];[.EC10];[.EH10];[.EM10];[.ER10];[.EW10];[.FB10])" office:value-type="float" office:value="0" calcext:value-type="float">
            <text:p>0</text:p>
          </table:table-cell>
          <table:table-cell table:formula="of:=SUM([.D10];[.I10];[.N10];[.S10];[.X10];[.AC10];[.AH10];[.AM10];[.AR10];[.AW10];[.BB10];[.BG10];[.BL10];[.BQ10];[.BV10];[.CA10];[.CF10];[.CK10];[.CP10];[.CU10];[.CZ10];[.DE10];[.DJ10];[.DO10];[.DT10];[.DY10];[.ED10];[.EI10];[.EN10];[.ES10];[.EX10];[.FC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0];[.FJ10];[.FK10];[.FL10])" office:value-type="float" office:value="9" calcext:value-type="float">
            <text:p>9</text:p>
          </table:table-cell>
          <table:table-cell table:formula="of:=SUM([.E10];[.J10];[.O10];[.T10];[.Y10];[.AD10];[.AI10];[.AN10];[.AS10];[.AX10];[.BC10];[.BH10];[.BM10];[.BR10];[.BW10];[.CB10];[.CG10];[.CL10];[.CQ10];[.CV10];[.DA10];[.DF10];[.DK10];[.DP10];[.DU10];[.DZ10];[.EE10];[.EJ10];[.EO10];[.ET10];[.EY10];[.FD10])" office:value-type="float" office:value="0" calcext:value-type="float">
            <text:p>0</text:p>
          </table:table-cell>
          <table:table-cell table:style-name="ce9" table:formula="of:=SUM([.F10];[.K10];[.P10];[.U10];[.Z10];[.AE10];[.AJ10];[.AO10];[.AT10];[.AY10];[.BD10];[.BI10];[.BN10];[.BS10];[.BX10];[.CC10];[.CH10];[.CM10];[.CR10];[.CW10];[.DB10];[.DG10];[.DL10];[.DQ10];[.DV10];[.EA10];[.EF10];[.EK10];[.EP10];[.EU10];[.EZ10];[.FE1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1" calcext:value-type="date">
            <text:p>2020-02-01</text:p>
          </table:table-cell>
          <table:table-cell table:formula="of:=[.D11]-[.C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1]-[.H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1]-[.M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1]-[.R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1]-[.W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1]-[.A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1]-[.AG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1]-[.AL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1]-[.AQ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1]-[.AV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1]-[.B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1]-[.BF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1]-[.BK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1]-[.BP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1]-[.BU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1]-[.BZ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1]-[.CE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1]-[.CJ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1]-[.CO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1]-[.CT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1]-[.CY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1]-[.DD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1]-[.DI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1]-[.DN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1]-[.DS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1]-[.DX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1]-[.EC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1]-[.EH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1]-[.EM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1]-[.ER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1]-[.EW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1]-[.F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];[.G11];[.L11];[.Q11];[.V11];[.AA11];[.AF11];[.AK11];[.AP11];[.AU11];[.AZ11];[.BE11];[.BJ11];[.BO11];[.BT11];[.BY11];[.CD11];[.CI11];[.CN11];[.CS11];[.CX11];[.DC11];[.DH11];[.DM11];[.DR11];[.DW11];[.EB11];[.EG11];[.EL11];[.EQ11];[.EV11];[.FA11])" office:value-type="float" office:value="0" calcext:value-type="float">
            <text:p>0</text:p>
          </table:table-cell>
          <table:table-cell table:formula="of:=SUM([.C11];[.H11];[.M11];[.R11];[.W11];[.AB11];[.AG11];[.AL11];[.AQ11];[.AV11];[.BA11];[.BF11];[.BK11];[.BP11];[.BU11];[.BZ11];[.CE11];[.CJ11];[.CO11];[.CT11];[.CY11];[.DD11];[.DI11];[.DN11];[.DS11];[.DX11];[.EC11];[.EH11];[.EM11];[.ER11];[.EW11];[.FB11])" office:value-type="float" office:value="0" calcext:value-type="float">
            <text:p>0</text:p>
          </table:table-cell>
          <table:table-cell table:formula="of:=SUM([.D11];[.I11];[.N11];[.S11];[.X11];[.AC11];[.AH11];[.AM11];[.AR11];[.AW11];[.BB11];[.BG11];[.BL11];[.BQ11];[.BV11];[.CA11];[.CF11];[.CK11];[.CP11];[.CU11];[.CZ11];[.DE11];[.DJ11];[.DO11];[.DT11];[.DY11];[.ED11];[.EI11];[.EN11];[.ES11];[.EX11];[.FC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1];[.FJ11];[.FK11];[.FL11])" office:value-type="float" office:value="9" calcext:value-type="float">
            <text:p>9</text:p>
          </table:table-cell>
          <table:table-cell table:formula="of:=SUM([.E11];[.J11];[.O11];[.T11];[.Y11];[.AD11];[.AI11];[.AN11];[.AS11];[.AX11];[.BC11];[.BH11];[.BM11];[.BR11];[.BW11];[.CB11];[.CG11];[.CL11];[.CQ11];[.CV11];[.DA11];[.DF11];[.DK11];[.DP11];[.DU11];[.DZ11];[.EE11];[.EJ11];[.EO11];[.ET11];[.EY11];[.FD11])" office:value-type="float" office:value="0" calcext:value-type="float">
            <text:p>0</text:p>
          </table:table-cell>
          <table:table-cell table:style-name="ce9" table:formula="of:=SUM([.F11];[.K11];[.P11];[.U11];[.Z11];[.AE11];[.AJ11];[.AO11];[.AT11];[.AY11];[.BD11];[.BI11];[.BN11];[.BS11];[.BX11];[.CC11];[.CH11];[.CM11];[.CR11];[.CW11];[.DB11];[.DG11];[.DL11];[.DQ11];[.DV11];[.EA11];[.EF11];[.EK11];[.EP11];[.EU11];[.EZ11];[.FE1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2" calcext:value-type="date">
            <text:p>2020-02-02</text:p>
          </table:table-cell>
          <table:table-cell table:formula="of:=[.D12]-[.C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2]-[.H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2]-[.M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2]-[.R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2]-[.W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2]-[.A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2]-[.AG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2]-[.AL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2]-[.AQ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2]-[.AV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2]-[.B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2]-[.BF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2]-[.BK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2]-[.BP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2]-[.BU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2]-[.BZ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2]-[.CE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2]-[.CJ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2]-[.CO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2]-[.CT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2]-[.CY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2]-[.DD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2]-[.DI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2]-[.DN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2]-[.DS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2]-[.DX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2]-[.EC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2]-[.EH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2]-[.EM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2]-[.ER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2]-[.EW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2]-[.F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];[.G12];[.L12];[.Q12];[.V12];[.AA12];[.AF12];[.AK12];[.AP12];[.AU12];[.AZ12];[.BE12];[.BJ12];[.BO12];[.BT12];[.BY12];[.CD12];[.CI12];[.CN12];[.CS12];[.CX12];[.DC12];[.DH12];[.DM12];[.DR12];[.DW12];[.EB12];[.EG12];[.EL12];[.EQ12];[.EV12];[.FA12])" office:value-type="float" office:value="0" calcext:value-type="float">
            <text:p>0</text:p>
          </table:table-cell>
          <table:table-cell table:formula="of:=SUM([.C12];[.H12];[.M12];[.R12];[.W12];[.AB12];[.AG12];[.AL12];[.AQ12];[.AV12];[.BA12];[.BF12];[.BK12];[.BP12];[.BU12];[.BZ12];[.CE12];[.CJ12];[.CO12];[.CT12];[.CY12];[.DD12];[.DI12];[.DN12];[.DS12];[.DX12];[.EC12];[.EH12];[.EM12];[.ER12];[.EW12];[.FB12])" office:value-type="float" office:value="0" calcext:value-type="float">
            <text:p>0</text:p>
          </table:table-cell>
          <table:table-cell table:formula="of:=SUM([.D12];[.I12];[.N12];[.S12];[.X12];[.AC12];[.AH12];[.AM12];[.AR12];[.AW12];[.BB12];[.BG12];[.BL12];[.BQ12];[.BV12];[.CA12];[.CF12];[.CK12];[.CP12];[.CU12];[.CZ12];[.DE12];[.DJ12];[.DO12];[.DT12];[.DY12];[.ED12];[.EI12];[.EN12];[.ES12];[.EX12];[.FC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2];[.FJ12];[.FK12];[.FL12])" office:value-type="float" office:value="10" calcext:value-type="float">
            <text:p>10</text:p>
          </table:table-cell>
          <table:table-cell table:formula="of:=SUM([.E12];[.J12];[.O12];[.T12];[.Y12];[.AD12];[.AI12];[.AN12];[.AS12];[.AX12];[.BC12];[.BH12];[.BM12];[.BR12];[.BW12];[.CB12];[.CG12];[.CL12];[.CQ12];[.CV12];[.DA12];[.DF12];[.DK12];[.DP12];[.DU12];[.DZ12];[.EE12];[.EJ12];[.EO12];[.ET12];[.EY12];[.FD12])" office:value-type="float" office:value="0" calcext:value-type="float">
            <text:p>0</text:p>
          </table:table-cell>
          <table:table-cell table:style-name="ce9" table:formula="of:=SUM([.F12];[.K12];[.P12];[.U12];[.Z12];[.AE12];[.AJ12];[.AO12];[.AT12];[.AY12];[.BD12];[.BI12];[.BN12];[.BS12];[.BX12];[.CC12];[.CH12];[.CM12];[.CR12];[.CW12];[.DB12];[.DG12];[.DL12];[.DQ12];[.DV12];[.EA12];[.EF12];[.EK12];[.EP12];[.EU12];[.EZ12];[.FE1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3" calcext:value-type="date">
            <text:p>2020-02-03</text:p>
          </table:table-cell>
          <table:table-cell table:formula="of:=[.D13]-[.C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3]-[.M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3]-[.R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3]-[.W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3]-[.A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3]-[.AG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3]-[.AL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3]-[.AQ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3]-[.AV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3]-[.B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3]-[.BF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3]-[.BK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3]-[.BP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3]-[.BU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3]-[.BZ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3]-[.CE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3]-[.CJ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3]-[.CO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3]-[.CT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3]-[.CY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3]-[.DD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3]-[.DI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3]-[.DN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3]-[.DS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3]-[.DX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3]-[.EC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3]-[.EH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3]-[.EM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3]-[.ER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3]-[.EW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3]-[.F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];[.G13];[.L13];[.Q13];[.V13];[.AA13];[.AF13];[.AK13];[.AP13];[.AU13];[.AZ13];[.BE13];[.BJ13];[.BO13];[.BT13];[.BY13];[.CD13];[.CI13];[.CN13];[.CS13];[.CX13];[.DC13];[.DH13];[.DM13];[.DR13];[.DW13];[.EB13];[.EG13];[.EL13];[.EQ13];[.EV13];[.FA13])" office:value-type="float" office:value="0" calcext:value-type="float">
            <text:p>0</text:p>
          </table:table-cell>
          <table:table-cell table:formula="of:=SUM([.C13];[.H13];[.M13];[.R13];[.W13];[.AB13];[.AG13];[.AL13];[.AQ13];[.AV13];[.BA13];[.BF13];[.BK13];[.BP13];[.BU13];[.BZ13];[.CE13];[.CJ13];[.CO13];[.CT13];[.CY13];[.DD13];[.DI13];[.DN13];[.DS13];[.DX13];[.EC13];[.EH13];[.EM13];[.ER13];[.EW13];[.FB13])" office:value-type="float" office:value="0" calcext:value-type="float">
            <text:p>0</text:p>
          </table:table-cell>
          <table:table-cell table:formula="of:=SUM([.D13];[.I13];[.N13];[.S13];[.X13];[.AC13];[.AH13];[.AM13];[.AR13];[.AW13];[.BB13];[.BG13];[.BL13];[.BQ13];[.BV13];[.CA13];[.CF13];[.CK13];[.CP13];[.CU13];[.CZ13];[.DE13];[.DJ13];[.DO13];[.DT13];[.DY13];[.ED13];[.EI13];[.EN13];[.ES13];[.EX13];[.FC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3];[.FJ13];[.FK13];[.FL13])" office:value-type="float" office:value="10" calcext:value-type="float">
            <text:p>10</text:p>
          </table:table-cell>
          <table:table-cell table:formula="of:=SUM([.E13];[.J13];[.O13];[.T13];[.Y13];[.AD13];[.AI13];[.AN13];[.AS13];[.AX13];[.BC13];[.BH13];[.BM13];[.BR13];[.BW13];[.CB13];[.CG13];[.CL13];[.CQ13];[.CV13];[.DA13];[.DF13];[.DK13];[.DP13];[.DU13];[.DZ13];[.EE13];[.EJ13];[.EO13];[.ET13];[.EY13];[.FD13])" office:value-type="float" office:value="0" calcext:value-type="float">
            <text:p>0</text:p>
          </table:table-cell>
          <table:table-cell table:style-name="ce9" table:formula="of:=SUM([.F13];[.K13];[.P13];[.U13];[.Z13];[.AE13];[.AJ13];[.AO13];[.AT13];[.AY13];[.BD13];[.BI13];[.BN13];[.BS13];[.BX13];[.CC13];[.CH13];[.CM13];[.CR13];[.CW13];[.DB13];[.DG13];[.DL13];[.DQ13];[.DV13];[.EA13];[.EF13];[.EK13];[.EP13];[.EU13];[.EZ13];[.FE1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4" calcext:value-type="date">
            <text:p>2020-02-04</text:p>
          </table:table-cell>
          <table:table-cell table:formula="of:=[.D14]-[.C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4]-[.H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4]-[.M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4]-[.R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4]-[.W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4]-[.A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4]-[.AG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4]-[.AL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4]-[.AQ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4]-[.AV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4]-[.B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4]-[.BF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4]-[.BK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4]-[.BP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4]-[.BU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4]-[.BZ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4]-[.C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4]-[.CJ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4]-[.CO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4]-[.CT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4]-[.CY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4]-[.DD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4]-[.DI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4]-[.DN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4]-[.DS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4]-[.DX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4]-[.EC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4]-[.EH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4]-[.EM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4]-[.ER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4]-[.EW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4]-[.F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];[.G14];[.L14];[.Q14];[.V14];[.AA14];[.AF14];[.AK14];[.AP14];[.AU14];[.AZ14];[.BE14];[.BJ14];[.BO14];[.BT14];[.BY14];[.CD14];[.CI14];[.CN14];[.CS14];[.CX14];[.DC14];[.DH14];[.DM14];[.DR14];[.DW14];[.EB14];[.EG14];[.EL14];[.EQ14];[.EV14];[.FA14])" office:value-type="float" office:value="0" calcext:value-type="float">
            <text:p>0</text:p>
          </table:table-cell>
          <table:table-cell table:formula="of:=SUM([.C14];[.H14];[.M14];[.R14];[.W14];[.AB14];[.AG14];[.AL14];[.AQ14];[.AV14];[.BA14];[.BF14];[.BK14];[.BP14];[.BU14];[.BZ14];[.CE14];[.CJ14];[.CO14];[.CT14];[.CY14];[.DD14];[.DI14];[.DN14];[.DS14];[.DX14];[.EC14];[.EH14];[.EM14];[.ER14];[.EW14];[.FB14])" office:value-type="float" office:value="0" calcext:value-type="float">
            <text:p>0</text:p>
          </table:table-cell>
          <table:table-cell table:formula="of:=SUM([.D14];[.I14];[.N14];[.S14];[.X14];[.AC14];[.AH14];[.AM14];[.AR14];[.AW14];[.BB14];[.BG14];[.BL14];[.BQ14];[.BV14];[.CA14];[.CF14];[.CK14];[.CP14];[.CU14];[.CZ14];[.DE14];[.DJ14];[.DO14];[.DT14];[.DY14];[.ED14];[.EI14];[.EN14];[.ES14];[.EX14];[.FC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4];[.FJ14];[.FK14];[.FL14])" office:value-type="float" office:value="10" calcext:value-type="float">
            <text:p>10</text:p>
          </table:table-cell>
          <table:table-cell table:formula="of:=SUM([.E14];[.J14];[.O14];[.T14];[.Y14];[.AD14];[.AI14];[.AN14];[.AS14];[.AX14];[.BC14];[.BH14];[.BM14];[.BR14];[.BW14];[.CB14];[.CG14];[.CL14];[.CQ14];[.CV14];[.DA14];[.DF14];[.DK14];[.DP14];[.DU14];[.DZ14];[.EE14];[.EJ14];[.EO14];[.ET14];[.EY14];[.FD14])" office:value-type="float" office:value="0" calcext:value-type="float">
            <text:p>0</text:p>
          </table:table-cell>
          <table:table-cell table:style-name="ce9" table:formula="of:=SUM([.F14];[.K14];[.P14];[.U14];[.Z14];[.AE14];[.AJ14];[.AO14];[.AT14];[.AY14];[.BD14];[.BI14];[.BN14];[.BS14];[.BX14];[.CC14];[.CH14];[.CM14];[.CR14];[.CW14];[.DB14];[.DG14];[.DL14];[.DQ14];[.DV14];[.EA14];[.EF14];[.EK14];[.EP14];[.EU14];[.EZ14];[.FE1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5" calcext:value-type="date">
            <text:p>2020-02-05</text:p>
          </table:table-cell>
          <table:table-cell table:formula="of:=[.D15]-[.C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5]-[.H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5]-[.M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5]-[.R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5]-[.W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5]-[.A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5]-[.AG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5]-[.AL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5]-[.AQ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5]-[.AV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5]-[.B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5]-[.BF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5]-[.BK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5]-[.BP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5]-[.BU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5]-[.BZ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5]-[.C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5]-[.CJ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5]-[.CO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5]-[.CT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5]-[.CY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5]-[.DD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5]-[.DI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5]-[.DN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5]-[.DS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5]-[.DX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5]-[.EC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5]-[.EH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5]-[.EM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5]-[.ER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5]-[.EW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5]-[.F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];[.G15];[.L15];[.Q15];[.V15];[.AA15];[.AF15];[.AK15];[.AP15];[.AU15];[.AZ15];[.BE15];[.BJ15];[.BO15];[.BT15];[.BY15];[.CD15];[.CI15];[.CN15];[.CS15];[.CX15];[.DC15];[.DH15];[.DM15];[.DR15];[.DW15];[.EB15];[.EG15];[.EL15];[.EQ15];[.EV15];[.FA15])" office:value-type="float" office:value="0" calcext:value-type="float">
            <text:p>0</text:p>
          </table:table-cell>
          <table:table-cell table:formula="of:=SUM([.C15];[.H15];[.M15];[.R15];[.W15];[.AB15];[.AG15];[.AL15];[.AQ15];[.AV15];[.BA15];[.BF15];[.BK15];[.BP15];[.BU15];[.BZ15];[.CE15];[.CJ15];[.CO15];[.CT15];[.CY15];[.DD15];[.DI15];[.DN15];[.DS15];[.DX15];[.EC15];[.EH15];[.EM15];[.ER15];[.EW15];[.FB15])" office:value-type="float" office:value="0" calcext:value-type="float">
            <text:p>0</text:p>
          </table:table-cell>
          <table:table-cell table:formula="of:=SUM([.D15];[.I15];[.N15];[.S15];[.X15];[.AC15];[.AH15];[.AM15];[.AR15];[.AW15];[.BB15];[.BG15];[.BL15];[.BQ15];[.BV15];[.CA15];[.CF15];[.CK15];[.CP15];[.CU15];[.CZ15];[.DE15];[.DJ15];[.DO15];[.DT15];[.DY15];[.ED15];[.EI15];[.EN15];[.ES15];[.EX15];[.FC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5];[.FJ15];[.FK15];[.FL15])" office:value-type="float" office:value="10" calcext:value-type="float">
            <text:p>10</text:p>
          </table:table-cell>
          <table:table-cell table:formula="of:=SUM([.E15];[.J15];[.O15];[.T15];[.Y15];[.AD15];[.AI15];[.AN15];[.AS15];[.AX15];[.BC15];[.BH15];[.BM15];[.BR15];[.BW15];[.CB15];[.CG15];[.CL15];[.CQ15];[.CV15];[.DA15];[.DF15];[.DK15];[.DP15];[.DU15];[.DZ15];[.EE15];[.EJ15];[.EO15];[.ET15];[.EY15];[.FD15])" office:value-type="float" office:value="0" calcext:value-type="float">
            <text:p>0</text:p>
          </table:table-cell>
          <table:table-cell table:style-name="ce9" table:formula="of:=SUM([.F15];[.K15];[.P15];[.U15];[.Z15];[.AE15];[.AJ15];[.AO15];[.AT15];[.AY15];[.BD15];[.BI15];[.BN15];[.BS15];[.BX15];[.CC15];[.CH15];[.CM15];[.CR15];[.CW15];[.DB15];[.DG15];[.DL15];[.DQ15];[.DV15];[.EA15];[.EF15];[.EK15];[.EP15];[.EU15];[.EZ15];[.FE1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6" calcext:value-type="date">
            <text:p>2020-02-06</text:p>
          </table:table-cell>
          <table:table-cell table:formula="of:=[.D16]-[.C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6]-[.H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6]-[.M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6]-[.R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6]-[.W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6]-[.A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6]-[.AG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6]-[.AL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6]-[.AQ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6]-[.AV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6]-[.BA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6]-[.BF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6]-[.BK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6]-[.BP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6]-[.BU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6]-[.BZ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6]-[.C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6]-[.CJ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6]-[.CO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6]-[.CT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6]-[.CY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6]-[.DD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6]-[.DI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6]-[.DN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6]-[.DS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6]-[.DX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6]-[.EC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6]-[.EH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6]-[.EM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6]-[.ER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6]-[.EW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6]-[.F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];[.G16];[.L16];[.Q16];[.V16];[.AA16];[.AF16];[.AK16];[.AP16];[.AU16];[.AZ16];[.BE16];[.BJ16];[.BO16];[.BT16];[.BY16];[.CD16];[.CI16];[.CN16];[.CS16];[.CX16];[.DC16];[.DH16];[.DM16];[.DR16];[.DW16];[.EB16];[.EG16];[.EL16];[.EQ16];[.EV16];[.FA16])" office:value-type="float" office:value="0" calcext:value-type="float">
            <text:p>0</text:p>
          </table:table-cell>
          <table:table-cell table:formula="of:=SUM([.C16];[.H16];[.M16];[.R16];[.W16];[.AB16];[.AG16];[.AL16];[.AQ16];[.AV16];[.BA16];[.BF16];[.BK16];[.BP16];[.BU16];[.BZ16];[.CE16];[.CJ16];[.CO16];[.CT16];[.CY16];[.DD16];[.DI16];[.DN16];[.DS16];[.DX16];[.EC16];[.EH16];[.EM16];[.ER16];[.EW16];[.FB16])" office:value-type="float" office:value="0" calcext:value-type="float">
            <text:p>0</text:p>
          </table:table-cell>
          <table:table-cell table:formula="of:=SUM([.D16];[.I16];[.N16];[.S16];[.X16];[.AC16];[.AH16];[.AM16];[.AR16];[.AW16];[.BB16];[.BG16];[.BL16];[.BQ16];[.BV16];[.CA16];[.CF16];[.CK16];[.CP16];[.CU16];[.CZ16];[.DE16];[.DJ16];[.DO16];[.DT16];[.DY16];[.ED16];[.EI16];[.EN16];[.ES16];[.EX16];[.FC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6];[.FJ16];[.FK16];[.FL16])" office:value-type="float" office:value="10" calcext:value-type="float">
            <text:p>10</text:p>
          </table:table-cell>
          <table:table-cell table:formula="of:=SUM([.E16];[.J16];[.O16];[.T16];[.Y16];[.AD16];[.AI16];[.AN16];[.AS16];[.AX16];[.BC16];[.BH16];[.BM16];[.BR16];[.BW16];[.CB16];[.CG16];[.CL16];[.CQ16];[.CV16];[.DA16];[.DF16];[.DK16];[.DP16];[.DU16];[.DZ16];[.EE16];[.EJ16];[.EO16];[.ET16];[.EY16];[.FD16])" office:value-type="float" office:value="0" calcext:value-type="float">
            <text:p>0</text:p>
          </table:table-cell>
          <table:table-cell table:style-name="ce9" table:formula="of:=SUM([.F16];[.K16];[.P16];[.U16];[.Z16];[.AE16];[.AJ16];[.AO16];[.AT16];[.AY16];[.BD16];[.BI16];[.BN16];[.BS16];[.BX16];[.CC16];[.CH16];[.CM16];[.CR16];[.CW16];[.DB16];[.DG16];[.DL16];[.DQ16];[.DV16];[.EA16];[.EF16];[.EK16];[.EP16];[.EU16];[.EZ16];[.FE1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7" calcext:value-type="date">
            <text:p>2020-02-07</text:p>
          </table:table-cell>
          <table:table-cell table:formula="of:=[.D17]-[.C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7]-[.M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7]-[.R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7]-[.W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7]-[.A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7]-[.AG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7]-[.AL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7]-[.AQ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7]-[.AV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7]-[.BA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7]-[.BF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7]-[.BK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7]-[.BP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7]-[.BU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7]-[.BZ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7]-[.C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7]-[.CJ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7]-[.CO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7]-[.CT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7]-[.CY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7]-[.DD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7]-[.DI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7]-[.DN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7]-[.DS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7]-[.DX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7]-[.EC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7]-[.EH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7]-[.EM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7]-[.ER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7]-[.EW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7]-[.F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];[.G17];[.L17];[.Q17];[.V17];[.AA17];[.AF17];[.AK17];[.AP17];[.AU17];[.AZ17];[.BE17];[.BJ17];[.BO17];[.BT17];[.BY17];[.CD17];[.CI17];[.CN17];[.CS17];[.CX17];[.DC17];[.DH17];[.DM17];[.DR17];[.DW17];[.EB17];[.EG17];[.EL17];[.EQ17];[.EV17];[.FA17])" office:value-type="float" office:value="0" calcext:value-type="float">
            <text:p>0</text:p>
          </table:table-cell>
          <table:table-cell table:formula="of:=SUM([.C17];[.H17];[.M17];[.R17];[.W17];[.AB17];[.AG17];[.AL17];[.AQ17];[.AV17];[.BA17];[.BF17];[.BK17];[.BP17];[.BU17];[.BZ17];[.CE17];[.CJ17];[.CO17];[.CT17];[.CY17];[.DD17];[.DI17];[.DN17];[.DS17];[.DX17];[.EC17];[.EH17];[.EM17];[.ER17];[.EW17];[.FB17])" office:value-type="float" office:value="0" calcext:value-type="float">
            <text:p>0</text:p>
          </table:table-cell>
          <table:table-cell table:formula="of:=SUM([.D17];[.I17];[.N17];[.S17];[.X17];[.AC17];[.AH17];[.AM17];[.AR17];[.AW17];[.BB17];[.BG17];[.BL17];[.BQ17];[.BV17];[.CA17];[.CF17];[.CK17];[.CP17];[.CU17];[.CZ17];[.DE17];[.DJ17];[.DO17];[.DT17];[.DY17];[.ED17];[.EI17];[.EN17];[.ES17];[.EX17];[.FC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7];[.FJ17];[.FK17];[.FL17])" office:value-type="float" office:value="10" calcext:value-type="float">
            <text:p>10</text:p>
          </table:table-cell>
          <table:table-cell table:formula="of:=SUM([.E17];[.J17];[.O17];[.T17];[.Y17];[.AD17];[.AI17];[.AN17];[.AS17];[.AX17];[.BC17];[.BH17];[.BM17];[.BR17];[.BW17];[.CB17];[.CG17];[.CL17];[.CQ17];[.CV17];[.DA17];[.DF17];[.DK17];[.DP17];[.DU17];[.DZ17];[.EE17];[.EJ17];[.EO17];[.ET17];[.EY17];[.FD17])" office:value-type="float" office:value="0" calcext:value-type="float">
            <text:p>0</text:p>
          </table:table-cell>
          <table:table-cell table:style-name="ce9" table:formula="of:=SUM([.F17];[.K17];[.P17];[.U17];[.Z17];[.AE17];[.AJ17];[.AO17];[.AT17];[.AY17];[.BD17];[.BI17];[.BN17];[.BS17];[.BX17];[.CC17];[.CH17];[.CM17];[.CR17];[.CW17];[.DB17];[.DG17];[.DL17];[.DQ17];[.DV17];[.EA17];[.EF17];[.EK17];[.EP17];[.EU17];[.EZ17];[.FE1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8" calcext:value-type="date">
            <text:p>2020-02-08</text:p>
          </table:table-cell>
          <table:table-cell table:formula="of:=[.D18]-[.C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8]-[.H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8]-[.M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8]-[.R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8]-[.W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8]-[.A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8]-[.AG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8]-[.AL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8]-[.AQ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8]-[.AV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8]-[.BA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8]-[.BF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8]-[.BK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8]-[.BP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8]-[.BU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8]-[.BZ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8]-[.C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8]-[.CJ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8]-[.CO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8]-[.CT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8]-[.CY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8]-[.DD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8]-[.DI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8]-[.DN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8]-[.DS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8]-[.DX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8]-[.EC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8]-[.EH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8]-[.EM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8]-[.ER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8]-[.EW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8]-[.F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];[.G18];[.L18];[.Q18];[.V18];[.AA18];[.AF18];[.AK18];[.AP18];[.AU18];[.AZ18];[.BE18];[.BJ18];[.BO18];[.BT18];[.BY18];[.CD18];[.CI18];[.CN18];[.CS18];[.CX18];[.DC18];[.DH18];[.DM18];[.DR18];[.DW18];[.EB18];[.EG18];[.EL18];[.EQ18];[.EV18];[.FA18])" office:value-type="float" office:value="0" calcext:value-type="float">
            <text:p>0</text:p>
          </table:table-cell>
          <table:table-cell table:formula="of:=SUM([.C18];[.H18];[.M18];[.R18];[.W18];[.AB18];[.AG18];[.AL18];[.AQ18];[.AV18];[.BA18];[.BF18];[.BK18];[.BP18];[.BU18];[.BZ18];[.CE18];[.CJ18];[.CO18];[.CT18];[.CY18];[.DD18];[.DI18];[.DN18];[.DS18];[.DX18];[.EC18];[.EH18];[.EM18];[.ER18];[.EW18];[.FB18])" office:value-type="float" office:value="0" calcext:value-type="float">
            <text:p>0</text:p>
          </table:table-cell>
          <table:table-cell table:formula="of:=SUM([.D18];[.I18];[.N18];[.S18];[.X18];[.AC18];[.AH18];[.AM18];[.AR18];[.AW18];[.BB18];[.BG18];[.BL18];[.BQ18];[.BV18];[.CA18];[.CF18];[.CK18];[.CP18];[.CU18];[.CZ18];[.DE18];[.DJ18];[.DO18];[.DT18];[.DY18];[.ED18];[.EI18];[.EN18];[.ES18];[.EX18];[.FC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8];[.FJ18];[.FK18];[.FL18])" office:value-type="float" office:value="10" calcext:value-type="float">
            <text:p>10</text:p>
          </table:table-cell>
          <table:table-cell table:formula="of:=SUM([.E18];[.J18];[.O18];[.T18];[.Y18];[.AD18];[.AI18];[.AN18];[.AS18];[.AX18];[.BC18];[.BH18];[.BM18];[.BR18];[.BW18];[.CB18];[.CG18];[.CL18];[.CQ18];[.CV18];[.DA18];[.DF18];[.DK18];[.DP18];[.DU18];[.DZ18];[.EE18];[.EJ18];[.EO18];[.ET18];[.EY18];[.FD18])" office:value-type="float" office:value="0" calcext:value-type="float">
            <text:p>0</text:p>
          </table:table-cell>
          <table:table-cell table:style-name="ce9" table:formula="of:=SUM([.F18];[.K18];[.P18];[.U18];[.Z18];[.AE18];[.AJ18];[.AO18];[.AT18];[.AY18];[.BD18];[.BI18];[.BN18];[.BS18];[.BX18];[.CC18];[.CH18];[.CM18];[.CR18];[.CW18];[.DB18];[.DG18];[.DL18];[.DQ18];[.DV18];[.EA18];[.EF18];[.EK18];[.EP18];[.EU18];[.EZ18];[.FE1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9" calcext:value-type="date">
            <text:p>2020-02-09</text:p>
          </table:table-cell>
          <table:table-cell table:formula="of:=[.D19]-[.C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9]-[.H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9]-[.M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9]-[.R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9]-[.W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9]-[.A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9]-[.AG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9]-[.AL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9]-[.AQ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9]-[.AV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9]-[.BA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9]-[.BF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9]-[.BK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9]-[.BP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9]-[.BU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9]-[.BZ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9]-[.C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9]-[.CJ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9]-[.CO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9]-[.CT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9]-[.CY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9]-[.DD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9]-[.DI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9]-[.DN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9]-[.DS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9]-[.DX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9]-[.EC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9]-[.EH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9]-[.EM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9]-[.ER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9]-[.EW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9]-[.F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];[.G19];[.L19];[.Q19];[.V19];[.AA19];[.AF19];[.AK19];[.AP19];[.AU19];[.AZ19];[.BE19];[.BJ19];[.BO19];[.BT19];[.BY19];[.CD19];[.CI19];[.CN19];[.CS19];[.CX19];[.DC19];[.DH19];[.DM19];[.DR19];[.DW19];[.EB19];[.EG19];[.EL19];[.EQ19];[.EV19];[.FA19])" office:value-type="float" office:value="0" calcext:value-type="float">
            <text:p>0</text:p>
          </table:table-cell>
          <table:table-cell table:formula="of:=SUM([.C19];[.H19];[.M19];[.R19];[.W19];[.AB19];[.AG19];[.AL19];[.AQ19];[.AV19];[.BA19];[.BF19];[.BK19];[.BP19];[.BU19];[.BZ19];[.CE19];[.CJ19];[.CO19];[.CT19];[.CY19];[.DD19];[.DI19];[.DN19];[.DS19];[.DX19];[.EC19];[.EH19];[.EM19];[.ER19];[.EW19];[.FB19])" office:value-type="float" office:value="0" calcext:value-type="float">
            <text:p>0</text:p>
          </table:table-cell>
          <table:table-cell table:formula="of:=SUM([.D19];[.I19];[.N19];[.S19];[.X19];[.AC19];[.AH19];[.AM19];[.AR19];[.AW19];[.BB19];[.BG19];[.BL19];[.BQ19];[.BV19];[.CA19];[.CF19];[.CK19];[.CP19];[.CU19];[.CZ19];[.DE19];[.DJ19];[.DO19];[.DT19];[.DY19];[.ED19];[.EI19];[.EN19];[.ES19];[.EX19];[.FC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9];[.FJ19];[.FK19];[.FL19])" office:value-type="float" office:value="11" calcext:value-type="float">
            <text:p>11</text:p>
          </table:table-cell>
          <table:table-cell table:formula="of:=SUM([.E19];[.J19];[.O19];[.T19];[.Y19];[.AD19];[.AI19];[.AN19];[.AS19];[.AX19];[.BC19];[.BH19];[.BM19];[.BR19];[.BW19];[.CB19];[.CG19];[.CL19];[.CQ19];[.CV19];[.DA19];[.DF19];[.DK19];[.DP19];[.DU19];[.DZ19];[.EE19];[.EJ19];[.EO19];[.ET19];[.EY19];[.FD19])" office:value-type="float" office:value="0" calcext:value-type="float">
            <text:p>0</text:p>
          </table:table-cell>
          <table:table-cell table:style-name="ce9" table:formula="of:=SUM([.F19];[.K19];[.P19];[.U19];[.Z19];[.AE19];[.AJ19];[.AO19];[.AT19];[.AY19];[.BD19];[.BI19];[.BN19];[.BS19];[.BX19];[.CC19];[.CH19];[.CM19];[.CR19];[.CW19];[.DB19];[.DG19];[.DL19];[.DQ19];[.DV19];[.EA19];[.EF19];[.EK19];[.EP19];[.EU19];[.EZ19];[.FE1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0" calcext:value-type="date">
            <text:p>2020-02-10</text:p>
          </table:table-cell>
          <table:table-cell table:formula="of:=[.D20]-[.C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0]-[.H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0]-[.M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0]-[.R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0]-[.W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0]-[.A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0]-[.AG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0]-[.AL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0]-[.AQ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0]-[.AV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0]-[.BA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0]-[.BF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0]-[.BK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0]-[.BP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0]-[.BU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0]-[.BZ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0]-[.CE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0]-[.CJ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0]-[.CO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0]-[.CT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0]-[.CY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0]-[.DD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0]-[.DI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0]-[.DN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0]-[.DS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0]-[.DX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0]-[.EC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0]-[.EH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0]-[.EM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0]-[.ER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0]-[.EW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0]-[.F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];[.G20];[.L20];[.Q20];[.V20];[.AA20];[.AF20];[.AK20];[.AP20];[.AU20];[.AZ20];[.BE20];[.BJ20];[.BO20];[.BT20];[.BY20];[.CD20];[.CI20];[.CN20];[.CS20];[.CX20];[.DC20];[.DH20];[.DM20];[.DR20];[.DW20];[.EB20];[.EG20];[.EL20];[.EQ20];[.EV20];[.FA20])" office:value-type="float" office:value="0" calcext:value-type="float">
            <text:p>0</text:p>
          </table:table-cell>
          <table:table-cell table:formula="of:=SUM([.C20];[.H20];[.M20];[.R20];[.W20];[.AB20];[.AG20];[.AL20];[.AQ20];[.AV20];[.BA20];[.BF20];[.BK20];[.BP20];[.BU20];[.BZ20];[.CE20];[.CJ20];[.CO20];[.CT20];[.CY20];[.DD20];[.DI20];[.DN20];[.DS20];[.DX20];[.EC20];[.EH20];[.EM20];[.ER20];[.EW20];[.FB20])" office:value-type="float" office:value="0" calcext:value-type="float">
            <text:p>0</text:p>
          </table:table-cell>
          <table:table-cell table:formula="of:=SUM([.D20];[.I20];[.N20];[.S20];[.X20];[.AC20];[.AH20];[.AM20];[.AR20];[.AW20];[.BB20];[.BG20];[.BL20];[.BQ20];[.BV20];[.CA20];[.CF20];[.CK20];[.CP20];[.CU20];[.CZ20];[.DE20];[.DJ20];[.DO20];[.DT20];[.DY20];[.ED20];[.EI20];[.EN20];[.ES20];[.EX20];[.FC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0];[.FJ20];[.FK20];[.FL20])" office:value-type="float" office:value="11" calcext:value-type="float">
            <text:p>11</text:p>
          </table:table-cell>
          <table:table-cell table:formula="of:=SUM([.E20];[.J20];[.O20];[.T20];[.Y20];[.AD20];[.AI20];[.AN20];[.AS20];[.AX20];[.BC20];[.BH20];[.BM20];[.BR20];[.BW20];[.CB20];[.CG20];[.CL20];[.CQ20];[.CV20];[.DA20];[.DF20];[.DK20];[.DP20];[.DU20];[.DZ20];[.EE20];[.EJ20];[.EO20];[.ET20];[.EY20];[.FD20])" office:value-type="float" office:value="0" calcext:value-type="float">
            <text:p>0</text:p>
          </table:table-cell>
          <table:table-cell table:style-name="ce9" table:formula="of:=SUM([.F20];[.K20];[.P20];[.U20];[.Z20];[.AE20];[.AJ20];[.AO20];[.AT20];[.AY20];[.BD20];[.BI20];[.BN20];[.BS20];[.BX20];[.CC20];[.CH20];[.CM20];[.CR20];[.CW20];[.DB20];[.DG20];[.DL20];[.DQ20];[.DV20];[.EA20];[.EF20];[.EK20];[.EP20];[.EU20];[.EZ20];[.FE2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1" calcext:value-type="date">
            <text:p>2020-02-11</text:p>
          </table:table-cell>
          <table:table-cell table:formula="of:=[.D21]-[.C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1]-[.H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1]-[.M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1]-[.R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1]-[.W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1]-[.A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1]-[.AG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1]-[.AL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1]-[.AQ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1]-[.AV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1]-[.B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1]-[.BF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1]-[.BK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1]-[.BP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1]-[.BU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1]-[.BZ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1]-[.CE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1]-[.CJ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1]-[.CO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1]-[.CT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1]-[.CY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1]-[.DD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1]-[.DI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1]-[.DN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1]-[.DS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1]-[.DX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1]-[.EC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1]-[.EH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1]-[.EM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1]-[.ER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1]-[.EW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1]-[.F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];[.G21];[.L21];[.Q21];[.V21];[.AA21];[.AF21];[.AK21];[.AP21];[.AU21];[.AZ21];[.BE21];[.BJ21];[.BO21];[.BT21];[.BY21];[.CD21];[.CI21];[.CN21];[.CS21];[.CX21];[.DC21];[.DH21];[.DM21];[.DR21];[.DW21];[.EB21];[.EG21];[.EL21];[.EQ21];[.EV21];[.FA21])" office:value-type="float" office:value="0" calcext:value-type="float">
            <text:p>0</text:p>
          </table:table-cell>
          <table:table-cell table:formula="of:=SUM([.C21];[.H21];[.M21];[.R21];[.W21];[.AB21];[.AG21];[.AL21];[.AQ21];[.AV21];[.BA21];[.BF21];[.BK21];[.BP21];[.BU21];[.BZ21];[.CE21];[.CJ21];[.CO21];[.CT21];[.CY21];[.DD21];[.DI21];[.DN21];[.DS21];[.DX21];[.EC21];[.EH21];[.EM21];[.ER21];[.EW21];[.FB21])" office:value-type="float" office:value="0" calcext:value-type="float">
            <text:p>0</text:p>
          </table:table-cell>
          <table:table-cell table:formula="of:=SUM([.D21];[.I21];[.N21];[.S21];[.X21];[.AC21];[.AH21];[.AM21];[.AR21];[.AW21];[.BB21];[.BG21];[.BL21];[.BQ21];[.BV21];[.CA21];[.CF21];[.CK21];[.CP21];[.CU21];[.CZ21];[.DE21];[.DJ21];[.DO21];[.DT21];[.DY21];[.ED21];[.EI21];[.EN21];[.ES21];[.EX21];[.FC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1];[.FJ21];[.FK21];[.FL21])" office:value-type="float" office:value="14" calcext:value-type="float">
            <text:p>14</text:p>
          </table:table-cell>
          <table:table-cell table:formula="of:=SUM([.E21];[.J21];[.O21];[.T21];[.Y21];[.AD21];[.AI21];[.AN21];[.AS21];[.AX21];[.BC21];[.BH21];[.BM21];[.BR21];[.BW21];[.CB21];[.CG21];[.CL21];[.CQ21];[.CV21];[.DA21];[.DF21];[.DK21];[.DP21];[.DU21];[.DZ21];[.EE21];[.EJ21];[.EO21];[.ET21];[.EY21];[.FD21])" office:value-type="float" office:value="0" calcext:value-type="float">
            <text:p>0</text:p>
          </table:table-cell>
          <table:table-cell table:style-name="ce9" table:formula="of:=SUM([.F21];[.K21];[.P21];[.U21];[.Z21];[.AE21];[.AJ21];[.AO21];[.AT21];[.AY21];[.BD21];[.BI21];[.BN21];[.BS21];[.BX21];[.CC21];[.CH21];[.CM21];[.CR21];[.CW21];[.DB21];[.DG21];[.DL21];[.DQ21];[.DV21];[.EA21];[.EF21];[.EK21];[.EP21];[.EU21];[.EZ21];[.FE2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2" calcext:value-type="date">
            <text:p>2020-02-12</text:p>
          </table:table-cell>
          <table:table-cell table:formula="of:=[.D22]-[.C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2]-[.H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2]-[.M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2]-[.R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2]-[.W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2]-[.A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2]-[.AG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2]-[.AL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2]-[.AQ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2]-[.AV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2]-[.B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2]-[.BF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2]-[.BK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2]-[.BP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2]-[.BU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2]-[.BZ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2]-[.CE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2]-[.CJ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2]-[.CO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2]-[.CT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2]-[.CY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2]-[.DD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2]-[.DI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2]-[.DN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2]-[.DS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2]-[.DX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2]-[.EC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2]-[.EH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2]-[.EM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2]-[.ER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2]-[.EW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2]-[.F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];[.G22];[.L22];[.Q22];[.V22];[.AA22];[.AF22];[.AK22];[.AP22];[.AU22];[.AZ22];[.BE22];[.BJ22];[.BO22];[.BT22];[.BY22];[.CD22];[.CI22];[.CN22];[.CS22];[.CX22];[.DC22];[.DH22];[.DM22];[.DR22];[.DW22];[.EB22];[.EG22];[.EL22];[.EQ22];[.EV22];[.FA22])" office:value-type="float" office:value="0" calcext:value-type="float">
            <text:p>0</text:p>
          </table:table-cell>
          <table:table-cell table:formula="of:=SUM([.C22];[.H22];[.M22];[.R22];[.W22];[.AB22];[.AG22];[.AL22];[.AQ22];[.AV22];[.BA22];[.BF22];[.BK22];[.BP22];[.BU22];[.BZ22];[.CE22];[.CJ22];[.CO22];[.CT22];[.CY22];[.DD22];[.DI22];[.DN22];[.DS22];[.DX22];[.EC22];[.EH22];[.EM22];[.ER22];[.EW22];[.FB22])" office:value-type="float" office:value="0" calcext:value-type="float">
            <text:p>0</text:p>
          </table:table-cell>
          <table:table-cell table:formula="of:=SUM([.D22];[.I22];[.N22];[.S22];[.X22];[.AC22];[.AH22];[.AM22];[.AR22];[.AW22];[.BB22];[.BG22];[.BL22];[.BQ22];[.BV22];[.CA22];[.CF22];[.CK22];[.CP22];[.CU22];[.CZ22];[.DE22];[.DJ22];[.DO22];[.DT22];[.DY22];[.ED22];[.EI22];[.EN22];[.ES22];[.EX22];[.FC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2];[.FJ22];[.FK22];[.FL22])" office:value-type="float" office:value="15" calcext:value-type="float">
            <text:p>15</text:p>
          </table:table-cell>
          <table:table-cell table:formula="of:=SUM([.E22];[.J22];[.O22];[.T22];[.Y22];[.AD22];[.AI22];[.AN22];[.AS22];[.AX22];[.BC22];[.BH22];[.BM22];[.BR22];[.BW22];[.CB22];[.CG22];[.CL22];[.CQ22];[.CV22];[.DA22];[.DF22];[.DK22];[.DP22];[.DU22];[.DZ22];[.EE22];[.EJ22];[.EO22];[.ET22];[.EY22];[.FD22])" office:value-type="float" office:value="0" calcext:value-type="float">
            <text:p>0</text:p>
          </table:table-cell>
          <table:table-cell table:style-name="ce9" table:formula="of:=SUM([.F22];[.K22];[.P22];[.U22];[.Z22];[.AE22];[.AJ22];[.AO22];[.AT22];[.AY22];[.BD22];[.BI22];[.BN22];[.BS22];[.BX22];[.CC22];[.CH22];[.CM22];[.CR22];[.CW22];[.DB22];[.DG22];[.DL22];[.DQ22];[.DV22];[.EA22];[.EF22];[.EK22];[.EP22];[.EU22];[.EZ22];[.FE2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3" calcext:value-type="date">
            <text:p>2020-02-13</text:p>
          </table:table-cell>
          <table:table-cell table:formula="of:=[.D23]-[.C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3]-[.H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3]-[.M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3]-[.R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3]-[.W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3]-[.A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3]-[.AG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3]-[.AL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3]-[.AQ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3]-[.AV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3]-[.B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3]-[.BF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3]-[.BK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3]-[.BP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3]-[.BU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3]-[.BZ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3]-[.CE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3]-[.CJ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3]-[.CO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3]-[.CT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3]-[.CY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3]-[.DD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3]-[.DI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3]-[.DN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3]-[.DS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3]-[.DX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3]-[.EC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3]-[.EH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3]-[.EM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3]-[.ER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3]-[.EW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3]-[.F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];[.G23];[.L23];[.Q23];[.V23];[.AA23];[.AF23];[.AK23];[.AP23];[.AU23];[.AZ23];[.BE23];[.BJ23];[.BO23];[.BT23];[.BY23];[.CD23];[.CI23];[.CN23];[.CS23];[.CX23];[.DC23];[.DH23];[.DM23];[.DR23];[.DW23];[.EB23];[.EG23];[.EL23];[.EQ23];[.EV23];[.FA23])" office:value-type="float" office:value="0" calcext:value-type="float">
            <text:p>0</text:p>
          </table:table-cell>
          <table:table-cell table:formula="of:=SUM([.C23];[.H23];[.M23];[.R23];[.W23];[.AB23];[.AG23];[.AL23];[.AQ23];[.AV23];[.BA23];[.BF23];[.BK23];[.BP23];[.BU23];[.BZ23];[.CE23];[.CJ23];[.CO23];[.CT23];[.CY23];[.DD23];[.DI23];[.DN23];[.DS23];[.DX23];[.EC23];[.EH23];[.EM23];[.ER23];[.EW23];[.FB23])" office:value-type="float" office:value="0" calcext:value-type="float">
            <text:p>0</text:p>
          </table:table-cell>
          <table:table-cell table:formula="of:=SUM([.D23];[.I23];[.N23];[.S23];[.X23];[.AC23];[.AH23];[.AM23];[.AR23];[.AW23];[.BB23];[.BG23];[.BL23];[.BQ23];[.BV23];[.CA23];[.CF23];[.CK23];[.CP23];[.CU23];[.CZ23];[.DE23];[.DJ23];[.DO23];[.DT23];[.DY23];[.ED23];[.EI23];[.EN23];[.ES23];[.EX23];[.FC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3];[.FJ23];[.FK23];[.FL23])" office:value-type="float" office:value="16" calcext:value-type="float">
            <text:p>16</text:p>
          </table:table-cell>
          <table:table-cell table:formula="of:=SUM([.E23];[.J23];[.O23];[.T23];[.Y23];[.AD23];[.AI23];[.AN23];[.AS23];[.AX23];[.BC23];[.BH23];[.BM23];[.BR23];[.BW23];[.CB23];[.CG23];[.CL23];[.CQ23];[.CV23];[.DA23];[.DF23];[.DK23];[.DP23];[.DU23];[.DZ23];[.EE23];[.EJ23];[.EO23];[.ET23];[.EY23];[.FD23])" office:value-type="float" office:value="0" calcext:value-type="float">
            <text:p>0</text:p>
          </table:table-cell>
          <table:table-cell table:style-name="ce9" table:formula="of:=SUM([.F23];[.K23];[.P23];[.U23];[.Z23];[.AE23];[.AJ23];[.AO23];[.AT23];[.AY23];[.BD23];[.BI23];[.BN23];[.BS23];[.BX23];[.CC23];[.CH23];[.CM23];[.CR23];[.CW23];[.DB23];[.DG23];[.DL23];[.DQ23];[.DV23];[.EA23];[.EF23];[.EK23];[.EP23];[.EU23];[.EZ23];[.FE2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4" calcext:value-type="date">
            <text:p>2020-02-14</text:p>
          </table:table-cell>
          <table:table-cell table:formula="of:=[.D24]-[.C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4]-[.H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4]-[.M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4]-[.R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4]-[.W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4]-[.A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4]-[.AG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4]-[.AL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4]-[.AQ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4]-[.AV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4]-[.B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4]-[.BF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4]-[.BK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4]-[.BP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4]-[.BU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4]-[.BZ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4]-[.CE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4]-[.CJ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4]-[.CO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4]-[.CT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4]-[.CY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4]-[.DD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4]-[.DI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4]-[.DN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4]-[.DS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4]-[.DX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4]-[.EC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4]-[.EH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4]-[.EM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4]-[.ER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4]-[.EW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4]-[.F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];[.G24];[.L24];[.Q24];[.V24];[.AA24];[.AF24];[.AK24];[.AP24];[.AU24];[.AZ24];[.BE24];[.BJ24];[.BO24];[.BT24];[.BY24];[.CD24];[.CI24];[.CN24];[.CS24];[.CX24];[.DC24];[.DH24];[.DM24];[.DR24];[.DW24];[.EB24];[.EG24];[.EL24];[.EQ24];[.EV24];[.FA24])" office:value-type="float" office:value="0" calcext:value-type="float">
            <text:p>0</text:p>
          </table:table-cell>
          <table:table-cell table:formula="of:=SUM([.C24];[.H24];[.M24];[.R24];[.W24];[.AB24];[.AG24];[.AL24];[.AQ24];[.AV24];[.BA24];[.BF24];[.BK24];[.BP24];[.BU24];[.BZ24];[.CE24];[.CJ24];[.CO24];[.CT24];[.CY24];[.DD24];[.DI24];[.DN24];[.DS24];[.DX24];[.EC24];[.EH24];[.EM24];[.ER24];[.EW24];[.FB24])" office:value-type="float" office:value="0" calcext:value-type="float">
            <text:p>0</text:p>
          </table:table-cell>
          <table:table-cell table:formula="of:=SUM([.D24];[.I24];[.N24];[.S24];[.X24];[.AC24];[.AH24];[.AM24];[.AR24];[.AW24];[.BB24];[.BG24];[.BL24];[.BQ24];[.BV24];[.CA24];[.CF24];[.CK24];[.CP24];[.CU24];[.CZ24];[.DE24];[.DJ24];[.DO24];[.DT24];[.DY24];[.ED24];[.EI24];[.EN24];[.ES24];[.EX24];[.FC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4];[.FJ24];[.FK24];[.FL24])" office:value-type="float" office:value="16" calcext:value-type="float">
            <text:p>16</text:p>
          </table:table-cell>
          <table:table-cell table:formula="of:=SUM([.E24];[.J24];[.O24];[.T24];[.Y24];[.AD24];[.AI24];[.AN24];[.AS24];[.AX24];[.BC24];[.BH24];[.BM24];[.BR24];[.BW24];[.CB24];[.CG24];[.CL24];[.CQ24];[.CV24];[.DA24];[.DF24];[.DK24];[.DP24];[.DU24];[.DZ24];[.EE24];[.EJ24];[.EO24];[.ET24];[.EY24];[.FD24])" office:value-type="float" office:value="0" calcext:value-type="float">
            <text:p>0</text:p>
          </table:table-cell>
          <table:table-cell table:style-name="ce9" table:formula="of:=SUM([.F24];[.K24];[.P24];[.U24];[.Z24];[.AE24];[.AJ24];[.AO24];[.AT24];[.AY24];[.BD24];[.BI24];[.BN24];[.BS24];[.BX24];[.CC24];[.CH24];[.CM24];[.CR24];[.CW24];[.DB24];[.DG24];[.DL24];[.DQ24];[.DV24];[.EA24];[.EF24];[.EK24];[.EP24];[.EU24];[.EZ24];[.FE2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5" calcext:value-type="date">
            <text:p>2020-02-15</text:p>
          </table:table-cell>
          <table:table-cell table:formula="of:=[.D25]-[.C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5]-[.H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5]-[.M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5]-[.R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5]-[.W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5]-[.A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5]-[.AG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5]-[.AL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5]-[.AQ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5]-[.AV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5]-[.B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5]-[.BF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5]-[.BK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5]-[.BP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5]-[.BU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5]-[.BZ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5]-[.C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5]-[.CJ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5]-[.CO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5]-[.CT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5]-[.CY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5]-[.DD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5]-[.DI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5]-[.DN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5]-[.DS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5]-[.DX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5]-[.EC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5]-[.EH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5]-[.EM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5]-[.ER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5]-[.EW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5]-[.F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];[.G25];[.L25];[.Q25];[.V25];[.AA25];[.AF25];[.AK25];[.AP25];[.AU25];[.AZ25];[.BE25];[.BJ25];[.BO25];[.BT25];[.BY25];[.CD25];[.CI25];[.CN25];[.CS25];[.CX25];[.DC25];[.DH25];[.DM25];[.DR25];[.DW25];[.EB25];[.EG25];[.EL25];[.EQ25];[.EV25];[.FA25])" office:value-type="float" office:value="0" calcext:value-type="float">
            <text:p>0</text:p>
          </table:table-cell>
          <table:table-cell table:formula="of:=SUM([.C25];[.H25];[.M25];[.R25];[.W25];[.AB25];[.AG25];[.AL25];[.AQ25];[.AV25];[.BA25];[.BF25];[.BK25];[.BP25];[.BU25];[.BZ25];[.CE25];[.CJ25];[.CO25];[.CT25];[.CY25];[.DD25];[.DI25];[.DN25];[.DS25];[.DX25];[.EC25];[.EH25];[.EM25];[.ER25];[.EW25];[.FB25])" office:value-type="float" office:value="0" calcext:value-type="float">
            <text:p>0</text:p>
          </table:table-cell>
          <table:table-cell table:formula="of:=SUM([.D25];[.I25];[.N25];[.S25];[.X25];[.AC25];[.AH25];[.AM25];[.AR25];[.AW25];[.BB25];[.BG25];[.BL25];[.BQ25];[.BV25];[.CA25];[.CF25];[.CK25];[.CP25];[.CU25];[.CZ25];[.DE25];[.DJ25];[.DO25];[.DT25];[.DY25];[.ED25];[.EI25];[.EN25];[.ES25];[.EX25];[.FC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5];[.FJ25];[.FK25];[.FL25])" office:value-type="float" office:value="16" calcext:value-type="float">
            <text:p>16</text:p>
          </table:table-cell>
          <table:table-cell table:formula="of:=SUM([.E25];[.J25];[.O25];[.T25];[.Y25];[.AD25];[.AI25];[.AN25];[.AS25];[.AX25];[.BC25];[.BH25];[.BM25];[.BR25];[.BW25];[.CB25];[.CG25];[.CL25];[.CQ25];[.CV25];[.DA25];[.DF25];[.DK25];[.DP25];[.DU25];[.DZ25];[.EE25];[.EJ25];[.EO25];[.ET25];[.EY25];[.FD25])" office:value-type="float" office:value="0" calcext:value-type="float">
            <text:p>0</text:p>
          </table:table-cell>
          <table:table-cell table:style-name="ce9" table:formula="of:=SUM([.F25];[.K25];[.P25];[.U25];[.Z25];[.AE25];[.AJ25];[.AO25];[.AT25];[.AY25];[.BD25];[.BI25];[.BN25];[.BS25];[.BX25];[.CC25];[.CH25];[.CM25];[.CR25];[.CW25];[.DB25];[.DG25];[.DL25];[.DQ25];[.DV25];[.EA25];[.EF25];[.EK25];[.EP25];[.EU25];[.EZ25];[.FE2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6" calcext:value-type="date">
            <text:p>2020-02-16</text:p>
          </table:table-cell>
          <table:table-cell table:formula="of:=[.D26]-[.C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6]-[.H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6]-[.M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6]-[.R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6]-[.W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6]-[.A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6]-[.AG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6]-[.AL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6]-[.AQ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6]-[.AV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6]-[.B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6]-[.BF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6]-[.BK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6]-[.BP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6]-[.BU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6]-[.BZ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6]-[.CE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6]-[.CJ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6]-[.CO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6]-[.CT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6]-[.CY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6]-[.DD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6]-[.DI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6]-[.DN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6]-[.DS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6]-[.DX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6]-[.EC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6]-[.EH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6]-[.EM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6]-[.ER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6]-[.EW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6]-[.F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];[.G26];[.L26];[.Q26];[.V26];[.AA26];[.AF26];[.AK26];[.AP26];[.AU26];[.AZ26];[.BE26];[.BJ26];[.BO26];[.BT26];[.BY26];[.CD26];[.CI26];[.CN26];[.CS26];[.CX26];[.DC26];[.DH26];[.DM26];[.DR26];[.DW26];[.EB26];[.EG26];[.EL26];[.EQ26];[.EV26];[.FA26])" office:value-type="float" office:value="0" calcext:value-type="float">
            <text:p>0</text:p>
          </table:table-cell>
          <table:table-cell table:formula="of:=SUM([.C26];[.H26];[.M26];[.R26];[.W26];[.AB26];[.AG26];[.AL26];[.AQ26];[.AV26];[.BA26];[.BF26];[.BK26];[.BP26];[.BU26];[.BZ26];[.CE26];[.CJ26];[.CO26];[.CT26];[.CY26];[.DD26];[.DI26];[.DN26];[.DS26];[.DX26];[.EC26];[.EH26];[.EM26];[.ER26];[.EW26];[.FB26])" office:value-type="float" office:value="0" calcext:value-type="float">
            <text:p>0</text:p>
          </table:table-cell>
          <table:table-cell table:formula="of:=SUM([.D26];[.I26];[.N26];[.S26];[.X26];[.AC26];[.AH26];[.AM26];[.AR26];[.AW26];[.BB26];[.BG26];[.BL26];[.BQ26];[.BV26];[.CA26];[.CF26];[.CK26];[.CP26];[.CU26];[.CZ26];[.DE26];[.DJ26];[.DO26];[.DT26];[.DY26];[.ED26];[.EI26];[.EN26];[.ES26];[.EX26];[.FC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6];[.FJ26];[.FK26];[.FL26])" office:value-type="float" office:value="16" calcext:value-type="float">
            <text:p>16</text:p>
          </table:table-cell>
          <table:table-cell table:formula="of:=SUM([.E26];[.J26];[.O26];[.T26];[.Y26];[.AD26];[.AI26];[.AN26];[.AS26];[.AX26];[.BC26];[.BH26];[.BM26];[.BR26];[.BW26];[.CB26];[.CG26];[.CL26];[.CQ26];[.CV26];[.DA26];[.DF26];[.DK26];[.DP26];[.DU26];[.DZ26];[.EE26];[.EJ26];[.EO26];[.ET26];[.EY26];[.FD26])" office:value-type="float" office:value="0" calcext:value-type="float">
            <text:p>0</text:p>
          </table:table-cell>
          <table:table-cell table:style-name="ce9" table:formula="of:=SUM([.F26];[.K26];[.P26];[.U26];[.Z26];[.AE26];[.AJ26];[.AO26];[.AT26];[.AY26];[.BD26];[.BI26];[.BN26];[.BS26];[.BX26];[.CC26];[.CH26];[.CM26];[.CR26];[.CW26];[.DB26];[.DG26];[.DL26];[.DQ26];[.DV26];[.EA26];[.EF26];[.EK26];[.EP26];[.EU26];[.EZ26];[.FE2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7" calcext:value-type="date">
            <text:p>2020-02-17</text:p>
          </table:table-cell>
          <table:table-cell table:formula="of:=[.D27]-[.C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7]-[.M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7]-[.R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7]-[.W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7]-[.A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7]-[.AG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7]-[.AL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7]-[.AQ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7]-[.AV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7]-[.B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7]-[.BF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7]-[.BK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7]-[.BP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7]-[.BU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7]-[.BZ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7]-[.CE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7]-[.CJ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7]-[.CO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7]-[.CT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7]-[.CY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7]-[.DD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7]-[.DI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7]-[.DN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7]-[.DS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7]-[.DX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7]-[.EC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7]-[.EH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7]-[.EM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7]-[.ER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7]-[.EW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7]-[.F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];[.G27];[.L27];[.Q27];[.V27];[.AA27];[.AF27];[.AK27];[.AP27];[.AU27];[.AZ27];[.BE27];[.BJ27];[.BO27];[.BT27];[.BY27];[.CD27];[.CI27];[.CN27];[.CS27];[.CX27];[.DC27];[.DH27];[.DM27];[.DR27];[.DW27];[.EB27];[.EG27];[.EL27];[.EQ27];[.EV27];[.FA27])" office:value-type="float" office:value="0" calcext:value-type="float">
            <text:p>0</text:p>
          </table:table-cell>
          <table:table-cell table:formula="of:=SUM([.C27];[.H27];[.M27];[.R27];[.W27];[.AB27];[.AG27];[.AL27];[.AQ27];[.AV27];[.BA27];[.BF27];[.BK27];[.BP27];[.BU27];[.BZ27];[.CE27];[.CJ27];[.CO27];[.CT27];[.CY27];[.DD27];[.DI27];[.DN27];[.DS27];[.DX27];[.EC27];[.EH27];[.EM27];[.ER27];[.EW27];[.FB27])" office:value-type="float" office:value="0" calcext:value-type="float">
            <text:p>0</text:p>
          </table:table-cell>
          <table:table-cell table:formula="of:=SUM([.D27];[.I27];[.N27];[.S27];[.X27];[.AC27];[.AH27];[.AM27];[.AR27];[.AW27];[.BB27];[.BG27];[.BL27];[.BQ27];[.BV27];[.CA27];[.CF27];[.CK27];[.CP27];[.CU27];[.CZ27];[.DE27];[.DJ27];[.DO27];[.DT27];[.DY27];[.ED27];[.EI27];[.EN27];[.ES27];[.EX27];[.FC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7];[.FJ27];[.FK27];[.FL27])" office:value-type="float" office:value="16" calcext:value-type="float">
            <text:p>16</text:p>
          </table:table-cell>
          <table:table-cell table:formula="of:=SUM([.E27];[.J27];[.O27];[.T27];[.Y27];[.AD27];[.AI27];[.AN27];[.AS27];[.AX27];[.BC27];[.BH27];[.BM27];[.BR27];[.BW27];[.CB27];[.CG27];[.CL27];[.CQ27];[.CV27];[.DA27];[.DF27];[.DK27];[.DP27];[.DU27];[.DZ27];[.EE27];[.EJ27];[.EO27];[.ET27];[.EY27];[.FD27])" office:value-type="float" office:value="0" calcext:value-type="float">
            <text:p>0</text:p>
          </table:table-cell>
          <table:table-cell table:style-name="ce9" table:formula="of:=SUM([.F27];[.K27];[.P27];[.U27];[.Z27];[.AE27];[.AJ27];[.AO27];[.AT27];[.AY27];[.BD27];[.BI27];[.BN27];[.BS27];[.BX27];[.CC27];[.CH27];[.CM27];[.CR27];[.CW27];[.DB27];[.DG27];[.DL27];[.DQ27];[.DV27];[.EA27];[.EF27];[.EK27];[.EP27];[.EU27];[.EZ27];[.FE2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8" calcext:value-type="date">
            <text:p>2020-02-18</text:p>
          </table:table-cell>
          <table:table-cell table:formula="of:=[.D28]-[.C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8]-[.M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8]-[.R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8]-[.W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8]-[.A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8]-[.AG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8]-[.AL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8]-[.AQ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8]-[.AV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8]-[.B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8]-[.BF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8]-[.BK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8]-[.BP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8]-[.BU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8]-[.BZ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8]-[.CE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8]-[.CJ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8]-[.CO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8]-[.CT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8]-[.CY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8]-[.DD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8]-[.DI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8]-[.DN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8]-[.DS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8]-[.DX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8]-[.EC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8]-[.EH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8]-[.EM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8]-[.ER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8]-[.EW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8]-[.F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];[.G28];[.L28];[.Q28];[.V28];[.AA28];[.AF28];[.AK28];[.AP28];[.AU28];[.AZ28];[.BE28];[.BJ28];[.BO28];[.BT28];[.BY28];[.CD28];[.CI28];[.CN28];[.CS28];[.CX28];[.DC28];[.DH28];[.DM28];[.DR28];[.DW28];[.EB28];[.EG28];[.EL28];[.EQ28];[.EV28];[.FA28])" office:value-type="float" office:value="0" calcext:value-type="float">
            <text:p>0</text:p>
          </table:table-cell>
          <table:table-cell table:formula="of:=SUM([.C28];[.H28];[.M28];[.R28];[.W28];[.AB28];[.AG28];[.AL28];[.AQ28];[.AV28];[.BA28];[.BF28];[.BK28];[.BP28];[.BU28];[.BZ28];[.CE28];[.CJ28];[.CO28];[.CT28];[.CY28];[.DD28];[.DI28];[.DN28];[.DS28];[.DX28];[.EC28];[.EH28];[.EM28];[.ER28];[.EW28];[.FB28])" office:value-type="float" office:value="0" calcext:value-type="float">
            <text:p>0</text:p>
          </table:table-cell>
          <table:table-cell table:formula="of:=SUM([.D28];[.I28];[.N28];[.S28];[.X28];[.AC28];[.AH28];[.AM28];[.AR28];[.AW28];[.BB28];[.BG28];[.BL28];[.BQ28];[.BV28];[.CA28];[.CF28];[.CK28];[.CP28];[.CU28];[.CZ28];[.DE28];[.DJ28];[.DO28];[.DT28];[.DY28];[.ED28];[.EI28];[.EN28];[.ES28];[.EX28];[.FC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8];[.FJ28];[.FK28];[.FL28])" office:value-type="float" office:value="16" calcext:value-type="float">
            <text:p>16</text:p>
          </table:table-cell>
          <table:table-cell table:formula="of:=SUM([.E28];[.J28];[.O28];[.T28];[.Y28];[.AD28];[.AI28];[.AN28];[.AS28];[.AX28];[.BC28];[.BH28];[.BM28];[.BR28];[.BW28];[.CB28];[.CG28];[.CL28];[.CQ28];[.CV28];[.DA28];[.DF28];[.DK28];[.DP28];[.DU28];[.DZ28];[.EE28];[.EJ28];[.EO28];[.ET28];[.EY28];[.FD28])" office:value-type="float" office:value="0" calcext:value-type="float">
            <text:p>0</text:p>
          </table:table-cell>
          <table:table-cell table:style-name="ce9" table:formula="of:=SUM([.F28];[.K28];[.P28];[.U28];[.Z28];[.AE28];[.AJ28];[.AO28];[.AT28];[.AY28];[.BD28];[.BI28];[.BN28];[.BS28];[.BX28];[.CC28];[.CH28];[.CM28];[.CR28];[.CW28];[.DB28];[.DG28];[.DL28];[.DQ28];[.DV28];[.EA28];[.EF28];[.EK28];[.EP28];[.EU28];[.EZ28];[.FE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9" calcext:value-type="date">
            <text:p>2020-02-19</text:p>
          </table:table-cell>
          <table:table-cell table:formula="of:=[.D29]-[.C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9]-[.H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9]-[.M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9]-[.R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9]-[.W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9]-[.A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9]-[.AG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9]-[.AL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9]-[.AQ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9]-[.AV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9]-[.B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9]-[.BF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9]-[.BK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9]-[.BP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9]-[.BU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9]-[.BZ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9]-[.CE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9]-[.CJ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9]-[.CO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9]-[.CT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9]-[.CY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9]-[.DD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9]-[.DI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9]-[.DN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9]-[.DS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9]-[.DX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9]-[.EC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9]-[.EH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9]-[.EM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9]-[.ER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9]-[.EW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9]-[.F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];[.G29];[.L29];[.Q29];[.V29];[.AA29];[.AF29];[.AK29];[.AP29];[.AU29];[.AZ29];[.BE29];[.BJ29];[.BO29];[.BT29];[.BY29];[.CD29];[.CI29];[.CN29];[.CS29];[.CX29];[.DC29];[.DH29];[.DM29];[.DR29];[.DW29];[.EB29];[.EG29];[.EL29];[.EQ29];[.EV29];[.FA29])" office:value-type="float" office:value="0" calcext:value-type="float">
            <text:p>0</text:p>
          </table:table-cell>
          <table:table-cell table:formula="of:=SUM([.C29];[.H29];[.M29];[.R29];[.W29];[.AB29];[.AG29];[.AL29];[.AQ29];[.AV29];[.BA29];[.BF29];[.BK29];[.BP29];[.BU29];[.BZ29];[.CE29];[.CJ29];[.CO29];[.CT29];[.CY29];[.DD29];[.DI29];[.DN29];[.DS29];[.DX29];[.EC29];[.EH29];[.EM29];[.ER29];[.EW29];[.FB29])" office:value-type="float" office:value="0" calcext:value-type="float">
            <text:p>0</text:p>
          </table:table-cell>
          <table:table-cell table:formula="of:=SUM([.D29];[.I29];[.N29];[.S29];[.X29];[.AC29];[.AH29];[.AM29];[.AR29];[.AW29];[.BB29];[.BG29];[.BL29];[.BQ29];[.BV29];[.CA29];[.CF29];[.CK29];[.CP29];[.CU29];[.CZ29];[.DE29];[.DJ29];[.DO29];[.DT29];[.DY29];[.ED29];[.EI29];[.EN29];[.ES29];[.EX29];[.FC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9];[.FJ29];[.FK29];[.FL29])" office:value-type="float" office:value="18" calcext:value-type="float">
            <text:p>18</text:p>
          </table:table-cell>
          <table:table-cell table:formula="of:=SUM([.E29];[.J29];[.O29];[.T29];[.Y29];[.AD29];[.AI29];[.AN29];[.AS29];[.AX29];[.BC29];[.BH29];[.BM29];[.BR29];[.BW29];[.CB29];[.CG29];[.CL29];[.CQ29];[.CV29];[.DA29];[.DF29];[.DK29];[.DP29];[.DU29];[.DZ29];[.EE29];[.EJ29];[.EO29];[.ET29];[.EY29];[.FD29])" office:value-type="float" office:value="0" calcext:value-type="float">
            <text:p>0</text:p>
          </table:table-cell>
          <table:table-cell table:style-name="ce9" table:formula="of:=SUM([.F29];[.K29];[.P29];[.U29];[.Z29];[.AE29];[.AJ29];[.AO29];[.AT29];[.AY29];[.BD29];[.BI29];[.BN29];[.BS29];[.BX29];[.CC29];[.CH29];[.CM29];[.CR29];[.CW29];[.DB29];[.DG29];[.DL29];[.DQ29];[.DV29];[.EA29];[.EF29];[.EK29];[.EP29];[.EU29];[.EZ29];[.FE2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0" calcext:value-type="date">
            <text:p>2020-02-20</text:p>
          </table:table-cell>
          <table:table-cell table:formula="of:=[.D30]-[.C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0]-[.H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0]-[.M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0]-[.R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0]-[.W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0]-[.A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0]-[.AG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0]-[.AL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0]-[.AQ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0]-[.AV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0]-[.B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0]-[.BF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0]-[.BK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0]-[.BP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0]-[.BU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0]-[.BZ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0]-[.C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0]-[.CJ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0]-[.CO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0]-[.CT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0]-[.CY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0]-[.DD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0]-[.DI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0]-[.DN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0]-[.DS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0]-[.DX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0]-[.EC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0]-[.EH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0]-[.EM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0]-[.ER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0]-[.EW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0]-[.F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];[.G30];[.L30];[.Q30];[.V30];[.AA30];[.AF30];[.AK30];[.AP30];[.AU30];[.AZ30];[.BE30];[.BJ30];[.BO30];[.BT30];[.BY30];[.CD30];[.CI30];[.CN30];[.CS30];[.CX30];[.DC30];[.DH30];[.DM30];[.DR30];[.DW30];[.EB30];[.EG30];[.EL30];[.EQ30];[.EV30];[.FA30])" office:value-type="float" office:value="0" calcext:value-type="float">
            <text:p>0</text:p>
          </table:table-cell>
          <table:table-cell table:formula="of:=SUM([.C30];[.H30];[.M30];[.R30];[.W30];[.AB30];[.AG30];[.AL30];[.AQ30];[.AV30];[.BA30];[.BF30];[.BK30];[.BP30];[.BU30];[.BZ30];[.CE30];[.CJ30];[.CO30];[.CT30];[.CY30];[.DD30];[.DI30];[.DN30];[.DS30];[.DX30];[.EC30];[.EH30];[.EM30];[.ER30];[.EW30];[.FB30])" office:value-type="float" office:value="0" calcext:value-type="float">
            <text:p>0</text:p>
          </table:table-cell>
          <table:table-cell table:formula="of:=SUM([.D30];[.I30];[.N30];[.S30];[.X30];[.AC30];[.AH30];[.AM30];[.AR30];[.AW30];[.BB30];[.BG30];[.BL30];[.BQ30];[.BV30];[.CA30];[.CF30];[.CK30];[.CP30];[.CU30];[.CZ30];[.DE30];[.DJ30];[.DO30];[.DT30];[.DY30];[.ED30];[.EI30];[.EN30];[.ES30];[.EX30];[.FC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0];[.FJ30];[.FK30];[.FL30])" office:value-type="float" office:value="18" calcext:value-type="float">
            <text:p>18</text:p>
          </table:table-cell>
          <table:table-cell table:formula="of:=SUM([.E30];[.J30];[.O30];[.T30];[.Y30];[.AD30];[.AI30];[.AN30];[.AS30];[.AX30];[.BC30];[.BH30];[.BM30];[.BR30];[.BW30];[.CB30];[.CG30];[.CL30];[.CQ30];[.CV30];[.DA30];[.DF30];[.DK30];[.DP30];[.DU30];[.DZ30];[.EE30];[.EJ30];[.EO30];[.ET30];[.EY30];[.FD30])" office:value-type="float" office:value="0" calcext:value-type="float">
            <text:p>0</text:p>
          </table:table-cell>
          <table:table-cell table:style-name="ce9" table:formula="of:=SUM([.F30];[.K30];[.P30];[.U30];[.Z30];[.AE30];[.AJ30];[.AO30];[.AT30];[.AY30];[.BD30];[.BI30];[.BN30];[.BS30];[.BX30];[.CC30];[.CH30];[.CM30];[.CR30];[.CW30];[.DB30];[.DG30];[.DL30];[.DQ30];[.DV30];[.EA30];[.EF30];[.EK30];[.EP30];[.EU30];[.EZ30];[.FE3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1" calcext:value-type="date">
            <text:p>2020-02-21</text:p>
          </table:table-cell>
          <table:table-cell table:formula="of:=[.D31]-[.C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1]-[.H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1]-[.M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1]-[.R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1]-[.W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1]-[.A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1]-[.AG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1]-[.AL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1]-[.AQ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1]-[.AV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1]-[.BA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1]-[.BF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1]-[.BK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1]-[.BP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1]-[.BU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1]-[.BZ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1]-[.C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1]-[.CJ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1]-[.CO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1]-[.CT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1]-[.CY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1]-[.DD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1]-[.DI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1]-[.DN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1]-[.DS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1]-[.DX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1]-[.EC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1]-[.EH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1]-[.EM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1]-[.ER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1]-[.EW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1]-[.F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];[.G31];[.L31];[.Q31];[.V31];[.AA31];[.AF31];[.AK31];[.AP31];[.AU31];[.AZ31];[.BE31];[.BJ31];[.BO31];[.BT31];[.BY31];[.CD31];[.CI31];[.CN31];[.CS31];[.CX31];[.DC31];[.DH31];[.DM31];[.DR31];[.DW31];[.EB31];[.EG31];[.EL31];[.EQ31];[.EV31];[.FA31])" office:value-type="float" office:value="0" calcext:value-type="float">
            <text:p>0</text:p>
          </table:table-cell>
          <table:table-cell table:formula="of:=SUM([.C31];[.H31];[.M31];[.R31];[.W31];[.AB31];[.AG31];[.AL31];[.AQ31];[.AV31];[.BA31];[.BF31];[.BK31];[.BP31];[.BU31];[.BZ31];[.CE31];[.CJ31];[.CO31];[.CT31];[.CY31];[.DD31];[.DI31];[.DN31];[.DS31];[.DX31];[.EC31];[.EH31];[.EM31];[.ER31];[.EW31];[.FB31])" office:value-type="float" office:value="0" calcext:value-type="float">
            <text:p>0</text:p>
          </table:table-cell>
          <table:table-cell table:formula="of:=SUM([.D31];[.I31];[.N31];[.S31];[.X31];[.AC31];[.AH31];[.AM31];[.AR31];[.AW31];[.BB31];[.BG31];[.BL31];[.BQ31];[.BV31];[.CA31];[.CF31];[.CK31];[.CP31];[.CU31];[.CZ31];[.DE31];[.DJ31];[.DO31];[.DT31];[.DY31];[.ED31];[.EI31];[.EN31];[.ES31];[.EX31];[.FC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1];[.FJ31];[.FK31];[.FL31])" office:value-type="float" office:value="18" calcext:value-type="float">
            <text:p>18</text:p>
          </table:table-cell>
          <table:table-cell table:formula="of:=SUM([.E31];[.J31];[.O31];[.T31];[.Y31];[.AD31];[.AI31];[.AN31];[.AS31];[.AX31];[.BC31];[.BH31];[.BM31];[.BR31];[.BW31];[.CB31];[.CG31];[.CL31];[.CQ31];[.CV31];[.DA31];[.DF31];[.DK31];[.DP31];[.DU31];[.DZ31];[.EE31];[.EJ31];[.EO31];[.ET31];[.EY31];[.FD31])" office:value-type="float" office:value="0" calcext:value-type="float">
            <text:p>0</text:p>
          </table:table-cell>
          <table:table-cell table:style-name="ce9" table:formula="of:=SUM([.F31];[.K31];[.P31];[.U31];[.Z31];[.AE31];[.AJ31];[.AO31];[.AT31];[.AY31];[.BD31];[.BI31];[.BN31];[.BS31];[.BX31];[.CC31];[.CH31];[.CM31];[.CR31];[.CW31];[.DB31];[.DG31];[.DL31];[.DQ31];[.DV31];[.EA31];[.EF31];[.EK31];[.EP31];[.EU31];[.EZ31];[.FE3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2" calcext:value-type="date">
            <text:p>2020-02-22</text:p>
          </table:table-cell>
          <table:table-cell table:formula="of:=[.D32]-[.C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2]-[.H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2]-[.M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2]-[.R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2]-[.W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2]-[.A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2]-[.AG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2]-[.AL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2]-[.AQ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2]-[.AV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2]-[.BA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2]-[.BF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2]-[.BK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2]-[.BP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2]-[.BU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2]-[.BZ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2]-[.C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2]-[.CJ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2]-[.CO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2]-[.CT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2]-[.CY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2]-[.DD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2]-[.DI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2]-[.DN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2]-[.DS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2]-[.DX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2]-[.EC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2]-[.EH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2]-[.EM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2]-[.ER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2]-[.EW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2]-[.F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];[.G32];[.L32];[.Q32];[.V32];[.AA32];[.AF32];[.AK32];[.AP32];[.AU32];[.AZ32];[.BE32];[.BJ32];[.BO32];[.BT32];[.BY32];[.CD32];[.CI32];[.CN32];[.CS32];[.CX32];[.DC32];[.DH32];[.DM32];[.DR32];[.DW32];[.EB32];[.EG32];[.EL32];[.EQ32];[.EV32];[.FA32])" office:value-type="float" office:value="0" calcext:value-type="float">
            <text:p>0</text:p>
          </table:table-cell>
          <table:table-cell table:formula="of:=SUM([.C32];[.H32];[.M32];[.R32];[.W32];[.AB32];[.AG32];[.AL32];[.AQ32];[.AV32];[.BA32];[.BF32];[.BK32];[.BP32];[.BU32];[.BZ32];[.CE32];[.CJ32];[.CO32];[.CT32];[.CY32];[.DD32];[.DI32];[.DN32];[.DS32];[.DX32];[.EC32];[.EH32];[.EM32];[.ER32];[.EW32];[.FB32])" office:value-type="float" office:value="0" calcext:value-type="float">
            <text:p>0</text:p>
          </table:table-cell>
          <table:table-cell table:formula="of:=SUM([.D32];[.I32];[.N32];[.S32];[.X32];[.AC32];[.AH32];[.AM32];[.AR32];[.AW32];[.BB32];[.BG32];[.BL32];[.BQ32];[.BV32];[.CA32];[.CF32];[.CK32];[.CP32];[.CU32];[.CZ32];[.DE32];[.DJ32];[.DO32];[.DT32];[.DY32];[.ED32];[.EI32];[.EN32];[.ES32];[.EX32];[.FC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2];[.FJ32];[.FK32];[.FL32])" office:value-type="float" office:value="18" calcext:value-type="float">
            <text:p>18</text:p>
          </table:table-cell>
          <table:table-cell table:formula="of:=SUM([.E32];[.J32];[.O32];[.T32];[.Y32];[.AD32];[.AI32];[.AN32];[.AS32];[.AX32];[.BC32];[.BH32];[.BM32];[.BR32];[.BW32];[.CB32];[.CG32];[.CL32];[.CQ32];[.CV32];[.DA32];[.DF32];[.DK32];[.DP32];[.DU32];[.DZ32];[.EE32];[.EJ32];[.EO32];[.ET32];[.EY32];[.FD32])" office:value-type="float" office:value="0" calcext:value-type="float">
            <text:p>0</text:p>
          </table:table-cell>
          <table:table-cell table:style-name="ce9" table:formula="of:=SUM([.F32];[.K32];[.P32];[.U32];[.Z32];[.AE32];[.AJ32];[.AO32];[.AT32];[.AY32];[.BD32];[.BI32];[.BN32];[.BS32];[.BX32];[.CC32];[.CH32];[.CM32];[.CR32];[.CW32];[.DB32];[.DG32];[.DL32];[.DQ32];[.DV32];[.EA32];[.EF32];[.EK32];[.EP32];[.EU32];[.EZ32];[.FE3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3" calcext:value-type="date">
            <text:p>2020-02-23</text:p>
          </table:table-cell>
          <table:table-cell table:formula="of:=[.D33]-[.C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3]-[.H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3]-[.M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3]-[.R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3]-[.W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3]-[.A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3]-[.AG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3]-[.AL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3]-[.AQ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3]-[.AV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3]-[.BA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3]-[.BF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3]-[.BK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3]-[.BP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3]-[.BU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3]-[.BZ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3]-[.C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3]-[.CJ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3]-[.CO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3]-[.CT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3]-[.CY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3]-[.DD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3]-[.DI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3]-[.DN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3]-[.DS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3]-[.DX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3]-[.EC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3]-[.EH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3]-[.EM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3]-[.ER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3]-[.EW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3]-[.F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];[.G33];[.L33];[.Q33];[.V33];[.AA33];[.AF33];[.AK33];[.AP33];[.AU33];[.AZ33];[.BE33];[.BJ33];[.BO33];[.BT33];[.BY33];[.CD33];[.CI33];[.CN33];[.CS33];[.CX33];[.DC33];[.DH33];[.DM33];[.DR33];[.DW33];[.EB33];[.EG33];[.EL33];[.EQ33];[.EV33];[.FA33])" office:value-type="float" office:value="0" calcext:value-type="float">
            <text:p>0</text:p>
          </table:table-cell>
          <table:table-cell table:formula="of:=SUM([.C33];[.H33];[.M33];[.R33];[.W33];[.AB33];[.AG33];[.AL33];[.AQ33];[.AV33];[.BA33];[.BF33];[.BK33];[.BP33];[.BU33];[.BZ33];[.CE33];[.CJ33];[.CO33];[.CT33];[.CY33];[.DD33];[.DI33];[.DN33];[.DS33];[.DX33];[.EC33];[.EH33];[.EM33];[.ER33];[.EW33];[.FB33])" office:value-type="float" office:value="0" calcext:value-type="float">
            <text:p>0</text:p>
          </table:table-cell>
          <table:table-cell table:formula="of:=SUM([.D33];[.I33];[.N33];[.S33];[.X33];[.AC33];[.AH33];[.AM33];[.AR33];[.AW33];[.BB33];[.BG33];[.BL33];[.BQ33];[.BV33];[.CA33];[.CF33];[.CK33];[.CP33];[.CU33];[.CZ33];[.DE33];[.DJ33];[.DO33];[.DT33];[.DY33];[.ED33];[.EI33];[.EN33];[.ES33];[.EX33];[.FC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3];[.FJ33];[.FK33];[.FL33])" office:value-type="float" office:value="18" calcext:value-type="float">
            <text:p>18</text:p>
          </table:table-cell>
          <table:table-cell table:formula="of:=SUM([.E33];[.J33];[.O33];[.T33];[.Y33];[.AD33];[.AI33];[.AN33];[.AS33];[.AX33];[.BC33];[.BH33];[.BM33];[.BR33];[.BW33];[.CB33];[.CG33];[.CL33];[.CQ33];[.CV33];[.DA33];[.DF33];[.DK33];[.DP33];[.DU33];[.DZ33];[.EE33];[.EJ33];[.EO33];[.ET33];[.EY33];[.FD33])" office:value-type="float" office:value="0" calcext:value-type="float">
            <text:p>0</text:p>
          </table:table-cell>
          <table:table-cell table:style-name="ce9" table:formula="of:=SUM([.F33];[.K33];[.P33];[.U33];[.Z33];[.AE33];[.AJ33];[.AO33];[.AT33];[.AY33];[.BD33];[.BI33];[.BN33];[.BS33];[.BX33];[.CC33];[.CH33];[.CM33];[.CR33];[.CW33];[.DB33];[.DG33];[.DL33];[.DQ33];[.DV33];[.EA33];[.EF33];[.EK33];[.EP33];[.EU33];[.EZ33];[.FE3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4" calcext:value-type="date">
            <text:p>2020-02-24</text:p>
          </table:table-cell>
          <table:table-cell table:formula="of:=[.D34]-[.C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4]-[.M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4]-[.R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4]-[.W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4]-[.AB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4]-[.AG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4]-[.AL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4]-[.AQ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4]-[.AV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4]-[.BA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4]-[.BF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4]-[.BK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4]-[.BP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4]-[.BU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4]-[.BZ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4]-[.C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4]-[.CJ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4]-[.CO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4]-[.CT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4]-[.CY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4]-[.DD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4]-[.DI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4]-[.DN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4]-[.DS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4]-[.DX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4]-[.EC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4]-[.EH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4]-[.EM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4]-[.ER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4]-[.EW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4]-[.FB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];[.G34];[.L34];[.Q34];[.V34];[.AA34];[.AF34];[.AK34];[.AP34];[.AU34];[.AZ34];[.BE34];[.BJ34];[.BO34];[.BT34];[.BY34];[.CD34];[.CI34];[.CN34];[.CS34];[.CX34];[.DC34];[.DH34];[.DM34];[.DR34];[.DW34];[.EB34];[.EG34];[.EL34];[.EQ34];[.EV34];[.FA34])" office:value-type="float" office:value="0" calcext:value-type="float">
            <text:p>0</text:p>
          </table:table-cell>
          <table:table-cell table:formula="of:=SUM([.C34];[.H34];[.M34];[.R34];[.W34];[.AB34];[.AG34];[.AL34];[.AQ34];[.AV34];[.BA34];[.BF34];[.BK34];[.BP34];[.BU34];[.BZ34];[.CE34];[.CJ34];[.CO34];[.CT34];[.CY34];[.DD34];[.DI34];[.DN34];[.DS34];[.DX34];[.EC34];[.EH34];[.EM34];[.ER34];[.EW34];[.FB34])" office:value-type="float" office:value="0" calcext:value-type="float">
            <text:p>0</text:p>
          </table:table-cell>
          <table:table-cell table:formula="of:=SUM([.D34];[.I34];[.N34];[.S34];[.X34];[.AC34];[.AH34];[.AM34];[.AR34];[.AW34];[.BB34];[.BG34];[.BL34];[.BQ34];[.BV34];[.CA34];[.CF34];[.CK34];[.CP34];[.CU34];[.CZ34];[.DE34];[.DJ34];[.DO34];[.DT34];[.DY34];[.ED34];[.EI34];[.EN34];[.ES34];[.EX34];[.FC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4];[.FJ34];[.FK34];[.FL34])" office:value-type="float" office:value="18" calcext:value-type="float">
            <text:p>18</text:p>
          </table:table-cell>
          <table:table-cell table:formula="of:=SUM([.E34];[.J34];[.O34];[.T34];[.Y34];[.AD34];[.AI34];[.AN34];[.AS34];[.AX34];[.BC34];[.BH34];[.BM34];[.BR34];[.BW34];[.CB34];[.CG34];[.CL34];[.CQ34];[.CV34];[.DA34];[.DF34];[.DK34];[.DP34];[.DU34];[.DZ34];[.EE34];[.EJ34];[.EO34];[.ET34];[.EY34];[.FD34])" office:value-type="float" office:value="0" calcext:value-type="float">
            <text:p>0</text:p>
          </table:table-cell>
          <table:table-cell table:style-name="ce9" table:formula="of:=SUM([.F34];[.K34];[.P34];[.U34];[.Z34];[.AE34];[.AJ34];[.AO34];[.AT34];[.AY34];[.BD34];[.BI34];[.BN34];[.BS34];[.BX34];[.CC34];[.CH34];[.CM34];[.CR34];[.CW34];[.DB34];[.DG34];[.DL34];[.DQ34];[.DV34];[.EA34];[.EF34];[.EK34];[.EP34];[.EU34];[.EZ34];[.FE3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5" calcext:value-type="date">
            <text:p>2020-02-25</text:p>
          </table:table-cell>
          <table:table-cell table:formula="of:=[.D35]-[.C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5]-[.H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5]-[.M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5]-[.R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5]-[.W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5]-[.AB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5]-[.AG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5]-[.AL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5]-[.AQ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5]-[.AV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5]-[.BA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5]-[.BF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5]-[.BK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5]-[.BP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5]-[.BU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5]-[.BZ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5]-[.C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5]-[.CJ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5]-[.CO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5]-[.CT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5]-[.CY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5]-[.DD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5]-[.DI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5]-[.DN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5]-[.DS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5]-[.DX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5]-[.EC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5]-[.EH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5]-[.EM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5]-[.ER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5]-[.EW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5]-[.FB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];[.G35];[.L35];[.Q35];[.V35];[.AA35];[.AF35];[.AK35];[.AP35];[.AU35];[.AZ35];[.BE35];[.BJ35];[.BO35];[.BT35];[.BY35];[.CD35];[.CI35];[.CN35];[.CS35];[.CX35];[.DC35];[.DH35];[.DM35];[.DR35];[.DW35];[.EB35];[.EG35];[.EL35];[.EQ35];[.EV35];[.FA35])" office:value-type="float" office:value="0" calcext:value-type="float">
            <text:p>0</text:p>
          </table:table-cell>
          <table:table-cell table:formula="of:=SUM([.C35];[.H35];[.M35];[.R35];[.W35];[.AB35];[.AG35];[.AL35];[.AQ35];[.AV35];[.BA35];[.BF35];[.BK35];[.BP35];[.BU35];[.BZ35];[.CE35];[.CJ35];[.CO35];[.CT35];[.CY35];[.DD35];[.DI35];[.DN35];[.DS35];[.DX35];[.EC35];[.EH35];[.EM35];[.ER35];[.EW35];[.FB35])" office:value-type="float" office:value="0" calcext:value-type="float">
            <text:p>0</text:p>
          </table:table-cell>
          <table:table-cell table:formula="of:=SUM([.D35];[.I35];[.N35];[.S35];[.X35];[.AC35];[.AH35];[.AM35];[.AR35];[.AW35];[.BB35];[.BG35];[.BL35];[.BQ35];[.BV35];[.CA35];[.CF35];[.CK35];[.CP35];[.CU35];[.CZ35];[.DE35];[.DJ35];[.DO35];[.DT35];[.DY35];[.ED35];[.EI35];[.EN35];[.ES35];[.EX35];[.FC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Default" table:formula="of:=SUM([.FH35];[.FJ35];[.FK35];[.FL35])" office:value-type="float" office:value="62" calcext:value-type="float">
            <text:p>62</text:p>
          </table:table-cell>
          <table:table-cell table:formula="of:=SUM([.E35];[.J35];[.O35];[.T35];[.Y35];[.AD35];[.AI35];[.AN35];[.AS35];[.AX35];[.BC35];[.BH35];[.BM35];[.BR35];[.BW35];[.CB35];[.CG35];[.CL35];[.CQ35];[.CV35];[.DA35];[.DF35];[.DK35];[.DP35];[.DU35];[.DZ35];[.EE35];[.EJ35];[.EO35];[.ET35];[.EY35];[.FD35])" office:value-type="float" office:value="0" calcext:value-type="float">
            <text:p>0</text:p>
          </table:table-cell>
          <table:table-cell table:style-name="ce9" table:formula="of:=SUM([.F35];[.K35];[.P35];[.U35];[.Z35];[.AE35];[.AJ35];[.AO35];[.AT35];[.AY35];[.BD35];[.BI35];[.BN35];[.BS35];[.BX35];[.CC35];[.CH35];[.CM35];[.CR35];[.CW35];[.DB35];[.DG35];[.DL35];[.DQ35];[.DV35];[.EA35];[.EF35];[.EK35];[.EP35];[.EU35];[.EZ35];[.FE3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6" calcext:value-type="date">
            <text:p>2020-02-26</text:p>
          </table:table-cell>
          <table:table-cell table:formula="of:=[.D36]-[.C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6]-[.H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6]-[.M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6]-[.R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6]-[.W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6]-[.AB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6]-[.AG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6]-[.AL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6]-[.AQ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6]-[.AV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6]-[.B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6]-[.BF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6]-[.BK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6]-[.BP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6]-[.BU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6]-[.BZ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6]-[.CE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6]-[.CJ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6]-[.CO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6]-[.CT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6]-[.CY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6]-[.DD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6]-[.DI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6]-[.DN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6]-[.DS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6]-[.DX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6]-[.EC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6]-[.EH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6]-[.EM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6]-[.ER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6]-[.EW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6]-[.FB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];[.G36];[.L36];[.Q36];[.V36];[.AA36];[.AF36];[.AK36];[.AP36];[.AU36];[.AZ36];[.BE36];[.BJ36];[.BO36];[.BT36];[.BY36];[.CD36];[.CI36];[.CN36];[.CS36];[.CX36];[.DC36];[.DH36];[.DM36];[.DR36];[.DW36];[.EB36];[.EG36];[.EL36];[.EQ36];[.EV36];[.FA36])" office:value-type="float" office:value="0" calcext:value-type="float">
            <text:p>0</text:p>
          </table:table-cell>
          <table:table-cell table:formula="of:=SUM([.C36];[.H36];[.M36];[.R36];[.W36];[.AB36];[.AG36];[.AL36];[.AQ36];[.AV36];[.BA36];[.BF36];[.BK36];[.BP36];[.BU36];[.BZ36];[.CE36];[.CJ36];[.CO36];[.CT36];[.CY36];[.DD36];[.DI36];[.DN36];[.DS36];[.DX36];[.EC36];[.EH36];[.EM36];[.ER36];[.EW36];[.FB36])" office:value-type="float" office:value="0" calcext:value-type="float">
            <text:p>0</text:p>
          </table:table-cell>
          <table:table-cell table:formula="of:=SUM([.D36];[.I36];[.N36];[.S36];[.X36];[.AC36];[.AH36];[.AM36];[.AR36];[.AW36];[.BB36];[.BG36];[.BL36];[.BQ36];[.BV36];[.CA36];[.CF36];[.CK36];[.CP36];[.CU36];[.CZ36];[.DE36];[.DJ36];[.DO36];[.DT36];[.DY36];[.ED36];[.EI36];[.EN36];[.ES36];[.EX36];[.FC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Default" table:formula="of:=SUM([.FH36];[.FJ36];[.FK36];[.FL36])" office:value-type="float" office:value="63" calcext:value-type="float">
            <text:p>63</text:p>
          </table:table-cell>
          <table:table-cell table:formula="of:=SUM([.E36];[.J36];[.O36];[.T36];[.Y36];[.AD36];[.AI36];[.AN36];[.AS36];[.AX36];[.BC36];[.BH36];[.BM36];[.BR36];[.BW36];[.CB36];[.CG36];[.CL36];[.CQ36];[.CV36];[.DA36];[.DF36];[.DK36];[.DP36];[.DU36];[.DZ36];[.EE36];[.EJ36];[.EO36];[.ET36];[.EY36];[.FD36])" office:value-type="float" office:value="0" calcext:value-type="float">
            <text:p>0</text:p>
          </table:table-cell>
          <table:table-cell table:style-name="ce9" table:formula="of:=SUM([.F36];[.K36];[.P36];[.U36];[.Z36];[.AE36];[.AJ36];[.AO36];[.AT36];[.AY36];[.BD36];[.BI36];[.BN36];[.BS36];[.BX36];[.CC36];[.CH36];[.CM36];[.CR36];[.CW36];[.DB36];[.DG36];[.DL36];[.DQ36];[.DV36];[.EA36];[.EF36];[.EK36];[.EP36];[.EU36];[.EZ36];[.FE3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7" calcext:value-type="date">
            <text:p>2020-02-27</text:p>
          </table:table-cell>
          <table:table-cell table:formula="of:=[.D37]-[.C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7]-[.H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7]-[.M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7]-[.R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7]-[.W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7]-[.AB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7]-[.AG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7]-[.AL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7]-[.AQ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7]-[.AV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7]-[.B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7]-[.BF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7]-[.BK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7]-[.BP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7]-[.BU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7]-[.BZ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7]-[.CE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7]-[.CJ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7]-[.CO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7]-[.CT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7]-[.CY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7]-[.DD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7]-[.DI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7]-[.DN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7]-[.DS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7]-[.DX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7]-[.EC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7]-[.EH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7]-[.EM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7]-[.ER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7]-[.EW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7]-[.FB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];[.G37];[.L37];[.Q37];[.V37];[.AA37];[.AF37];[.AK37];[.AP37];[.AU37];[.AZ37];[.BE37];[.BJ37];[.BO37];[.BT37];[.BY37];[.CD37];[.CI37];[.CN37];[.CS37];[.CX37];[.DC37];[.DH37];[.DM37];[.DR37];[.DW37];[.EB37];[.EG37];[.EL37];[.EQ37];[.EV37];[.FA37])" office:value-type="float" office:value="0" calcext:value-type="float">
            <text:p>0</text:p>
          </table:table-cell>
          <table:table-cell table:formula="of:=SUM([.C37];[.H37];[.M37];[.R37];[.W37];[.AB37];[.AG37];[.AL37];[.AQ37];[.AV37];[.BA37];[.BF37];[.BK37];[.BP37];[.BU37];[.BZ37];[.CE37];[.CJ37];[.CO37];[.CT37];[.CY37];[.DD37];[.DI37];[.DN37];[.DS37];[.DX37];[.EC37];[.EH37];[.EM37];[.ER37];[.EW37];[.FB37])" office:value-type="float" office:value="0" calcext:value-type="float">
            <text:p>0</text:p>
          </table:table-cell>
          <table:table-cell table:formula="of:=SUM([.D37];[.I37];[.N37];[.S37];[.X37];[.AC37];[.AH37];[.AM37];[.AR37];[.AW37];[.BB37];[.BG37];[.BL37];[.BQ37];[.BV37];[.CA37];[.CF37];[.CK37];[.CP37];[.CU37];[.CZ37];[.DE37];[.DJ37];[.DO37];[.DT37];[.DY37];[.ED37];[.EI37];[.EN37];[.ES37];[.EX37];[.FC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FH37];[.FJ37];[.FK37];[.FL37])" office:value-type="float" office:value="148" calcext:value-type="float">
            <text:p>148</text:p>
          </table:table-cell>
          <table:table-cell table:formula="of:=SUM([.E37];[.J37];[.O37];[.T37];[.Y37];[.AD37];[.AI37];[.AN37];[.AS37];[.AX37];[.BC37];[.BH37];[.BM37];[.BR37];[.BW37];[.CB37];[.CG37];[.CL37];[.CQ37];[.CV37];[.DA37];[.DF37];[.DK37];[.DP37];[.DU37];[.DZ37];[.EE37];[.EJ37];[.EO37];[.ET37];[.EY37];[.FD37])" office:value-type="float" office:value="0" calcext:value-type="float">
            <text:p>0</text:p>
          </table:table-cell>
          <table:table-cell table:style-name="ce9" table:formula="of:=SUM([.F37];[.K37];[.P37];[.U37];[.Z37];[.AE37];[.AJ37];[.AO37];[.AT37];[.AY37];[.BD37];[.BI37];[.BN37];[.BS37];[.BX37];[.CC37];[.CH37];[.CM37];[.CR37];[.CW37];[.DB37];[.DG37];[.DL37];[.DQ37];[.DV37];[.EA37];[.EF37];[.EK37];[.EP37];[.EU37];[.EZ37];[.FE3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8" calcext:value-type="date">
            <text:p>2020-02-28</text:p>
          </table:table-cell>
          <table:table-cell table:formula="of:=[.D38]-[.C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8]-[.H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8]-[.M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8]-[.R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8]-[.W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38]-[.AB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38]-[.AG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38]-[.AL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38]-[.AQ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38]-[.AV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38]-[.BA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38]-[.BF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38]-[.BK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8]-[.BP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38]-[.BU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8]-[.BZ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8]-[.C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38]-[.CJ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38]-[.CO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38]-[.CT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38]-[.CY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38]-[.DD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38]-[.DI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38]-[.DN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38]-[.DS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38]-[.DX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8]-[.EC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8]-[.EH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8]-[.EM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8]-[.ER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8]-[.EW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38]-[.FB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];[.G38];[.L38];[.Q38];[.V38];[.AA38];[.AF38];[.AK38];[.AP38];[.AU38];[.AZ38];[.BE38];[.BJ38];[.BO38];[.BT38];[.BY38];[.CD38];[.CI38];[.CN38];[.CS38];[.CX38];[.DC38];[.DH38];[.DM38];[.DR38];[.DW38];[.EB38];[.EG38];[.EL38];[.EQ38];[.EV38];[.FA38])" office:value-type="float" office:value="3" calcext:value-type="float">
            <text:p>3</text:p>
          </table:table-cell>
          <table:table-cell table:formula="of:=SUM([.C38];[.H38];[.M38];[.R38];[.W38];[.AB38];[.AG38];[.AL38];[.AQ38];[.AV38];[.BA38];[.BF38];[.BK38];[.BP38];[.BU38];[.BZ38];[.CE38];[.CJ38];[.CO38];[.CT38];[.CY38];[.DD38];[.DI38];[.DN38];[.DS38];[.DX38];[.EC38];[.EH38];[.EM38];[.ER38];[.EW38];[.FB38])" office:value-type="float" office:value="0" calcext:value-type="float">
            <text:p>0</text:p>
          </table:table-cell>
          <table:table-cell table:formula="of:=SUM([.D38];[.I38];[.N38];[.S38];[.X38];[.AC38];[.AH38];[.AM38];[.AR38];[.AW38];[.BB38];[.BG38];[.BL38];[.BQ38];[.BV38];[.CA38];[.CF38];[.CK38];[.CP38];[.CU38];[.CZ38];[.DE38];[.DJ38];[.DO38];[.DT38];[.DY38];[.ED38];[.EI38];[.EN38];[.ES38];[.EX38];[.FC38]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FH38];[.FJ38];[.FK38];[.FL38])" office:value-type="float" office:value="168" calcext:value-type="float">
            <text:p>168</text:p>
          </table:table-cell>
          <table:table-cell table:formula="of:=SUM([.E38];[.J38];[.O38];[.T38];[.Y38];[.AD38];[.AI38];[.AN38];[.AS38];[.AX38];[.BC38];[.BH38];[.BM38];[.BR38];[.BW38];[.CB38];[.CG38];[.CL38];[.CQ38];[.CV38];[.DA38];[.DF38];[.DK38];[.DP38];[.DU38];[.DZ38];[.EE38];[.EJ38];[.EO38];[.ET38];[.EY38];[.FD38])" office:value-type="float" office:value="0" calcext:value-type="float">
            <text:p>0</text:p>
          </table:table-cell>
          <table:table-cell table:style-name="ce9" table:formula="of:=SUM([.F38];[.K38];[.P38];[.U38];[.Z38];[.AE38];[.AJ38];[.AO38];[.AT38];[.AY38];[.BD38];[.BI38];[.BN38];[.BS38];[.BX38];[.CC38];[.CH38];[.CM38];[.CR38];[.CW38];[.DB38];[.DG38];[.DL38];[.DQ38];[.DV38];[.EA38];[.EF38];[.EK38];[.EP38];[.EU38];[.EZ38];[.FE3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9" calcext:value-type="date">
            <text:p>2020-02-29</text:p>
          </table:table-cell>
          <table:table-cell table:formula="of:=[.D39]-[.C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9]-[.H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39]-[.M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39]-[.R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39]-[.W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39]-[.AB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39]-[.AG3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39]-[.AL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39]-[.AQ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39]-[.AV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39]-[.BA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39]-[.BF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39]-[.BK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39]-[.BP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39]-[.BU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39]-[.BZ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39]-[.C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39]-[.CJ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39]-[.CO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39]-[.CT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39]-[.CY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39]-[.DD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39]-[.DI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39]-[.DN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39]-[.DS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39]-[.DX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39]-[.EC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39]-[.EH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39]-[.EM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39]-[.ER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39]-[.EW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39]-[.FB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];[.G39];[.L39];[.Q39];[.V39];[.AA39];[.AF39];[.AK39];[.AP39];[.AU39];[.AZ39];[.BE39];[.BJ39];[.BO39];[.BT39];[.BY39];[.CD39];[.CI39];[.CN39];[.CS39];[.CX39];[.DC39];[.DH39];[.DM39];[.DR39];[.DW39];[.EB39];[.EG39];[.EL39];[.EQ39];[.EV39];[.FA39])" office:value-type="float" office:value="4" calcext:value-type="float">
            <text:p>4</text:p>
          </table:table-cell>
          <table:table-cell table:formula="of:=SUM([.C39];[.H39];[.M39];[.R39];[.W39];[.AB39];[.AG39];[.AL39];[.AQ39];[.AV39];[.BA39];[.BF39];[.BK39];[.BP39];[.BU39];[.BZ39];[.CE39];[.CJ39];[.CO39];[.CT39];[.CY39];[.DD39];[.DI39];[.DN39];[.DS39];[.DX39];[.EC39];[.EH39];[.EM39];[.ER39];[.EW39];[.FB39])" office:value-type="float" office:value="0" calcext:value-type="float">
            <text:p>0</text:p>
          </table:table-cell>
          <table:table-cell table:formula="of:=SUM([.D39];[.I39];[.N39];[.S39];[.X39];[.AC39];[.AH39];[.AM39];[.AR39];[.AW39];[.BB39];[.BG39];[.BL39];[.BQ39];[.BV39];[.CA39];[.CF39];[.CK39];[.CP39];[.CU39];[.CZ39];[.DE39];[.DJ39];[.DO39];[.DT39];[.DY39];[.ED39];[.EI39];[.EN39];[.ES39];[.EX39];[.FC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FH39];[.FJ39];[.FK39];[.FL39])" office:value-type="float" office:value="183" calcext:value-type="float">
            <text:p>183</text:p>
          </table:table-cell>
          <table:table-cell table:formula="of:=SUM([.E39];[.J39];[.O39];[.T39];[.Y39];[.AD39];[.AI39];[.AN39];[.AS39];[.AX39];[.BC39];[.BH39];[.BM39];[.BR39];[.BW39];[.CB39];[.CG39];[.CL39];[.CQ39];[.CV39];[.DA39];[.DF39];[.DK39];[.DP39];[.DU39];[.DZ39];[.EE39];[.EJ39];[.EO39];[.ET39];[.EY39];[.FD39])" office:value-type="float" office:value="0" calcext:value-type="float">
            <text:p>0</text:p>
          </table:table-cell>
          <table:table-cell table:style-name="ce9" table:formula="of:=SUM([.F39];[.K39];[.P39];[.U39];[.Z39];[.AE39];[.AJ39];[.AO39];[.AT39];[.AY39];[.BD39];[.BI39];[.BN39];[.BS39];[.BX39];[.CC39];[.CH39];[.CM39];[.CR39];[.CW39];[.DB39];[.DG39];[.DL39];[.DQ39];[.DV39];[.EA39];[.EF39];[.EK39];[.EP39];[.EU39];[.EZ39];[.FE3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1" calcext:value-type="date">
            <text:p>2020-03-01</text:p>
          </table:table-cell>
          <table:table-cell table:formula="of:=[.D40]-[.C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0]-[.H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0]-[.M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0]-[.R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0]-[.W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0]-[.AB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0]-[.AG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0]-[.AL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0]-[.AQ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0]-[.AV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0]-[.BA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0]-[.BF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0]-[.BK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0]-[.BP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0]-[.BU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0]-[.BZ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0]-[.C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0]-[.CJ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0]-[.CO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0]-[.CT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0]-[.CY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0]-[.DD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0]-[.DI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0]-[.DN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0]-[.DS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0]-[.DX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0]-[.EC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0]-[.EH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0]-[.EM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0]-[.ER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0]-[.EW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0]-[.FB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];[.G40];[.L40];[.Q40];[.V40];[.AA40];[.AF40];[.AK40];[.AP40];[.AU40];[.AZ40];[.BE40];[.BJ40];[.BO40];[.BT40];[.BY40];[.CD40];[.CI40];[.CN40];[.CS40];[.CX40];[.DC40];[.DH40];[.DM40];[.DR40];[.DW40];[.EB40];[.EG40];[.EL40];[.EQ40];[.EV40];[.FA40])" office:value-type="float" office:value="5" calcext:value-type="float">
            <text:p>5</text:p>
          </table:table-cell>
          <table:table-cell table:formula="of:=SUM([.C40];[.H40];[.M40];[.R40];[.W40];[.AB40];[.AG40];[.AL40];[.AQ40];[.AV40];[.BA40];[.BF40];[.BK40];[.BP40];[.BU40];[.BZ40];[.CE40];[.CJ40];[.CO40];[.CT40];[.CY40];[.DD40];[.DI40];[.DN40];[.DS40];[.DX40];[.EC40];[.EH40];[.EM40];[.ER40];[.EW40];[.FB40])" office:value-type="float" office:value="0" calcext:value-type="float">
            <text:p>0</text:p>
          </table:table-cell>
          <table:table-cell table:formula="of:=SUM([.D40];[.I40];[.N40];[.S40];[.X40];[.AC40];[.AH40];[.AM40];[.AR40];[.AW40];[.BB40];[.BG40];[.BL40];[.BQ40];[.BV40];[.CA40];[.CF40];[.CK40];[.CP40];[.CU40];[.CZ40];[.DE40];[.DJ40];[.DO40];[.DT40];[.DY40];[.ED40];[.EI40];[.EN40];[.ES40];[.EX40];[.FC4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0];[.FJ40];[.FK40];[.FL40])" office:value-type="float" office:value="216" calcext:value-type="float">
            <text:p>216</text:p>
          </table:table-cell>
          <table:table-cell table:formula="of:=SUM([.E40];[.J40];[.O40];[.T40];[.Y40];[.AD40];[.AI40];[.AN40];[.AS40];[.AX40];[.BC40];[.BH40];[.BM40];[.BR40];[.BW40];[.CB40];[.CG40];[.CL40];[.CQ40];[.CV40];[.DA40];[.DF40];[.DK40];[.DP40];[.DU40];[.DZ40];[.EE40];[.EJ40];[.EO40];[.ET40];[.EY40];[.FD40])" office:value-type="float" office:value="0" calcext:value-type="float">
            <text:p>0</text:p>
          </table:table-cell>
          <table:table-cell table:style-name="ce9" table:formula="of:=SUM([.F40];[.K40];[.P40];[.U40];[.Z40];[.AE40];[.AJ40];[.AO40];[.AT40];[.AY40];[.BD40];[.BI40];[.BN40];[.BS40];[.BX40];[.CC40];[.CH40];[.CM40];[.CR40];[.CW40];[.DB40];[.DG40];[.DL40];[.DQ40];[.DV40];[.EA40];[.EF40];[.EK40];[.EP40];[.EU40];[.EZ40];[.FE4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2" calcext:value-type="date">
            <text:p>2020-03-02</text:p>
          </table:table-cell>
          <table:table-cell table:formula="of:=[.D41]-[.C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1]-[.H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1]-[.M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1]-[.R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1]-[.W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1]-[.AB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1]-[.AG4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1]-[.AL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1]-[.AQ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1]-[.AV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1]-[.BA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1]-[.BF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1]-[.BK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1]-[.BP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1]-[.BU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1]-[.BZ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1]-[.C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1]-[.CJ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1]-[.CO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1]-[.CT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1]-[.CY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1]-[.DD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1]-[.DI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1]-[.DN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1]-[.DS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1]-[.DX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1]-[.EC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1]-[.EH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1]-[.EM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1]-[.ER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1]-[.EW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1]-[.FB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];[.G41];[.L41];[.Q41];[.V41];[.AA41];[.AF41];[.AK41];[.AP41];[.AU41];[.AZ41];[.BE41];[.BJ41];[.BO41];[.BT41];[.BY41];[.CD41];[.CI41];[.CN41];[.CS41];[.CX41];[.DC41];[.DH41];[.DM41];[.DR41];[.DW41];[.EB41];[.EG41];[.EL41];[.EQ41];[.EV41];[.FA41])" office:value-type="float" office:value="5" calcext:value-type="float">
            <text:p>5</text:p>
          </table:table-cell>
          <table:table-cell table:formula="of:=SUM([.C41];[.H41];[.M41];[.R41];[.W41];[.AB41];[.AG41];[.AL41];[.AQ41];[.AV41];[.BA41];[.BF41];[.BK41];[.BP41];[.BU41];[.BZ41];[.CE41];[.CJ41];[.CO41];[.CT41];[.CY41];[.DD41];[.DI41];[.DN41];[.DS41];[.DX41];[.EC41];[.EH41];[.EM41];[.ER41];[.EW41];[.FB41])" office:value-type="float" office:value="0" calcext:value-type="float">
            <text:p>0</text:p>
          </table:table-cell>
          <table:table-cell table:formula="of:=SUM([.D41];[.I41];[.N41];[.S41];[.X41];[.AC41];[.AH41];[.AM41];[.AR41];[.AW41];[.BB41];[.BG41];[.BL41];[.BQ41];[.BV41];[.CA41];[.CF41];[.CK41];[.CP41];[.CU41];[.CZ41];[.DE41];[.DJ41];[.DO41];[.DT41];[.DY41];[.ED41];[.EI41];[.EN41];[.ES41];[.EX41];[.FC41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1];[.FJ41];[.FK41];[.FL41])" office:value-type="float" office:value="235" calcext:value-type="float">
            <text:p>235</text:p>
          </table:table-cell>
          <table:table-cell table:formula="of:=SUM([.E41];[.J41];[.O41];[.T41];[.Y41];[.AD41];[.AI41];[.AN41];[.AS41];[.AX41];[.BC41];[.BH41];[.BM41];[.BR41];[.BW41];[.CB41];[.CG41];[.CL41];[.CQ41];[.CV41];[.DA41];[.DF41];[.DK41];[.DP41];[.DU41];[.DZ41];[.EE41];[.EJ41];[.EO41];[.ET41];[.EY41];[.FD41])" office:value-type="float" office:value="0" calcext:value-type="float">
            <text:p>0</text:p>
          </table:table-cell>
          <table:table-cell table:style-name="ce9" table:formula="of:=SUM([.F41];[.K41];[.P41];[.U41];[.Z41];[.AE41];[.AJ41];[.AO41];[.AT41];[.AY41];[.BD41];[.BI41];[.BN41];[.BS41];[.BX41];[.CC41];[.CH41];[.CM41];[.CR41];[.CW41];[.DB41];[.DG41];[.DL41];[.DQ41];[.DV41];[.EA41];[.EF41];[.EK41];[.EP41];[.EU41];[.EZ41];[.FE4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3" calcext:value-type="date">
            <text:p>2020-03-03</text:p>
          </table:table-cell>
          <table:table-cell table:formula="of:=[.D42]-[.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2]-[.H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2]-[.M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2]-[.R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2]-[.W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2]-[.AB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2]-[.AG4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2]-[.AL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2]-[.AQ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2]-[.AV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2]-[.BA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2]-[.BF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2]-[.BK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2]-[.BP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2]-[.BU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2]-[.BZ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2]-[.CE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2]-[.CJ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2]-[.CO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2]-[.CT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2]-[.CY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2]-[.DD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2]-[.DI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2]-[.DN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2]-[.DS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2]-[.DX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2]-[.EC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2]-[.EH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2]-[.EM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2]-[.ER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2]-[.EW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2]-[.FB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];[.G42];[.L42];[.Q42];[.V42];[.AA42];[.AF42];[.AK42];[.AP42];[.AU42];[.AZ42];[.BE42];[.BJ42];[.BO42];[.BT42];[.BY42];[.CD42];[.CI42];[.CN42];[.CS42];[.CX42];[.DC42];[.DH42];[.DM42];[.DR42];[.DW42];[.EB42];[.EG42];[.EL42];[.EQ42];[.EV42];[.FA42])" office:value-type="float" office:value="5" calcext:value-type="float">
            <text:p>5</text:p>
          </table:table-cell>
          <table:table-cell table:formula="of:=SUM([.C42];[.H42];[.M42];[.R42];[.W42];[.AB42];[.AG42];[.AL42];[.AQ42];[.AV42];[.BA42];[.BF42];[.BK42];[.BP42];[.BU42];[.BZ42];[.CE42];[.CJ42];[.CO42];[.CT42];[.CY42];[.DD42];[.DI42];[.DN42];[.DS42];[.DX42];[.EC42];[.EH42];[.EM42];[.ER42];[.EW42];[.FB42])" office:value-type="float" office:value="0" calcext:value-type="float">
            <text:p>0</text:p>
          </table:table-cell>
          <table:table-cell table:formula="of:=SUM([.D42];[.I42];[.N42];[.S42];[.X42];[.AC42];[.AH42];[.AM42];[.AR42];[.AW42];[.BB42];[.BG42];[.BL42];[.BQ42];[.BV42];[.CA42];[.CF42];[.CK42];[.CP42];[.CU42];[.CZ42];[.DE42];[.DJ42];[.DO42];[.DT42];[.DY42];[.ED42];[.EI42];[.EN42];[.ES42];[.EX42];[.FC42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2];[.FJ42];[.FK42];[.FL42])" office:value-type="float" office:value="259" calcext:value-type="float">
            <text:p>259</text:p>
          </table:table-cell>
          <table:table-cell table:formula="of:=SUM([.E42];[.J42];[.O42];[.T42];[.Y42];[.AD42];[.AI42];[.AN42];[.AS42];[.AX42];[.BC42];[.BH42];[.BM42];[.BR42];[.BW42];[.CB42];[.CG42];[.CL42];[.CQ42];[.CV42];[.DA42];[.DF42];[.DK42];[.DP42];[.DU42];[.DZ42];[.EE42];[.EJ42];[.EO42];[.ET42];[.EY42];[.FD42])" office:value-type="float" office:value="0" calcext:value-type="float">
            <text:p>0</text:p>
          </table:table-cell>
          <table:table-cell table:style-name="ce9" table:formula="of:=SUM([.F42];[.K42];[.P42];[.U42];[.Z42];[.AE42];[.AJ42];[.AO42];[.AT42];[.AY42];[.BD42];[.BI42];[.BN42];[.BS42];[.BX42];[.CC42];[.CH42];[.CM42];[.CR42];[.CW42];[.DB42];[.DG42];[.DL42];[.DQ42];[.DV42];[.EA42];[.EF42];[.EK42];[.EP42];[.EU42];[.EZ42];[.FE4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4" calcext:value-type="date">
            <text:p>2020-03-04</text:p>
          </table:table-cell>
          <table:table-cell table:formula="of:=[.D43]-[.C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3]-[.H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3]-[.M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3]-[.R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3]-[.W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3]-[.AB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3]-[.AG4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3]-[.AL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3]-[.AQ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3]-[.AV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3]-[.BA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3]-[.BF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3]-[.BK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3]-[.BP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3]-[.BU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3]-[.BZ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3]-[.CE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3]-[.CJ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3]-[.CO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3]-[.CT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3]-[.CY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3]-[.DD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3]-[.DI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3]-[.DN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3]-[.DS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3]-[.DX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3]-[.EC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3]-[.EH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3]-[.EM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3]-[.ER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3]-[.EW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3]-[.FB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];[.G43];[.L43];[.Q43];[.V43];[.AA43];[.AF43];[.AK43];[.AP43];[.AU43];[.AZ43];[.BE43];[.BJ43];[.BO43];[.BT43];[.BY43];[.CD43];[.CI43];[.CN43];[.CS43];[.CX43];[.DC43];[.DH43];[.DM43];[.DR43];[.DW43];[.EB43];[.EG43];[.EL43];[.EQ43];[.EV43];[.FA43])" office:value-type="float" office:value="5" calcext:value-type="float">
            <text:p>5</text:p>
          </table:table-cell>
          <table:table-cell table:formula="of:=SUM([.C43];[.H43];[.M43];[.R43];[.W43];[.AB43];[.AG43];[.AL43];[.AQ43];[.AV43];[.BA43];[.BF43];[.BK43];[.BP43];[.BU43];[.BZ43];[.CE43];[.CJ43];[.CO43];[.CT43];[.CY43];[.DD43];[.DI43];[.DN43];[.DS43];[.DX43];[.EC43];[.EH43];[.EM43];[.ER43];[.EW43];[.FB43])" office:value-type="float" office:value="0" calcext:value-type="float">
            <text:p>0</text:p>
          </table:table-cell>
          <table:table-cell table:formula="of:=SUM([.D43];[.I43];[.N43];[.S43];[.X43];[.AC43];[.AH43];[.AM43];[.AR43];[.AW43];[.BB43];[.BG43];[.BL43];[.BQ43];[.BV43];[.CA43];[.CF43];[.CK43];[.CP43];[.CU43];[.CZ43];[.DE43];[.DJ43];[.DO43];[.DT43];[.DY43];[.ED43];[.EI43];[.EN43];[.ES43];[.EX43];[.FC43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3];[.FJ43];[.FK43];[.FL43])" office:value-type="float" office:value="283" calcext:value-type="float">
            <text:p>283</text:p>
          </table:table-cell>
          <table:table-cell table:formula="of:=SUM([.E43];[.J43];[.O43];[.T43];[.Y43];[.AD43];[.AI43];[.AN43];[.AS43];[.AX43];[.BC43];[.BH43];[.BM43];[.BR43];[.BW43];[.CB43];[.CG43];[.CL43];[.CQ43];[.CV43];[.DA43];[.DF43];[.DK43];[.DP43];[.DU43];[.DZ43];[.EE43];[.EJ43];[.EO43];[.ET43];[.EY43];[.FD43])" office:value-type="float" office:value="0" calcext:value-type="float">
            <text:p>0</text:p>
          </table:table-cell>
          <table:table-cell table:style-name="ce9" table:formula="of:=SUM([.F43];[.K43];[.P43];[.U43];[.Z43];[.AE43];[.AJ43];[.AO43];[.AT43];[.AY43];[.BD43];[.BI43];[.BN43];[.BS43];[.BX43];[.CC43];[.CH43];[.CM43];[.CR43];[.CW43];[.DB43];[.DG43];[.DL43];[.DQ43];[.DV43];[.EA43];[.EF43];[.EK43];[.EP43];[.EU43];[.EZ43];[.FE4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5" calcext:value-type="date">
            <text:p>2020-03-05</text:p>
          </table:table-cell>
          <table:table-cell table:formula="of:=[.D44]-[.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4]-[.H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4]-[.M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4]-[.R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4]-[.W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4]-[.AB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4]-[.AG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4]-[.AL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4]-[.AQ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4]-[.AV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4]-[.BA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4]-[.BF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4]-[.BK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4]-[.BP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4]-[.BU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4]-[.BZ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4]-[.CE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4]-[.CJ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4]-[.CO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4]-[.CT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4]-[.CY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4]-[.DD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4]-[.DI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4]-[.DN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4]-[.DS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4]-[.DX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4]-[.EC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4]-[.EH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4]-[.EM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4]-[.ER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4]-[.EW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4]-[.FB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];[.G44];[.L44];[.Q44];[.V44];[.AA44];[.AF44];[.AK44];[.AP44];[.AU44];[.AZ44];[.BE44];[.BJ44];[.BO44];[.BT44];[.BY44];[.CD44];[.CI44];[.CN44];[.CS44];[.CX44];[.DC44];[.DH44];[.DM44];[.DR44];[.DW44];[.EB44];[.EG44];[.EL44];[.EQ44];[.EV44];[.FA44])" office:value-type="float" office:value="5" calcext:value-type="float">
            <text:p>5</text:p>
          </table:table-cell>
          <table:table-cell table:formula="of:=SUM([.C44];[.H44];[.M44];[.R44];[.W44];[.AB44];[.AG44];[.AL44];[.AQ44];[.AV44];[.BA44];[.BF44];[.BK44];[.BP44];[.BU44];[.BZ44];[.CE44];[.CJ44];[.CO44];[.CT44];[.CY44];[.DD44];[.DI44];[.DN44];[.DS44];[.DX44];[.EC44];[.EH44];[.EM44];[.ER44];[.EW44];[.FB44])" office:value-type="float" office:value="0" calcext:value-type="float">
            <text:p>0</text:p>
          </table:table-cell>
          <table:table-cell table:formula="of:=SUM([.D44];[.I44];[.N44];[.S44];[.X44];[.AC44];[.AH44];[.AM44];[.AR44];[.AW44];[.BB44];[.BG44];[.BL44];[.BQ44];[.BV44];[.CA44];[.CF44];[.CK44];[.CP44];[.CU44];[.CZ44];[.DE44];[.DJ44];[.DO44];[.DT44];[.DY44];[.ED44];[.EI44];[.EN44];[.ES44];[.EX44];[.FC4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4];[.FJ44];[.FK44];[.FL44])" office:value-type="float" office:value="323" calcext:value-type="float">
            <text:p>323</text:p>
          </table:table-cell>
          <table:table-cell table:formula="of:=SUM([.E44];[.J44];[.O44];[.T44];[.Y44];[.AD44];[.AI44];[.AN44];[.AS44];[.AX44];[.BC44];[.BH44];[.BM44];[.BR44];[.BW44];[.CB44];[.CG44];[.CL44];[.CQ44];[.CV44];[.DA44];[.DF44];[.DK44];[.DP44];[.DU44];[.DZ44];[.EE44];[.EJ44];[.EO44];[.ET44];[.EY44];[.FD44])" office:value-type="float" office:value="0" calcext:value-type="float">
            <text:p>0</text:p>
          </table:table-cell>
          <table:table-cell table:style-name="ce9" table:formula="of:=SUM([.F44];[.K44];[.P44];[.U44];[.Z44];[.AE44];[.AJ44];[.AO44];[.AT44];[.AY44];[.BD44];[.BI44];[.BN44];[.BS44];[.BX44];[.CC44];[.CH44];[.CM44];[.CR44];[.CW44];[.DB44];[.DG44];[.DL44];[.DQ44];[.DV44];[.EA44];[.EF44];[.EK44];[.EP44];[.EU44];[.EZ44];[.FE4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6" calcext:value-type="date">
            <text:p>2020-03-06</text:p>
          </table:table-cell>
          <table:table-cell table:formula="of:=[.D45]-[.C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5]-[.H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5]-[.M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5]-[.R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5]-[.W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5]-[.AB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5]-[.AG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5]-[.AL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5]-[.AQ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5]-[.AV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5]-[.BA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5]-[.BF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5]-[.BK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5]-[.BP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5]-[.BU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5]-[.BZ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5]-[.CE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5]-[.CJ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5]-[.CO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5]-[.CT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5]-[.CY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5]-[.DD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5]-[.DI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5]-[.DN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5]-[.DS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5]-[.DX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5]-[.EC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5]-[.EH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5]-[.EM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5]-[.ER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5]-[.EW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5]-[.FB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];[.G45];[.L45];[.Q45];[.V45];[.AA45];[.AF45];[.AK45];[.AP45];[.AU45];[.AZ45];[.BE45];[.BJ45];[.BO45];[.BT45];[.BY45];[.CD45];[.CI45];[.CN45];[.CS45];[.CX45];[.DC45];[.DH45];[.DM45];[.DR45];[.DW45];[.EB45];[.EG45];[.EL45];[.EQ45];[.EV45];[.FA45])" office:value-type="float" office:value="6" calcext:value-type="float">
            <text:p>6</text:p>
          </table:table-cell>
          <table:table-cell table:formula="of:=SUM([.C45];[.H45];[.M45];[.R45];[.W45];[.AB45];[.AG45];[.AL45];[.AQ45];[.AV45];[.BA45];[.BF45];[.BK45];[.BP45];[.BU45];[.BZ45];[.CE45];[.CJ45];[.CO45];[.CT45];[.CY45];[.DD45];[.DI45];[.DN45];[.DS45];[.DX45];[.EC45];[.EH45];[.EM45];[.ER45];[.EW45];[.FB45])" office:value-type="float" office:value="0" calcext:value-type="float">
            <text:p>0</text:p>
          </table:table-cell>
          <table:table-cell table:formula="of:=SUM([.D45];[.I45];[.N45];[.S45];[.X45];[.AC45];[.AH45];[.AM45];[.AR45];[.AW45];[.BB45];[.BG45];[.BL45];[.BQ45];[.BV45];[.CA45];[.CF45];[.CK45];[.CP45];[.CU45];[.CZ45];[.DE45];[.DJ45];[.DO45];[.DT45];[.DY45];[.ED45];[.EI45];[.EN45];[.ES45];[.EX45];[.FC45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5];[.FJ45];[.FK45];[.FL45])" office:value-type="float" office:value="345" calcext:value-type="float">
            <text:p>345</text:p>
          </table:table-cell>
          <table:table-cell table:formula="of:=SUM([.E45];[.J45];[.O45];[.T45];[.Y45];[.AD45];[.AI45];[.AN45];[.AS45];[.AX45];[.BC45];[.BH45];[.BM45];[.BR45];[.BW45];[.CB45];[.CG45];[.CL45];[.CQ45];[.CV45];[.DA45];[.DF45];[.DK45];[.DP45];[.DU45];[.DZ45];[.EE45];[.EJ45];[.EO45];[.ET45];[.EY45];[.FD45])" office:value-type="float" office:value="0" calcext:value-type="float">
            <text:p>0</text:p>
          </table:table-cell>
          <table:table-cell table:style-name="ce9" table:formula="of:=SUM([.F45];[.K45];[.P45];[.U45];[.Z45];[.AE45];[.AJ45];[.AO45];[.AT45];[.AY45];[.BD45];[.BI45];[.BN45];[.BS45];[.BX45];[.CC45];[.CH45];[.CM45];[.CR45];[.CW45];[.DB45];[.DG45];[.DL45];[.DQ45];[.DV45];[.EA45];[.EF45];[.EK45];[.EP45];[.EU45];[.EZ45];[.FE4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7" calcext:value-type="date">
            <text:p>2020-03-07</text:p>
          </table:table-cell>
          <table:table-cell table:formula="of:=[.D46]-[.C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6]-[.H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6]-[.M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6]-[.R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6]-[.W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6]-[.AB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6]-[.AG4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6]-[.AL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6]-[.AQ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6]-[.AV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6]-[.BA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6]-[.BF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6]-[.BK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6]-[.BP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6]-[.BU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6]-[.BZ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6]-[.CE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6]-[.CJ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6]-[.CO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6]-[.CT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6]-[.CY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6]-[.DD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6]-[.DI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6]-[.DN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6]-[.DS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6]-[.DX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6]-[.EC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6]-[.EH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6]-[.EM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6]-[.ER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6]-[.EW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6]-[.FB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];[.G46];[.L46];[.Q46];[.V46];[.AA46];[.AF46];[.AK46];[.AP46];[.AU46];[.AZ46];[.BE46];[.BJ46];[.BO46];[.BT46];[.BY46];[.CD46];[.CI46];[.CN46];[.CS46];[.CX46];[.DC46];[.DH46];[.DM46];[.DR46];[.DW46];[.EB46];[.EG46];[.EL46];[.EQ46];[.EV46];[.FA46])" office:value-type="float" office:value="7" calcext:value-type="float">
            <text:p>7</text:p>
          </table:table-cell>
          <table:table-cell table:formula="of:=SUM([.C46];[.H46];[.M46];[.R46];[.W46];[.AB46];[.AG46];[.AL46];[.AQ46];[.AV46];[.BA46];[.BF46];[.BK46];[.BP46];[.BU46];[.BZ46];[.CE46];[.CJ46];[.CO46];[.CT46];[.CY46];[.DD46];[.DI46];[.DN46];[.DS46];[.DX46];[.EC46];[.EH46];[.EM46];[.ER46];[.EW46];[.FB46])" office:value-type="float" office:value="0" calcext:value-type="float">
            <text:p>0</text:p>
          </table:table-cell>
          <table:table-cell table:formula="of:=SUM([.D46];[.I46];[.N46];[.S46];[.X46];[.AC46];[.AH46];[.AM46];[.AR46];[.AW46];[.BB46];[.BG46];[.BL46];[.BQ46];[.BV46];[.CA46];[.CF46];[.CK46];[.CP46];[.CU46];[.CZ46];[.DE46];[.DJ46];[.DO46];[.DT46];[.DY46];[.ED46];[.EI46];[.EN46];[.ES46];[.EX46];[.FC46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6];[.FJ46];[.FK46];[.FL46])" office:value-type="float" office:value="363" calcext:value-type="float">
            <text:p>363</text:p>
          </table:table-cell>
          <table:table-cell table:formula="of:=SUM([.E46];[.J46];[.O46];[.T46];[.Y46];[.AD46];[.AI46];[.AN46];[.AS46];[.AX46];[.BC46];[.BH46];[.BM46];[.BR46];[.BW46];[.CB46];[.CG46];[.CL46];[.CQ46];[.CV46];[.DA46];[.DF46];[.DK46];[.DP46];[.DU46];[.DZ46];[.EE46];[.EJ46];[.EO46];[.ET46];[.EY46];[.FD46])" office:value-type="float" office:value="0" calcext:value-type="float">
            <text:p>0</text:p>
          </table:table-cell>
          <table:table-cell table:style-name="ce9" table:formula="of:=SUM([.F46];[.K46];[.P46];[.U46];[.Z46];[.AE46];[.AJ46];[.AO46];[.AT46];[.AY46];[.BD46];[.BI46];[.BN46];[.BS46];[.BX46];[.CC46];[.CH46];[.CM46];[.CR46];[.CW46];[.DB46];[.DG46];[.DL46];[.DQ46];[.DV46];[.EA46];[.EF46];[.EK46];[.EP46];[.EU46];[.EZ46];[.FE4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8" calcext:value-type="date">
            <text:p>2020-03-08</text:p>
          </table:table-cell>
          <table:table-cell table:formula="of:=[.D47]-[.C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7]-[.H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7]-[.M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7]-[.R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7]-[.W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7]-[.AB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7]-[.AG4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7]-[.AL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7]-[.AQ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7]-[.AV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7]-[.BA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7]-[.BF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7]-[.BK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7]-[.BP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7]-[.BU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7]-[.BZ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7]-[.CE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7]-[.CJ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7]-[.CO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7]-[.CT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7]-[.CY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7]-[.DD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7]-[.DI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7]-[.DN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7]-[.DS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7]-[.DX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7]-[.EC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7]-[.EH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7]-[.EM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7]-[.ER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7]-[.EW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7]-[.FB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];[.G47];[.L47];[.Q47];[.V47];[.AA47];[.AF47];[.AK47];[.AP47];[.AU47];[.AZ47];[.BE47];[.BJ47];[.BO47];[.BT47];[.BY47];[.CD47];[.CI47];[.CN47];[.CS47];[.CX47];[.DC47];[.DH47];[.DM47];[.DR47];[.DW47];[.EB47];[.EG47];[.EL47];[.EQ47];[.EV47];[.FA47])" office:value-type="float" office:value="7" calcext:value-type="float">
            <text:p>7</text:p>
          </table:table-cell>
          <table:table-cell table:formula="of:=SUM([.C47];[.H47];[.M47];[.R47];[.W47];[.AB47];[.AG47];[.AL47];[.AQ47];[.AV47];[.BA47];[.BF47];[.BK47];[.BP47];[.BU47];[.BZ47];[.CE47];[.CJ47];[.CO47];[.CT47];[.CY47];[.DD47];[.DI47];[.DN47];[.DS47];[.DX47];[.EC47];[.EH47];[.EM47];[.ER47];[.EW47];[.FB47])" office:value-type="float" office:value="0" calcext:value-type="float">
            <text:p>0</text:p>
          </table:table-cell>
          <table:table-cell table:formula="of:=SUM([.D47];[.I47];[.N47];[.S47];[.X47];[.AC47];[.AH47];[.AM47];[.AR47];[.AW47];[.BB47];[.BG47];[.BL47];[.BQ47];[.BV47];[.CA47];[.CF47];[.CK47];[.CP47];[.CU47];[.CZ47];[.DE47];[.DJ47];[.DO47];[.DT47];[.DY47];[.ED47];[.EI47];[.EN47];[.ES47];[.EX47];[.FC4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7];[.FJ47];[.FK47];[.FL47])" office:value-type="float" office:value="372" calcext:value-type="float">
            <text:p>372</text:p>
          </table:table-cell>
          <table:table-cell table:formula="of:=SUM([.E47];[.J47];[.O47];[.T47];[.Y47];[.AD47];[.AI47];[.AN47];[.AS47];[.AX47];[.BC47];[.BH47];[.BM47];[.BR47];[.BW47];[.CB47];[.CG47];[.CL47];[.CQ47];[.CV47];[.DA47];[.DF47];[.DK47];[.DP47];[.DU47];[.DZ47];[.EE47];[.EJ47];[.EO47];[.ET47];[.EY47];[.FD47])" office:value-type="float" office:value="0" calcext:value-type="float">
            <text:p>0</text:p>
          </table:table-cell>
          <table:table-cell table:style-name="ce9" table:formula="of:=SUM([.F47];[.K47];[.P47];[.U47];[.Z47];[.AE47];[.AJ47];[.AO47];[.AT47];[.AY47];[.BD47];[.BI47];[.BN47];[.BS47];[.BX47];[.CC47];[.CH47];[.CM47];[.CR47];[.CW47];[.DB47];[.DG47];[.DL47];[.DQ47];[.DV47];[.EA47];[.EF47];[.EK47];[.EP47];[.EU47];[.EZ47];[.FE4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9" calcext:value-type="date">
            <text:p>2020-03-09</text:p>
          </table:table-cell>
          <table:table-cell table:formula="of:=[.D48]-[.C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8]-[.H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8]-[.M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8]-[.R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8]-[.W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8]-[.AB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8]-[.AG4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8]-[.AL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8]-[.AQ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8]-[.AV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8]-[.BA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8]-[.BF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8]-[.BK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8]-[.BP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8]-[.BU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8]-[.BZ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8]-[.CE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8]-[.CJ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8]-[.CO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8]-[.CT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8]-[.CY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48]-[.D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8]-[.DI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8]-[.DN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8]-[.DS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8]-[.DX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8]-[.EC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8]-[.EH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8]-[.EM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8]-[.ER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8]-[.EW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8]-[.FB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];[.G48];[.L48];[.Q48];[.V48];[.AA48];[.AF48];[.AK48];[.AP48];[.AU48];[.AZ48];[.BE48];[.BJ48];[.BO48];[.BT48];[.BY48];[.CD48];[.CI48];[.CN48];[.CS48];[.CX48];[.DC48];[.DH48];[.DM48];[.DR48];[.DW48];[.EB48];[.EG48];[.EL48];[.EQ48];[.EV48];[.FA48])" office:value-type="float" office:value="7" calcext:value-type="float">
            <text:p>7</text:p>
          </table:table-cell>
          <table:table-cell table:formula="of:=SUM([.C48];[.H48];[.M48];[.R48];[.W48];[.AB48];[.AG48];[.AL48];[.AQ48];[.AV48];[.BA48];[.BF48];[.BK48];[.BP48];[.BU48];[.BZ48];[.CE48];[.CJ48];[.CO48];[.CT48];[.CY48];[.DD48];[.DI48];[.DN48];[.DS48];[.DX48];[.EC48];[.EH48];[.EM48];[.ER48];[.EW48];[.FB48])" office:value-type="float" office:value="0" calcext:value-type="float">
            <text:p>0</text:p>
          </table:table-cell>
          <table:table-cell table:formula="of:=SUM([.D48];[.I48];[.N48];[.S48];[.X48];[.AC48];[.AH48];[.AM48];[.AR48];[.AW48];[.BB48];[.BG48];[.BL48];[.BQ48];[.BV48];[.CA48];[.CF48];[.CK48];[.CP48];[.CU48];[.CZ48];[.DE48];[.DJ48];[.DO48];[.DT48];[.DY48];[.ED48];[.EI48];[.EN48];[.ES48];[.EX48];[.FC48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8];[.FJ48];[.FK48];[.FL48])" office:value-type="float" office:value="377" calcext:value-type="float">
            <text:p>377</text:p>
          </table:table-cell>
          <table:table-cell table:formula="of:=SUM([.E48];[.J48];[.O48];[.T48];[.Y48];[.AD48];[.AI48];[.AN48];[.AS48];[.AX48];[.BC48];[.BH48];[.BM48];[.BR48];[.BW48];[.CB48];[.CG48];[.CL48];[.CQ48];[.CV48];[.DA48];[.DF48];[.DK48];[.DP48];[.DU48];[.DZ48];[.EE48];[.EJ48];[.EO48];[.ET48];[.EY48];[.FD48])" office:value-type="float" office:value="0" calcext:value-type="float">
            <text:p>0</text:p>
          </table:table-cell>
          <table:table-cell table:style-name="ce9" table:formula="of:=SUM([.F48];[.K48];[.P48];[.U48];[.Z48];[.AE48];[.AJ48];[.AO48];[.AT48];[.AY48];[.BD48];[.BI48];[.BN48];[.BS48];[.BX48];[.CC48];[.CH48];[.CM48];[.CR48];[.CW48];[.DB48];[.DG48];[.DL48];[.DQ48];[.DV48];[.EA48];[.EF48];[.EK48];[.EP48];[.EU48];[.EZ48];[.FE4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0" calcext:value-type="date">
            <text:p>2020-03-10</text:p>
          </table:table-cell>
          <table:table-cell table:formula="of:=[.D49]-[.C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9]-[.M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9]-[.R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9]-[.W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9]-[.AB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9]-[.AG4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9]-[.AL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9]-[.AQ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9]-[.AV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9]-[.BA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9]-[.BF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9]-[.BK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9]-[.BP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9]-[.BU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9]-[.BZ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9]-[.CE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9]-[.CJ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9]-[.CO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9]-[.CT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9]-[.CY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49]-[.DD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9]-[.DI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9]-[.DN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9]-[.DS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9]-[.DX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9]-[.EC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9]-[.EH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9]-[.EM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9]-[.ER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9]-[.EW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9]-[.FB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];[.G49];[.L49];[.Q49];[.V49];[.AA49];[.AF49];[.AK49];[.AP49];[.AU49];[.AZ49];[.BE49];[.BJ49];[.BO49];[.BT49];[.BY49];[.CD49];[.CI49];[.CN49];[.CS49];[.CX49];[.DC49];[.DH49];[.DM49];[.DR49];[.DW49];[.EB49];[.EG49];[.EL49];[.EQ49];[.EV49];[.FA49])" office:value-type="float" office:value="7" calcext:value-type="float">
            <text:p>7</text:p>
          </table:table-cell>
          <table:table-cell table:formula="of:=SUM([.C49];[.H49];[.M49];[.R49];[.W49];[.AB49];[.AG49];[.AL49];[.AQ49];[.AV49];[.BA49];[.BF49];[.BK49];[.BP49];[.BU49];[.BZ49];[.CE49];[.CJ49];[.CO49];[.CT49];[.CY49];[.DD49];[.DI49];[.DN49];[.DS49];[.DX49];[.EC49];[.EH49];[.EM49];[.ER49];[.EW49];[.FB49])" office:value-type="float" office:value="0" calcext:value-type="float">
            <text:p>0</text:p>
          </table:table-cell>
          <table:table-cell table:formula="of:=SUM([.D49];[.I49];[.N49];[.S49];[.X49];[.AC49];[.AH49];[.AM49];[.AR49];[.AW49];[.BB49];[.BG49];[.BL49];[.BQ49];[.BV49];[.CA49];[.CF49];[.CK49];[.CP49];[.CU49];[.CZ49];[.DE49];[.DJ49];[.DO49];[.DT49];[.DY49];[.ED49];[.EI49];[.EN49];[.ES49];[.EX49];[.FC49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9];[.FJ49];[.FK49];[.FL49])" office:value-type="float" office:value="418" calcext:value-type="float">
            <text:p>418</text:p>
          </table:table-cell>
          <table:table-cell table:formula="of:=SUM([.E49];[.J49];[.O49];[.T49];[.Y49];[.AD49];[.AI49];[.AN49];[.AS49];[.AX49];[.BC49];[.BH49];[.BM49];[.BR49];[.BW49];[.CB49];[.CG49];[.CL49];[.CQ49];[.CV49];[.DA49];[.DF49];[.DK49];[.DP49];[.DU49];[.DZ49];[.EE49];[.EJ49];[.EO49];[.ET49];[.EY49];[.FD49])" office:value-type="float" office:value="0" calcext:value-type="float">
            <text:p>0</text:p>
          </table:table-cell>
          <table:table-cell table:style-name="ce9" table:formula="of:=SUM([.F49];[.K49];[.P49];[.U49];[.Z49];[.AE49];[.AJ49];[.AO49];[.AT49];[.AY49];[.BD49];[.BI49];[.BN49];[.BS49];[.BX49];[.CC49];[.CH49];[.CM49];[.CR49];[.CW49];[.DB49];[.DG49];[.DL49];[.DQ49];[.DV49];[.EA49];[.EF49];[.EK49];[.EP49];[.EU49];[.EZ49];[.FE4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1" calcext:value-type="date">
            <text:p>2020-03-11</text:p>
          </table:table-cell>
          <table:table-cell table:formula="of:=[.D50]-[.C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0]-[.H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0]-[.M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0]-[.R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0]-[.W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0]-[.AB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0]-[.AG5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0]-[.AL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0]-[.AQ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0]-[.AV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0]-[.BA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0]-[.BF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0]-[.BK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0]-[.BP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0]-[.BU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0]-[.BZ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0]-[.CE5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50]-[.CJ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0]-[.CO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0]-[.CT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0]-[.CY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0]-[.DD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0]-[.DI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0]-[.DN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0]-[.DS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0]-[.DX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0]-[.EC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0]-[.EH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0]-[.EM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0]-[.ER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0]-[.EW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0]-[.FB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];[.G50];[.L50];[.Q50];[.V50];[.AA50];[.AF50];[.AK50];[.AP50];[.AU50];[.AZ50];[.BE50];[.BJ50];[.BO50];[.BT50];[.BY50];[.CD50];[.CI50];[.CN50];[.CS50];[.CX50];[.DC50];[.DH50];[.DM50];[.DR50];[.DW50];[.EB50];[.EG50];[.EL50];[.EQ50];[.EV50];[.FA50])" office:value-type="float" office:value="12" calcext:value-type="float">
            <text:p>12</text:p>
          </table:table-cell>
          <table:table-cell table:formula="of:=SUM([.C50];[.H50];[.M50];[.R50];[.W50];[.AB50];[.AG50];[.AL50];[.AQ50];[.AV50];[.BA50];[.BF50];[.BK50];[.BP50];[.BU50];[.BZ50];[.CE50];[.CJ50];[.CO50];[.CT50];[.CY50];[.DD50];[.DI50];[.DN50];[.DS50];[.DX50];[.EC50];[.EH50];[.EM50];[.ER50];[.EW50];[.FB50])" office:value-type="float" office:value="0" calcext:value-type="float">
            <text:p>0</text:p>
          </table:table-cell>
          <table:table-cell table:formula="of:=SUM([.D50];[.I50];[.N50];[.S50];[.X50];[.AC50];[.AH50];[.AM50];[.AR50];[.AW50];[.BB50];[.BG50];[.BL50];[.BQ50];[.BV50];[.CA50];[.CF50];[.CK50];[.CP50];[.CU50];[.CZ50];[.DE50];[.DJ50];[.DO50];[.DT50];[.DY50];[.ED50];[.EI50];[.EN50];[.ES50];[.EX50];[.FC50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0];[.FJ50];[.FK50];[.FL50])" office:value-type="float" office:value="507" calcext:value-type="float">
            <text:p>507</text:p>
          </table:table-cell>
          <table:table-cell table:formula="of:=SUM([.E50];[.J50];[.O50];[.T50];[.Y50];[.AD50];[.AI50];[.AN50];[.AS50];[.AX50];[.BC50];[.BH50];[.BM50];[.BR50];[.BW50];[.CB50];[.CG50];[.CL50];[.CQ50];[.CV50];[.DA50];[.DF50];[.DK50];[.DP50];[.DU50];[.DZ50];[.EE50];[.EJ50];[.EO50];[.ET50];[.EY50];[.FD50])" office:value-type="float" office:value="1" calcext:value-type="float">
            <text:p>1</text:p>
          </table:table-cell>
          <table:table-cell table:style-name="ce9" table:formula="of:=SUM([.F50];[.K50];[.P50];[.U50];[.Z50];[.AE50];[.AJ50];[.AO50];[.AT50];[.AY50];[.BD50];[.BI50];[.BN50];[.BS50];[.BX50];[.CC50];[.CH50];[.CM50];[.CR50];[.CW50];[.DB50];[.DG50];[.DL50];[.DQ50];[.DV50];[.EA50];[.EF50];[.EK50];[.EP50];[.EU50];[.EZ50];[.FE5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2" calcext:value-type="date">
            <text:p>2020-03-12</text:p>
          </table:table-cell>
          <table:table-cell table:formula="of:=[.D51]-[.C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1]-[.H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1]-[.M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1]-[.R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51]-[.W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1]-[.AB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1]-[.AG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1]-[.AL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1]-[.AQ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1]-[.AV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1]-[.BA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1]-[.BF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1]-[.BK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1]-[.BP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1]-[.BU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51]-[.BZ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51]-[.CE5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51]-[.CJ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1]-[.CO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1]-[.CT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1]-[.CY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1]-[.DD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1]-[.DI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1]-[.DN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1]-[.DS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1]-[.DX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1]-[.EC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1]-[.EH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1]-[.EM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51]-[.ER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1]-[.EW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1]-[.FB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];[.G51];[.L51];[.Q51];[.V51];[.AA51];[.AF51];[.AK51];[.AP51];[.AU51];[.AZ51];[.BE51];[.BJ51];[.BO51];[.BT51];[.BY51];[.CD51];[.CI51];[.CN51];[.CS51];[.CX51];[.DC51];[.DH51];[.DM51];[.DR51];[.DW51];[.EB51];[.EG51];[.EL51];[.EQ51];[.EV51];[.FA51])" office:value-type="float" office:value="15" calcext:value-type="float">
            <text:p>15</text:p>
          </table:table-cell>
          <table:table-cell table:formula="of:=SUM([.C51];[.H51];[.M51];[.R51];[.W51];[.AB51];[.AG51];[.AL51];[.AQ51];[.AV51];[.BA51];[.BF51];[.BK51];[.BP51];[.BU51];[.BZ51];[.CE51];[.CJ51];[.CO51];[.CT51];[.CY51];[.DD51];[.DI51];[.DN51];[.DS51];[.DX51];[.EC51];[.EH51];[.EM51];[.ER51];[.EW51];[.FB51])" office:value-type="float" office:value="0" calcext:value-type="float">
            <text:p>0</text:p>
          </table:table-cell>
          <table:table-cell table:formula="of:=SUM([.D51];[.I51];[.N51];[.S51];[.X51];[.AC51];[.AH51];[.AM51];[.AR51];[.AW51];[.BB51];[.BG51];[.BL51];[.BQ51];[.BV51];[.CA51];[.CF51];[.CK51];[.CP51];[.CU51];[.CZ51];[.DE51];[.DJ51];[.DO51];[.DT51];[.DY51];[.ED51];[.EI51];[.EN51];[.ES51];[.EX51];[.FC51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1];[.FJ51];[.FK51];[.FL51])" office:value-type="float" office:value="577" calcext:value-type="float">
            <text:p>577</text:p>
          </table:table-cell>
          <table:table-cell table:formula="of:=SUM([.E51];[.J51];[.O51];[.T51];[.Y51];[.AD51];[.AI51];[.AN51];[.AS51];[.AX51];[.BC51];[.BH51];[.BM51];[.BR51];[.BW51];[.CB51];[.CG51];[.CL51];[.CQ51];[.CV51];[.DA51];[.DF51];[.DK51];[.DP51];[.DU51];[.DZ51];[.EE51];[.EJ51];[.EO51];[.ET51];[.EY51];[.FD51])" office:value-type="float" office:value="1" calcext:value-type="float">
            <text:p>1</text:p>
          </table:table-cell>
          <table:table-cell table:style-name="ce9" table:formula="of:=SUM([.F51];[.K51];[.P51];[.U51];[.Z51];[.AE51];[.AJ51];[.AO51];[.AT51];[.AY51];[.BD51];[.BI51];[.BN51];[.BS51];[.BX51];[.CC51];[.CH51];[.CM51];[.CR51];[.CW51];[.DB51];[.DG51];[.DL51];[.DQ51];[.DV51];[.EA51];[.EF51];[.EK51];[.EP51];[.EU51];[.EZ51];[.FE5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3" calcext:value-type="date">
            <text:p>2020-03-13</text:p>
          </table:table-cell>
          <table:table-cell table:formula="of:=[.D52]-[.C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2]-[.H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2]-[.M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2]-[.R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2]-[.W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2]-[.AB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2]-[.AG5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2]-[.AL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2]-[.AQ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2]-[.AV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2]-[.BA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2]-[.BF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2]-[.BK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2]-[.BP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2]-[.BU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2]-[.BZ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2]-[.CE5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K52]-[.CJ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2]-[.CO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2]-[.CT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2]-[.CY5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2]-[.DD5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2]-[.DI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2]-[.DN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2]-[.DS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2]-[.DX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2]-[.EC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2]-[.EH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2]-[.EM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2]-[.ER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2]-[.EW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2]-[.FB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];[.G52];[.L52];[.Q52];[.V52];[.AA52];[.AF52];[.AK52];[.AP52];[.AU52];[.AZ52];[.BE52];[.BJ52];[.BO52];[.BT52];[.BY52];[.CD52];[.CI52];[.CN52];[.CS52];[.CX52];[.DC52];[.DH52];[.DM52];[.DR52];[.DW52];[.EB52];[.EG52];[.EL52];[.EQ52];[.EV52];[.FA52])" office:value-type="float" office:value="24" calcext:value-type="float">
            <text:p>24</text:p>
          </table:table-cell>
          <table:table-cell table:formula="of:=SUM([.C52];[.H52];[.M52];[.R52];[.W52];[.AB52];[.AG52];[.AL52];[.AQ52];[.AV52];[.BA52];[.BF52];[.BK52];[.BP52];[.BU52];[.BZ52];[.CE52];[.CJ52];[.CO52];[.CT52];[.CY52];[.DD52];[.DI52];[.DN52];[.DS52];[.DX52];[.EC52];[.EH52];[.EM52];[.ER52];[.EW52];[.FB52])" office:value-type="float" office:value="3" calcext:value-type="float">
            <text:p>3</text:p>
          </table:table-cell>
          <table:table-cell table:formula="of:=SUM([.D52];[.I52];[.N52];[.S52];[.X52];[.AC52];[.AH52];[.AM52];[.AR52];[.AW52];[.BB52];[.BG52];[.BL52];[.BQ52];[.BV52];[.CA52];[.CF52];[.CK52];[.CP52];[.CU52];[.CZ52];[.DE52];[.DJ52];[.DO52];[.DT52];[.DY52];[.ED52];[.EI52];[.EN52];[.ES52];[.EX52];[.FC52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2];[.FJ52];[.FK52];[.FL52])" office:value-type="float" office:value="658" calcext:value-type="float">
            <text:p>658</text:p>
          </table:table-cell>
          <table:table-cell table:formula="of:=SUM([.E52];[.J52];[.O52];[.T52];[.Y52];[.AD52];[.AI52];[.AN52];[.AS52];[.AX52];[.BC52];[.BH52];[.BM52];[.BR52];[.BW52];[.CB52];[.CG52];[.CL52];[.CQ52];[.CV52];[.DA52];[.DF52];[.DK52];[.DP52];[.DU52];[.DZ52];[.EE52];[.EJ52];[.EO52];[.ET52];[.EY52];[.FD52])" office:value-type="float" office:value="1" calcext:value-type="float">
            <text:p>1</text:p>
          </table:table-cell>
          <table:table-cell table:style-name="ce9" table:formula="of:=SUM([.F52];[.K52];[.P52];[.U52];[.Z52];[.AE52];[.AJ52];[.AO52];[.AT52];[.AY52];[.BD52];[.BI52];[.BN52];[.BS52];[.BX52];[.CC52];[.CH52];[.CM52];[.CR52];[.CW52];[.DB52];[.DG52];[.DL52];[.DQ52];[.DV52];[.EA52];[.EF52];[.EK52];[.EP52];[.EU52];[.EZ52];[.FE5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4" calcext:value-type="date">
            <text:p>2020-03-14</text:p>
          </table:table-cell>
          <table:table-cell table:formula="of:=[.D53]-[.C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3]-[.H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3]-[.M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3]-[.R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53]-[.W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3]-[.AB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3]-[.AG53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3]-[.AL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3]-[.AQ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3]-[.AV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3]-[.BA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3]-[.BF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3]-[.BK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3]-[.BP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3]-[.BU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53]-[.BZ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53]-[.CE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3]-[.CJ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3]-[.CO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3]-[.CT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3]-[.CY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3]-[.DD5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3]-[.DI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3]-[.DN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3]-[.DS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3]-[.DX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3]-[.EC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3]-[.EH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3]-[.EM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53]-[.ER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3]-[.EW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3]-[.FB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];[.G53];[.L53];[.Q53];[.V53];[.AA53];[.AF53];[.AK53];[.AP53];[.AU53];[.AZ53];[.BE53];[.BJ53];[.BO53];[.BT53];[.BY53];[.CD53];[.CI53];[.CN53];[.CS53];[.CX53];[.DC53];[.DH53];[.DM53];[.DR53];[.DW53];[.EB53];[.EG53];[.EL53];[.EQ53];[.EV53];[.FA53])" office:value-type="float" office:value="37" calcext:value-type="float">
            <text:p>37</text:p>
          </table:table-cell>
          <table:table-cell table:formula="of:=SUM([.C53];[.H53];[.M53];[.R53];[.W53];[.AB53];[.AG53];[.AL53];[.AQ53];[.AV53];[.BA53];[.BF53];[.BK53];[.BP53];[.BU53];[.BZ53];[.CE53];[.CJ53];[.CO53];[.CT53];[.CY53];[.DD53];[.DI53];[.DN53];[.DS53];[.DX53];[.EC53];[.EH53];[.EM53];[.ER53];[.EW53];[.FB53])" office:value-type="float" office:value="4" calcext:value-type="float">
            <text:p>4</text:p>
          </table:table-cell>
          <table:table-cell table:formula="of:=SUM([.D53];[.I53];[.N53];[.S53];[.X53];[.AC53];[.AH53];[.AM53];[.AR53];[.AW53];[.BB53];[.BG53];[.BL53];[.BQ53];[.BV53];[.CA53];[.CF53];[.CK53];[.CP53];[.CU53];[.CZ53];[.DE53];[.DJ53];[.DO53];[.DT53];[.DY53];[.ED53];[.EI53];[.EN53];[.ES53];[.EX53];[.FC53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3];[.FJ53];[.FK53];[.FL53])" office:value-type="float" office:value="782" calcext:value-type="float">
            <text:p>782</text:p>
          </table:table-cell>
          <table:table-cell table:formula="of:=SUM([.E53];[.J53];[.O53];[.T53];[.Y53];[.AD53];[.AI53];[.AN53];[.AS53];[.AX53];[.BC53];[.BH53];[.BM53];[.BR53];[.BW53];[.CB53];[.CG53];[.CL53];[.CQ53];[.CV53];[.DA53];[.DF53];[.DK53];[.DP53];[.DU53];[.DZ53];[.EE53];[.EJ53];[.EO53];[.ET53];[.EY53];[.FD53])" office:value-type="float" office:value="2" calcext:value-type="float">
            <text:p>2</text:p>
          </table:table-cell>
          <table:table-cell table:style-name="ce9" table:formula="of:=SUM([.F53];[.K53];[.P53];[.U53];[.Z53];[.AE53];[.AJ53];[.AO53];[.AT53];[.AY53];[.BD53];[.BI53];[.BN53];[.BS53];[.BX53];[.CC53];[.CH53];[.CM53];[.CR53];[.CW53];[.DB53];[.DG53];[.DL53];[.DQ53];[.DV53];[.EA53];[.EF53];[.EK53];[.EP53];[.EU53];[.EZ53];[.FE5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5" calcext:value-type="date">
            <text:p>2020-03-15</text:p>
          </table:table-cell>
          <table:table-cell table:formula="of:=[.D54]-[.C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4]-[.H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4]-[.M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4]-[.R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4]-[.W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4]-[.AB5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4]-[.AG54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4]-[.AL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4]-[.AQ5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4]-[.AV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4]-[.BA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4]-[.BF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4]-[.BK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4]-[.BP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4]-[.BU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4]-[.BZ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4]-[.CE5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4]-[.CJ5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4]-[.CO5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4]-[.CT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4]-[.CY5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4]-[.DD5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4]-[.DI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4]-[.DN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4]-[.DS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4]-[.DX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4]-[.EC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4]-[.EH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4]-[.EM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4]-[.ER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4]-[.EW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4]-[.FB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];[.G54];[.L54];[.Q54];[.V54];[.AA54];[.AF54];[.AK54];[.AP54];[.AU54];[.AZ54];[.BE54];[.BJ54];[.BO54];[.BT54];[.BY54];[.CD54];[.CI54];[.CN54];[.CS54];[.CX54];[.DC54];[.DH54];[.DM54];[.DR54];[.DW54];[.EB54];[.EG54];[.EL54];[.EQ54];[.EV54];[.FA54])" office:value-type="float" office:value="48" calcext:value-type="float">
            <text:p>48</text:p>
          </table:table-cell>
          <table:table-cell table:formula="of:=SUM([.C54];[.H54];[.M54];[.R54];[.W54];[.AB54];[.AG54];[.AL54];[.AQ54];[.AV54];[.BA54];[.BF54];[.BK54];[.BP54];[.BU54];[.BZ54];[.CE54];[.CJ54];[.CO54];[.CT54];[.CY54];[.DD54];[.DI54];[.DN54];[.DS54];[.DX54];[.EC54];[.EH54];[.EM54];[.ER54];[.EW54];[.FB54])" office:value-type="float" office:value="5" calcext:value-type="float">
            <text:p>5</text:p>
          </table:table-cell>
          <table:table-cell table:formula="of:=SUM([.D54];[.I54];[.N54];[.S54];[.X54];[.AC54];[.AH54];[.AM54];[.AR54];[.AW54];[.BB54];[.BG54];[.BL54];[.BQ54];[.BV54];[.CA54];[.CF54];[.CK54];[.CP54];[.CU54];[.CZ54];[.DE54];[.DJ54];[.DO54];[.DT54];[.DY54];[.ED54];[.EI54];[.EN54];[.ES54];[.EX54];[.FC54])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4];[.FJ54];[.FK54];[.FL54])" office:value-type="float" office:value="893" calcext:value-type="float">
            <text:p>893</text:p>
          </table:table-cell>
          <table:table-cell table:formula="of:=SUM([.E54];[.J54];[.O54];[.T54];[.Y54];[.AD54];[.AI54];[.AN54];[.AS54];[.AX54];[.BC54];[.BH54];[.BM54];[.BR54];[.BW54];[.CB54];[.CG54];[.CL54];[.CQ54];[.CV54];[.DA54];[.DF54];[.DK54];[.DP54];[.DU54];[.DZ54];[.EE54];[.EJ54];[.EO54];[.ET54];[.EY54];[.FD54])" office:value-type="float" office:value="3" calcext:value-type="float">
            <text:p>3</text:p>
          </table:table-cell>
          <table:table-cell table:style-name="ce9" table:formula="of:=SUM([.F54];[.K54];[.P54];[.U54];[.Z54];[.AE54];[.AJ54];[.AO54];[.AT54];[.AY54];[.BD54];[.BI54];[.BN54];[.BS54];[.BX54];[.CC54];[.CH54];[.CM54];[.CR54];[.CW54];[.DB54];[.DG54];[.DL54];[.DQ54];[.DV54];[.EA54];[.EF54];[.EK54];[.EP54];[.EU54];[.EZ54];[.FE5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6" calcext:value-type="date">
            <text:p>2020-03-16</text:p>
          </table:table-cell>
          <table:table-cell table:formula="of:=[.D55]-[.C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5]-[.H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5]-[.M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5]-[.R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55]-[.W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5]-[.AB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5]-[.AG55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5]-[.AL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5]-[.AQ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5]-[.AV5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5]-[.BA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5]-[.BF5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5]-[.BK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5]-[.BP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5]-[.BU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55]-[.BZ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55]-[.CE5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5]-[.CJ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5]-[.CO5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5]-[.CT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5]-[.CY5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5]-[.DD5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5]-[.DI5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5]-[.DN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5]-[.DS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5]-[.DX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5]-[.EC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5]-[.EH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5]-[.EM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55]-[.ER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5]-[.EW5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5]-[.FB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];[.G55];[.L55];[.Q55];[.V55];[.AA55];[.AF55];[.AK55];[.AP55];[.AU55];[.AZ55];[.BE55];[.BJ55];[.BO55];[.BT55];[.BY55];[.CD55];[.CI55];[.CN55];[.CS55];[.CX55];[.DC55];[.DH55];[.DM55];[.DR55];[.DW55];[.EB55];[.EG55];[.EL55];[.EQ55];[.EV55];[.FA55])" office:value-type="float" office:value="73" calcext:value-type="float">
            <text:p>73</text:p>
          </table:table-cell>
          <table:table-cell table:formula="of:=SUM([.C55];[.H55];[.M55];[.R55];[.W55];[.AB55];[.AG55];[.AL55];[.AQ55];[.AV55];[.BA55];[.BF55];[.BK55];[.BP55];[.BU55];[.BZ55];[.CE55];[.CJ55];[.CO55];[.CT55];[.CY55];[.DD55];[.DI55];[.DN55];[.DS55];[.DX55];[.EC55];[.EH55];[.EM55];[.ER55];[.EW55];[.FB55])" office:value-type="float" office:value="9" calcext:value-type="float">
            <text:p>9</text:p>
          </table:table-cell>
          <table:table-cell table:formula="of:=SUM([.D55];[.I55];[.N55];[.S55];[.X55];[.AC55];[.AH55];[.AM55];[.AR55];[.AW55];[.BB55];[.BG55];[.BL55];[.BQ55];[.BV55];[.CA55];[.CF55];[.CK55];[.CP55];[.CU55];[.CZ55];[.DE55];[.DJ55];[.DO55];[.DT55];[.DY55];[.ED55];[.EI55];[.EN55];[.ES55];[.EX55];[.FC55]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5];[.FJ55];[.FK55];[.FL55])" office:value-type="float" office:value="1014" calcext:value-type="float">
            <text:p>1014</text:p>
          </table:table-cell>
          <table:table-cell table:formula="of:=SUM([.E55];[.J55];[.O55];[.T55];[.Y55];[.AD55];[.AI55];[.AN55];[.AS55];[.AX55];[.BC55];[.BH55];[.BM55];[.BR55];[.BW55];[.CB55];[.CG55];[.CL55];[.CQ55];[.CV55];[.DA55];[.DF55];[.DK55];[.DP55];[.DU55];[.DZ55];[.EE55];[.EJ55];[.EO55];[.ET55];[.EY55];[.FD55])" office:value-type="float" office:value="3" calcext:value-type="float">
            <text:p>3</text:p>
          </table:table-cell>
          <table:table-cell table:style-name="ce9" table:formula="of:=SUM([.F55];[.K55];[.P55];[.U55];[.Z55];[.AE55];[.AJ55];[.AO55];[.AT55];[.AY55];[.BD55];[.BI55];[.BN55];[.BS55];[.BX55];[.CC55];[.CH55];[.CM55];[.CR55];[.CW55];[.DB55];[.DG55];[.DL55];[.DQ55];[.DV55];[.EA55];[.EF55];[.EK55];[.EP55];[.EU55];[.EZ55];[.FE5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7" calcext:value-type="date">
            <text:p>2020-03-17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6]-[.H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6]-[.M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6]-[.R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6]-[.W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6]-[.AB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6]-[.AG5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6]-[.AL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6]-[.AQ5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6]-[.AV5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6]-[.BA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6]-[.BF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6]-[.BK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6]-[.BP5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6]-[.BU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6]-[.BZ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6]-[.CE56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6]-[.CJ5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6]-[.CO56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6]-[.CT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6]-[.CY5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6]-[.DD5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6]-[.DI5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6]-[.DN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6]-[.DS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6]-[.DX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6]-[.EC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6]-[.EH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6]-[.EM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6]-[.ER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6]-[.EW5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6]-[.FB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];[.G56];[.L56];[.Q56];[.V56];[.AA56];[.AF56];[.AK56];[.AP56];[.AU56];[.AZ56];[.BE56];[.BJ56];[.BO56];[.BT56];[.BY56];[.CD56];[.CI56];[.CN56];[.CS56];[.CX56];[.DC56];[.DH56];[.DM56];[.DR56];[.DW56];[.EB56];[.EG56];[.EL56];[.EQ56];[.EV56];[.FA56])" office:value-type="float" office:value="82" calcext:value-type="float">
            <text:p>82</text:p>
          </table:table-cell>
          <table:table-cell table:formula="of:=SUM([.C56];[.H56];[.M56];[.R56];[.W56];[.AB56];[.AG56];[.AL56];[.AQ56];[.AV56];[.BA56];[.BF56];[.BK56];[.BP56];[.BU56];[.BZ56];[.CE56];[.CJ56];[.CO56];[.CT56];[.CY56];[.DD56];[.DI56];[.DN56];[.DS56];[.DX56];[.EC56];[.EH56];[.EM56];[.ER56];[.EW56];[.FB56])" office:value-type="float" office:value="11" calcext:value-type="float">
            <text:p>11</text:p>
          </table:table-cell>
          <table:table-cell table:formula="of:=SUM([.D56];[.I56];[.N56];[.S56];[.X56];[.AC56];[.AH56];[.AM56];[.AR56];[.AW56];[.BB56];[.BG56];[.BL56];[.BQ56];[.BV56];[.CA56];[.CF56];[.CK56];[.CP56];[.CU56];[.CZ56];[.DE56];[.DJ56];[.DO56];[.DT56];[.DY56];[.ED56];[.EI56];[.EN56];[.ES56];[.EX56];[.FC56]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6];[.FJ56];[.FK56];[.FL56])" office:value-type="float" office:value="1153" calcext:value-type="float">
            <text:p>1153</text:p>
          </table:table-cell>
          <table:table-cell table:formula="of:=SUM([.E56];[.J56];[.O56];[.T56];[.Y56];[.AD56];[.AI56];[.AN56];[.AS56];[.AX56];[.BC56];[.BH56];[.BM56];[.BR56];[.BW56];[.CB56];[.CG56];[.CL56];[.CQ56];[.CV56];[.DA56];[.DF56];[.DK56];[.DP56];[.DU56];[.DZ56];[.EE56];[.EJ56];[.EO56];[.ET56];[.EY56];[.FD56])" office:value-type="float" office:value="3" calcext:value-type="float">
            <text:p>3</text:p>
          </table:table-cell>
          <table:table-cell table:style-name="ce9" table:formula="of:=SUM([.F56];[.K56];[.P56];[.U56];[.Z56];[.AE56];[.AJ56];[.AO56];[.AT56];[.AY56];[.BD56];[.BI56];[.BN56];[.BS56];[.BX56];[.CC56];[.CH56];[.CM56];[.CR56];[.CW56];[.DB56];[.DG56];[.DL56];[.DQ56];[.DV56];[.EA56];[.EF56];[.EK56];[.EP56];[.EU56];[.EZ56];[.FE5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8" calcext:value-type="date">
            <text:p>2020-03-18</text:p>
          </table:table-cell>
          <table:table-cell table:formula="of:=[.D57]-[.C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7]-[.H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7]-[.M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7]-[.R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7]-[.W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7]-[.AB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7]-[.AG5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7]-[.AL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7]-[.AQ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7]-[.AV5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7]-[.BA5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7]-[.BF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7]-[.BK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7]-[.BP5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7]-[.BU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7]-[.BZ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7]-[.CE5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7]-[.CJ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57]-[.CO57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7]-[.CT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7]-[.CY5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7]-[.DD57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7]-[.DI5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7]-[.DN5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7]-[.DS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7]-[.DX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7]-[.EC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7]-[.EH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7]-[.EM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7]-[.ER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7]-[.EW5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7]-[.FB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];[.G57];[.L57];[.Q57];[.V57];[.AA57];[.AF57];[.AK57];[.AP57];[.AU57];[.AZ57];[.BE57];[.BJ57];[.BO57];[.BT57];[.BY57];[.CD57];[.CI57];[.CN57];[.CS57];[.CX57];[.DC57];[.DH57];[.DM57];[.DR57];[.DW57];[.EB57];[.EG57];[.EL57];[.EQ57];[.EV57];[.FA57])" office:value-type="float" office:value="104" calcext:value-type="float">
            <text:p>104</text:p>
          </table:table-cell>
          <table:table-cell table:formula="of:=SUM([.C57];[.H57];[.M57];[.R57];[.W57];[.AB57];[.AG57];[.AL57];[.AQ57];[.AV57];[.BA57];[.BF57];[.BK57];[.BP57];[.BU57];[.BZ57];[.CE57];[.CJ57];[.CO57];[.CT57];[.CY57];[.DD57];[.DI57];[.DN57];[.DS57];[.DX57];[.EC57];[.EH57];[.EM57];[.ER57];[.EW57];[.FB57])" office:value-type="float" office:value="14" calcext:value-type="float">
            <text:p>14</text:p>
          </table:table-cell>
          <table:table-cell table:formula="of:=SUM([.D57];[.I57];[.N57];[.S57];[.X57];[.AC57];[.AH57];[.AM57];[.AR57];[.AW57];[.BB57];[.BG57];[.BL57];[.BQ57];[.BV57];[.CA57];[.CF57];[.CK57];[.CP57];[.CU57];[.CZ57];[.DE57];[.DJ57];[.DO57];[.DT57];[.DY57];[.ED57];[.EI57];[.EN57];[.ES57];[.EX57];[.FC57])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7];[.FJ57];[.FK57];[.FL57])" office:value-type="float" office:value="1401" calcext:value-type="float">
            <text:p>1401</text:p>
          </table:table-cell>
          <table:table-cell table:formula="of:=SUM([.E57];[.J57];[.O57];[.T57];[.Y57];[.AD57];[.AI57];[.AN57];[.AS57];[.AX57];[.BC57];[.BH57];[.BM57];[.BR57];[.BW57];[.CB57];[.CG57];[.CL57];[.CQ57];[.CV57];[.DA57];[.DF57];[.DK57];[.DP57];[.DU57];[.DZ57];[.EE57];[.EJ57];[.EO57];[.ET57];[.EY57];[.FD57])" office:value-type="float" office:value="3" calcext:value-type="float">
            <text:p>3</text:p>
          </table:table-cell>
          <table:table-cell table:style-name="ce9" table:formula="of:=SUM([.F57];[.K57];[.P57];[.U57];[.Z57];[.AE57];[.AJ57];[.AO57];[.AT57];[.AY57];[.BD57];[.BI57];[.BN57];[.BS57];[.BX57];[.CC57];[.CH57];[.CM57];[.CR57];[.CW57];[.DB57];[.DG57];[.DL57];[.DQ57];[.DV57];[.EA57];[.EF57];[.EK57];[.EP57];[.EU57];[.EZ57];[.FE5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9" calcext:value-type="date">
            <text:p>2020-03-19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8]-[.H5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8]-[.M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8]-[.R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8]-[.W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8]-[.AB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8]-[.AG58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M58]-[.AL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8]-[.AQ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8]-[.AV5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8]-[.BA5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8]-[.BF5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8]-[.BK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8]-[.BP58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8]-[.BU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8]-[.BZ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8]-[.CE5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8]-[.CJ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58]-[.CO5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8]-[.CT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8]-[.CY58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8]-[.DD58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8]-[.DI5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8]-[.DN5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8]-[.DS5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8]-[.DX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8]-[.EC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8]-[.EH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8]-[.EM58]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ES58]-[.ER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8]-[.EW58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8]-[.FB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];[.G58];[.L58];[.Q58];[.V58];[.AA58];[.AF58];[.AK58];[.AP58];[.AU58];[.AZ58];[.BE58];[.BJ58];[.BO58];[.BT58];[.BY58];[.CD58];[.CI58];[.CN58];[.CS58];[.CX58];[.DC58];[.DH58];[.DM58];[.DR58];[.DW58];[.EB58];[.EG58];[.EL58];[.EQ58];[.EV58];[.FA58])" office:value-type="float" office:value="144" calcext:value-type="float">
            <text:p>144</text:p>
          </table:table-cell>
          <table:table-cell table:formula="of:=SUM([.C58];[.H58];[.M58];[.R58];[.W58];[.AB58];[.AG58];[.AL58];[.AQ58];[.AV58];[.BA58];[.BF58];[.BK58];[.BP58];[.BU58];[.BZ58];[.CE58];[.CJ58];[.CO58];[.CT58];[.CY58];[.DD58];[.DI58];[.DN58];[.DS58];[.DX58];[.EC58];[.EH58];[.EM58];[.ER58];[.EW58];[.FB58])" office:value-type="float" office:value="20" calcext:value-type="float">
            <text:p>20</text:p>
          </table:table-cell>
          <table:table-cell table:formula="of:=SUM([.D58];[.I58];[.N58];[.S58];[.X58];[.AC58];[.AH58];[.AM58];[.AR58];[.AW58];[.BB58];[.BG58];[.BL58];[.BQ58];[.BV58];[.CA58];[.CF58];[.CK58];[.CP58];[.CU58];[.CZ58];[.DE58];[.DJ58];[.DO58];[.DT58];[.DY58];[.ED58];[.EI58];[.EN58];[.ES58];[.EX58];[.FC58])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8];[.FJ58];[.FK58];[.FL58])" office:value-type="float" office:value="1715" calcext:value-type="float">
            <text:p>1715</text:p>
          </table:table-cell>
          <table:table-cell table:formula="of:=SUM([.E58];[.J58];[.O58];[.T58];[.Y58];[.AD58];[.AI58];[.AN58];[.AS58];[.AX58];[.BC58];[.BH58];[.BM58];[.BR58];[.BW58];[.CB58];[.CG58];[.CL58];[.CQ58];[.CV58];[.DA58];[.DF58];[.DK58];[.DP58];[.DU58];[.DZ58];[.EE58];[.EJ58];[.EO58];[.ET58];[.EY58];[.FD58])" office:value-type="float" office:value="3" calcext:value-type="float">
            <text:p>3</text:p>
          </table:table-cell>
          <table:table-cell table:style-name="ce9" table:formula="of:=SUM([.F58];[.K58];[.P58];[.U58];[.Z58];[.AE58];[.AJ58];[.AO58];[.AT58];[.AY58];[.BD58];[.BI58];[.BN58];[.BS58];[.BX58];[.CC58];[.CH58];[.CM58];[.CR58];[.CW58];[.DB58];[.DG58];[.DL58];[.DQ58];[.DV58];[.EA58];[.EF58];[.EK58];[.EP58];[.EU58];[.EZ58];[.FE58])" office:value-type="float" office:value="1" calcext:value-type="float">
            <text:p>1</text:p>
          </table:table-cell>
        </table:table-row>
        <table:table-row table:style-name="ro1" table:number-rows-repeated="1048517">
          <table:table-cell table:number-columns-repeated="171"/>
        </table:table-row>
        <table:table-row table:style-name="ro1">
          <table:table-cell table:number-columns-repeated="1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21:19:36.437622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7T13:53:43.210617016</meta:creation-date>
    <dc:date>2020-03-19T21:57:17.049685023</dc:date>
    <meta:editing-duration>PT8H54M36S</meta:editing-duration>
    <meta:editing-cycles>165</meta:editing-cycles>
    <meta:generator>LibreOffice/6.3.4.2.0$Linux_X86_64 LibreOffice_project/30$Build-2</meta:generator>
    <meta:document-statistic meta:table-count="1" meta:cell-count="9917" meta:object-count="0"/>
  </office:meta>
</office:document-meta>
</file>